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fo:break-before="page" table:align="left"/>
    </style:style>
    <style:style style:name="Table1.A" style:family="table-column">
      <style:table-column-properties style:column-width="1.1875in"/>
    </style:style>
    <style:style style:name="Table1.B" style:family="table-column">
      <style:table-column-properties style:column-width="2.75in"/>
    </style:style>
    <style:style style:name="Table1.C" style:family="table-column">
      <style:table-column-properties style:column-width="2.760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4375in"/>
    </style:style>
    <style:style style:name="Table2.B" style:family="table-column">
      <style:table-column-properties style:column-width="5.260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292bb" officeooo:paragraph-rsid="000292bb"/>
    </style:style>
    <style:style style:name="P2" style:family="paragraph" style:parent-style-name="Standard">
      <style:text-properties officeooo:rsid="000292bb" officeooo:paragraph-rsid="0005e742"/>
    </style:style>
    <style:style style:name="P3" style:family="paragraph" style:parent-style-name="Standard">
      <style:text-properties officeooo:rsid="0005e742" officeooo:paragraph-rsid="0005e742"/>
    </style:style>
    <style:style style:name="P4" style:family="paragraph" style:parent-style-name="Standard">
      <style:text-properties officeooo:rsid="00073bb5" officeooo:paragraph-rsid="00073bb5"/>
    </style:style>
    <style:style style:name="P5" style:family="paragraph" style:parent-style-name="Standard">
      <style:text-properties officeooo:rsid="000ee37d" officeooo:paragraph-rsid="000ee37d"/>
    </style:style>
    <style:style style:name="P6" style:family="paragraph" style:parent-style-name="Standard">
      <style:text-properties officeooo:paragraph-rsid="000ee37d"/>
    </style:style>
    <style:style style:name="P7" style:family="paragraph" style:parent-style-name="Standard">
      <style:text-properties officeooo:rsid="0012269b" officeooo:paragraph-rsid="0012269b"/>
    </style:style>
    <style:style style:name="P8" style:family="paragraph" style:parent-style-name="Standard">
      <style:text-properties officeooo:rsid="0012269b" officeooo:paragraph-rsid="002c393c"/>
    </style:style>
    <style:style style:name="P9" style:family="paragraph" style:parent-style-name="Standard">
      <style:text-properties officeooo:rsid="00186c08" officeooo:paragraph-rsid="00186c08"/>
    </style:style>
    <style:style style:name="P10" style:family="paragraph" style:parent-style-name="Standard">
      <style:text-properties officeooo:rsid="00188e61" officeooo:paragraph-rsid="00188e61"/>
    </style:style>
    <style:style style:name="P11" style:family="paragraph" style:parent-style-name="Standard">
      <style:text-properties officeooo:rsid="0018f3c7" officeooo:paragraph-rsid="0018f3c7"/>
    </style:style>
    <style:style style:name="P12" style:family="paragraph" style:parent-style-name="Standard">
      <style:text-properties officeooo:rsid="001a55b6" officeooo:paragraph-rsid="001a55b6"/>
    </style:style>
    <style:style style:name="P13" style:family="paragraph" style:parent-style-name="Standard">
      <style:text-properties officeooo:rsid="001b7ac1" officeooo:paragraph-rsid="001b7ac1"/>
    </style:style>
    <style:style style:name="P14" style:family="paragraph" style:parent-style-name="Standard">
      <style:text-properties fo:font-style="italic" style:font-style-asian="italic" style:font-style-complex="italic"/>
    </style:style>
    <style:style style:name="P15" style:family="paragraph" style:parent-style-name="Standard">
      <style:text-properties fo:font-style="italic" officeooo:rsid="000ee37d" officeooo:paragraph-rsid="000ee37d" style:font-style-asian="italic" style:font-style-complex="italic"/>
    </style:style>
    <style:style style:name="P16" style:family="paragraph" style:parent-style-name="Standard">
      <style:text-properties fo:font-style="italic" officeooo:rsid="0018f3c7" officeooo:paragraph-rsid="0018f3c7" style:font-style-asian="italic" style:font-style-complex="italic"/>
    </style:style>
    <style:style style:name="P17" style:family="paragraph" style:parent-style-name="Standard">
      <style:text-properties fo:font-style="italic" officeooo:rsid="0012269b" officeooo:paragraph-rsid="001f49d4" style:font-style-asian="italic" style:font-style-complex="italic"/>
    </style:style>
    <style:style style:name="P18" style:family="paragraph" style:parent-style-name="Standard">
      <style:text-properties fo:font-style="italic" officeooo:rsid="001a55b6" officeooo:paragraph-rsid="001a55b6" style:font-style-asian="italic" style:font-style-complex="italic"/>
    </style:style>
    <style:style style:name="P19" style:family="paragraph" style:parent-style-name="Standard">
      <style:text-properties fo:font-style="italic" officeooo:rsid="001a55b6" officeooo:paragraph-rsid="0018f3c7" style:font-style-asian="italic" style:font-style-complex="italic"/>
    </style:style>
    <style:style style:name="P20" style:family="paragraph" style:parent-style-name="Standard">
      <style:text-properties fo:font-style="italic" officeooo:rsid="001b7ac1" officeooo:paragraph-rsid="001b7ac1" style:font-style-asian="italic" style:font-style-complex="italic"/>
    </style:style>
    <style:style style:name="P21" style:family="paragraph" style:parent-style-name="Standard">
      <style:text-properties fo:font-style="italic" officeooo:paragraph-rsid="001f49d4" style:font-style-asian="italic" style:font-style-complex="italic"/>
    </style:style>
    <style:style style:name="P22" style:family="paragraph" style:parent-style-name="Standard">
      <style:text-properties fo:font-style="italic" officeooo:paragraph-rsid="0028ac76" style:font-style-asian="italic" style:font-style-complex="italic"/>
    </style:style>
    <style:style style:name="P23" style:family="paragraph" style:parent-style-name="Standard">
      <style:text-properties fo:font-style="italic" officeooo:paragraph-rsid="002d5cea" style:font-style-asian="italic" style:font-style-complex="italic"/>
    </style:style>
    <style:style style:name="P24" style:family="paragraph" style:parent-style-name="Standard">
      <style:text-properties fo:font-style="italic" officeooo:paragraph-rsid="002e1600" style:font-style-asian="italic" style:font-style-complex="italic"/>
    </style:style>
    <style:style style:name="P25" style:family="paragraph" style:parent-style-name="Standard">
      <style:text-properties fo:font-style="italic" officeooo:rsid="003952b0" officeooo:paragraph-rsid="003952b0" style:font-style-asian="italic" style:font-style-complex="italic"/>
    </style:style>
    <style:style style:name="P26" style:family="paragraph" style:parent-style-name="Standard">
      <style:paragraph-properties fo:line-height="115%"/>
      <style:text-properties fo:font-style="italic" officeooo:rsid="0040ace3" officeooo:paragraph-rsid="00abdb64" style:font-style-asian="italic" style:font-style-complex="italic"/>
    </style:style>
    <style:style style:name="P27" style:family="paragraph" style:parent-style-name="Standard">
      <style:paragraph-properties fo:line-height="115%"/>
      <style:text-properties fo:font-style="italic" officeooo:rsid="0042499f" officeooo:paragraph-rsid="0042499f" style:font-style-asian="italic" style:font-style-complex="italic"/>
    </style:style>
    <style:style style:name="P28" style:family="paragraph" style:parent-style-name="Standard">
      <style:paragraph-properties fo:line-height="115%"/>
      <style:text-properties fo:font-style="italic" officeooo:rsid="0042499f" officeooo:paragraph-rsid="00432561" style:font-style-asian="italic" style:font-style-complex="italic"/>
    </style:style>
    <style:style style:name="P29" style:family="paragraph" style:parent-style-name="Standard">
      <style:paragraph-properties fo:line-height="115%"/>
      <style:text-properties fo:font-style="italic" officeooo:rsid="0044f955" officeooo:paragraph-rsid="0044f955" style:font-style-asian="italic" style:font-style-complex="italic"/>
    </style:style>
    <style:style style:name="P30" style:family="paragraph" style:parent-style-name="Standard">
      <style:paragraph-properties fo:line-height="115%"/>
      <style:text-properties fo:font-style="italic" officeooo:paragraph-rsid="00495423" style:font-style-asian="italic" style:font-style-complex="italic"/>
    </style:style>
    <style:style style:name="P31" style:family="paragraph" style:parent-style-name="Standard">
      <style:paragraph-properties fo:line-height="115%"/>
      <style:text-properties fo:font-style="italic" officeooo:paragraph-rsid="00bd40d6" style:font-style-asian="italic" style:font-style-complex="italic"/>
    </style:style>
    <style:style style:name="P32" style:family="paragraph" style:parent-style-name="Standard">
      <style:paragraph-properties fo:line-height="115%"/>
      <style:text-properties fo:font-style="italic" officeooo:paragraph-rsid="00abdb64" style:font-style-asian="italic" style:font-style-complex="italic"/>
    </style:style>
    <style:style style:name="P33" style:family="paragraph" style:parent-style-name="Standard">
      <style:paragraph-properties fo:line-height="115%"/>
      <style:text-properties fo:font-style="italic" officeooo:paragraph-rsid="005fae66" style:font-style-asian="italic" style:font-style-complex="italic"/>
    </style:style>
    <style:style style:name="P34" style:family="paragraph" style:parent-style-name="Standard">
      <style:paragraph-properties fo:line-height="115%"/>
      <style:text-properties fo:font-style="italic" officeooo:paragraph-rsid="010d4e88" style:font-style-asian="italic" style:font-style-complex="italic"/>
    </style:style>
    <style:style style:name="P35" style:family="paragraph" style:parent-style-name="Standard">
      <style:paragraph-properties fo:line-height="100%"/>
      <style:text-properties fo:font-style="italic" officeooo:paragraph-rsid="0050643a" style:font-style-asian="italic" style:font-style-complex="italic"/>
    </style:style>
    <style:style style:name="P36" style:family="paragraph" style:parent-style-name="Standard">
      <style:paragraph-properties fo:line-height="100%"/>
      <style:text-properties fo:font-style="italic" officeooo:paragraph-rsid="006b15e0" style:font-style-asian="italic" style:font-style-complex="italic"/>
    </style:style>
    <style:style style:name="P37" style:family="paragraph" style:parent-style-name="Standard">
      <style:paragraph-properties fo:line-height="100%"/>
      <style:text-properties fo:font-style="italic" officeooo:paragraph-rsid="006b5675" style:font-style-asian="italic" style:font-style-complex="italic"/>
    </style:style>
    <style:style style:name="P38" style:family="paragraph" style:parent-style-name="Standard">
      <style:paragraph-properties fo:line-height="100%"/>
      <style:text-properties fo:font-style="italic" officeooo:paragraph-rsid="0079265a" style:font-style-asian="italic" style:font-style-complex="italic"/>
    </style:style>
    <style:style style:name="P39" style:family="paragraph" style:parent-style-name="Standard">
      <style:paragraph-properties fo:line-height="100%"/>
      <style:text-properties fo:font-style="italic" officeooo:paragraph-rsid="009bf1d4" style:font-style-asian="italic" style:font-style-complex="italic"/>
    </style:style>
    <style:style style:name="P40" style:family="paragraph" style:parent-style-name="Standard">
      <style:paragraph-properties fo:line-height="100%"/>
      <style:text-properties fo:font-style="italic" officeooo:paragraph-rsid="00936952" style:font-style-asian="italic" style:font-style-complex="italic"/>
    </style:style>
    <style:style style:name="P41" style:family="paragraph" style:parent-style-name="Standard">
      <style:paragraph-properties fo:line-height="100%"/>
      <style:text-properties fo:font-style="italic" officeooo:paragraph-rsid="00a1b2bb" style:font-style-asian="italic" style:font-style-complex="italic"/>
    </style:style>
    <style:style style:name="P42" style:family="paragraph" style:parent-style-name="Standard">
      <style:paragraph-properties fo:line-height="100%"/>
      <style:text-properties fo:font-style="italic" officeooo:paragraph-rsid="00a6fc39" style:font-style-asian="italic" style:font-style-complex="italic"/>
    </style:style>
    <style:style style:name="P43" style:family="paragraph" style:parent-style-name="Standard">
      <style:paragraph-properties fo:line-height="100%"/>
      <style:text-properties fo:font-style="italic" officeooo:paragraph-rsid="00b87274" style:font-style-asian="italic" style:font-style-complex="italic"/>
    </style:style>
    <style:style style:name="P44" style:family="paragraph" style:parent-style-name="Standard">
      <style:paragraph-properties fo:line-height="100%"/>
      <style:text-properties fo:font-style="italic" officeooo:paragraph-rsid="00f1c02d" style:font-style-asian="italic" style:font-style-complex="italic"/>
    </style:style>
    <style:style style:name="P45" style:family="paragraph" style:parent-style-name="Standard">
      <style:paragraph-properties fo:line-height="100%"/>
      <style:text-properties fo:font-style="italic" officeooo:paragraph-rsid="00d0573d" style:font-style-asian="italic" style:font-style-complex="italic"/>
    </style:style>
    <style:style style:name="P46" style:family="paragraph" style:parent-style-name="Standard">
      <style:paragraph-properties fo:line-height="100%"/>
      <style:text-properties fo:font-style="italic" officeooo:paragraph-rsid="0125223e" style:font-style-asian="italic" style:font-style-complex="italic"/>
    </style:style>
    <style:style style:name="P47" style:family="paragraph" style:parent-style-name="Standard">
      <style:paragraph-properties fo:line-height="100%"/>
      <style:text-properties fo:font-style="italic" officeooo:paragraph-rsid="0126b205" style:font-style-asian="italic" style:font-style-complex="italic"/>
    </style:style>
    <style:style style:name="P48" style:family="paragraph" style:parent-style-name="Standard">
      <style:paragraph-properties fo:line-height="100%"/>
      <style:text-properties fo:font-style="italic" officeooo:paragraph-rsid="013ddfc0" style:font-style-asian="italic" style:font-style-complex="italic"/>
    </style:style>
    <style:style style:name="P49" style:family="paragraph" style:parent-style-name="Standard">
      <style:paragraph-properties fo:line-height="100%"/>
      <style:text-properties fo:font-style="italic" officeooo:paragraph-rsid="0141ae5e" style:font-style-asian="italic" style:font-style-complex="italic"/>
    </style:style>
    <style:style style:name="P50" style:family="paragraph" style:parent-style-name="Standard">
      <style:paragraph-properties fo:line-height="100%"/>
      <style:text-properties fo:font-style="italic" officeooo:paragraph-rsid="014818a8" style:font-style-asian="italic" style:font-style-complex="italic"/>
    </style:style>
    <style:style style:name="P51" style:family="paragraph" style:parent-style-name="Standard">
      <style:paragraph-properties fo:line-height="100%"/>
      <style:text-properties fo:font-style="italic" officeooo:paragraph-rsid="01b82811" style:font-style-asian="italic" style:font-style-complex="italic"/>
    </style:style>
    <style:style style:name="P52" style:family="paragraph" style:parent-style-name="Standard">
      <style:paragraph-properties fo:line-height="100%"/>
      <style:text-properties fo:font-style="italic" officeooo:paragraph-rsid="01bba09b" style:font-style-asian="italic" style:font-style-complex="italic"/>
    </style:style>
    <style:style style:name="P53" style:family="paragraph" style:parent-style-name="Standard">
      <style:paragraph-properties fo:line-height="100%"/>
      <style:text-properties fo:font-style="italic" officeooo:rsid="0050643a" officeooo:paragraph-rsid="0050643a" style:font-style-asian="italic" style:font-style-complex="italic"/>
    </style:style>
    <style:style style:name="P54" style:family="paragraph" style:parent-style-name="Standard">
      <style:paragraph-properties fo:line-height="100%"/>
      <style:text-properties fo:font-style="italic" officeooo:rsid="005e617e" officeooo:paragraph-rsid="005e617e" style:font-style-asian="italic" style:font-style-complex="italic"/>
    </style:style>
    <style:style style:name="P55" style:family="paragraph" style:parent-style-name="Standard">
      <style:paragraph-properties fo:line-height="100%"/>
      <style:text-properties fo:font-style="italic" officeooo:rsid="005e617e" officeooo:paragraph-rsid="005fae66" style:font-style-asian="italic" style:font-style-complex="italic"/>
    </style:style>
    <style:style style:name="P56" style:family="paragraph" style:parent-style-name="Standard">
      <style:paragraph-properties fo:line-height="100%"/>
      <style:text-properties fo:font-style="italic" officeooo:rsid="005e617e" officeooo:paragraph-rsid="00ec7646" style:font-style-asian="italic" style:font-style-complex="italic"/>
    </style:style>
    <style:style style:name="P57" style:family="paragraph" style:parent-style-name="Standard">
      <style:paragraph-properties fo:line-height="100%"/>
      <style:text-properties fo:font-style="italic" officeooo:rsid="00745134" officeooo:paragraph-rsid="00745134" style:font-style-asian="italic" style:font-style-complex="italic"/>
    </style:style>
    <style:style style:name="P58" style:family="paragraph" style:parent-style-name="Standard">
      <style:paragraph-properties fo:line-height="100%"/>
      <style:text-properties fo:font-style="italic" officeooo:rsid="007aa141" officeooo:paragraph-rsid="007aa141" style:font-style-asian="italic" style:font-style-complex="italic"/>
    </style:style>
    <style:style style:name="P59" style:family="paragraph" style:parent-style-name="Standard">
      <style:paragraph-properties fo:line-height="100%"/>
      <style:text-properties fo:font-style="italic" officeooo:rsid="00685481" officeooo:paragraph-rsid="007aa141" style:font-style-asian="italic" style:font-style-complex="italic"/>
    </style:style>
    <style:style style:name="P60" style:family="paragraph" style:parent-style-name="Standard">
      <style:paragraph-properties fo:line-height="100%"/>
      <style:text-properties fo:font-style="italic" officeooo:rsid="00940908" officeooo:paragraph-rsid="00940908" style:font-style-asian="italic" style:font-style-complex="italic"/>
    </style:style>
    <style:style style:name="P61" style:family="paragraph" style:parent-style-name="Standard">
      <style:paragraph-properties fo:line-height="100%"/>
      <style:text-properties fo:font-style="italic" officeooo:rsid="00936952" officeooo:paragraph-rsid="00936952" style:font-style-asian="italic" style:font-style-complex="italic"/>
    </style:style>
    <style:style style:name="P62" style:family="paragraph" style:parent-style-name="Standard">
      <style:paragraph-properties fo:line-height="100%"/>
      <style:text-properties fo:font-style="italic" officeooo:rsid="009600b6" officeooo:paragraph-rsid="009600b6" style:font-style-asian="italic" style:font-style-complex="italic"/>
    </style:style>
    <style:style style:name="P63" style:family="paragraph" style:parent-style-name="Standard">
      <style:paragraph-properties fo:line-height="100%"/>
      <style:text-properties fo:font-style="italic" officeooo:rsid="00a9ceec" officeooo:paragraph-rsid="00a9ceec" style:font-style-asian="italic" style:font-style-complex="italic"/>
    </style:style>
    <style:style style:name="P64" style:family="paragraph" style:parent-style-name="Standard">
      <style:paragraph-properties fo:line-height="100%"/>
      <style:text-properties fo:font-style="italic" officeooo:rsid="00a9eb52" officeooo:paragraph-rsid="00a9eb52" style:font-style-asian="italic" style:font-style-complex="italic"/>
    </style:style>
    <style:style style:name="P65" style:family="paragraph" style:parent-style-name="Standard">
      <style:paragraph-properties fo:line-height="115%"/>
      <style:text-properties fo:font-style="italic" officeooo:rsid="0031063a" officeooo:paragraph-rsid="00bd40d6" style:font-style-asian="italic" style:font-style-complex="italic"/>
    </style:style>
    <style:style style:name="P66" style:family="paragraph" style:parent-style-name="Standard">
      <style:paragraph-properties fo:line-height="100%"/>
      <style:text-properties fo:font-style="italic" officeooo:rsid="00ccac5e" officeooo:paragraph-rsid="00f12a74" style:font-style-asian="italic" style:font-style-complex="italic"/>
    </style:style>
    <style:style style:name="P67" style:family="paragraph" style:parent-style-name="Standard">
      <style:paragraph-properties fo:line-height="100%"/>
      <style:text-properties fo:font-style="italic" officeooo:rsid="00ccac5e" officeooo:paragraph-rsid="0104ff89" style:font-style-asian="italic" style:font-style-complex="italic"/>
    </style:style>
    <style:style style:name="P68" style:family="paragraph" style:parent-style-name="Standard">
      <style:paragraph-properties fo:line-height="100%"/>
      <style:text-properties fo:font-style="italic" officeooo:rsid="00ccac5e" officeooo:paragraph-rsid="0116ddb3" style:font-style-asian="italic" style:font-style-complex="italic"/>
    </style:style>
    <style:style style:name="P69" style:family="paragraph" style:parent-style-name="Standard">
      <style:paragraph-properties fo:line-height="100%"/>
      <style:text-properties fo:font-style="italic" officeooo:rsid="00d0573d" officeooo:paragraph-rsid="00da4493" style:font-style-asian="italic" style:font-style-complex="italic"/>
    </style:style>
    <style:style style:name="P70" style:family="paragraph" style:parent-style-name="Standard">
      <style:paragraph-properties fo:line-height="100%"/>
      <style:text-properties fo:font-style="italic" officeooo:rsid="00d0573d" officeooo:paragraph-rsid="00d0573d" style:font-style-asian="italic" style:font-style-complex="italic"/>
    </style:style>
    <style:style style:name="P71" style:family="paragraph" style:parent-style-name="Standard">
      <style:paragraph-properties fo:line-height="100%"/>
      <style:text-properties fo:font-style="italic" officeooo:rsid="00d0573d" officeooo:paragraph-rsid="01098b32" style:font-style-asian="italic" style:font-style-complex="italic"/>
    </style:style>
    <style:style style:name="P72" style:family="paragraph" style:parent-style-name="Standard">
      <style:paragraph-properties fo:line-height="100%"/>
      <style:text-properties fo:font-style="italic" officeooo:rsid="00baaa8f" officeooo:paragraph-rsid="00f1c02d" style:font-style-asian="italic" style:font-style-complex="italic"/>
    </style:style>
    <style:style style:name="P73" style:family="paragraph" style:parent-style-name="Standard">
      <style:paragraph-properties fo:line-height="115%"/>
      <style:text-properties fo:font-style="italic" officeooo:rsid="00467a6f" officeooo:paragraph-rsid="00f1c02d" style:font-style-asian="italic" style:font-style-complex="italic"/>
    </style:style>
    <style:style style:name="P74" style:family="paragraph" style:parent-style-name="Standard">
      <style:paragraph-properties fo:line-height="115%"/>
      <style:text-properties fo:font-style="italic" officeooo:rsid="004876da" officeooo:paragraph-rsid="00f1c02d" style:font-style-asian="italic" style:font-style-complex="italic"/>
    </style:style>
    <style:style style:name="P75" style:family="paragraph" style:parent-style-name="Standard">
      <style:paragraph-properties fo:line-height="115%"/>
      <style:text-properties fo:font-style="italic" officeooo:rsid="004876da" officeooo:paragraph-rsid="0146afb0" style:font-style-asian="italic" style:font-style-complex="italic"/>
    </style:style>
    <style:style style:name="P76" style:family="paragraph" style:parent-style-name="Standard">
      <style:paragraph-properties fo:line-height="100%"/>
      <style:text-properties fo:font-style="italic" officeooo:rsid="00f3e97e" officeooo:paragraph-rsid="00f3e97e" style:font-style-asian="italic" style:font-style-complex="italic"/>
    </style:style>
    <style:style style:name="P77" style:family="paragraph" style:parent-style-name="Standard">
      <style:paragraph-properties fo:line-height="100%"/>
      <style:text-properties fo:font-style="italic" officeooo:rsid="00f3e97e" officeooo:paragraph-rsid="00f58c93" style:font-style-asian="italic" style:font-style-complex="italic"/>
    </style:style>
    <style:style style:name="P78" style:family="paragraph" style:parent-style-name="Standard">
      <style:paragraph-properties fo:line-height="100%"/>
      <style:text-properties fo:font-style="italic" officeooo:rsid="00f58c93" officeooo:paragraph-rsid="010f38a8" style:font-style-asian="italic" style:font-style-complex="italic"/>
    </style:style>
    <style:style style:name="P79" style:family="paragraph" style:parent-style-name="Standard">
      <style:paragraph-properties fo:line-height="115%"/>
      <style:text-properties fo:font-style="italic" officeooo:rsid="00495423" officeooo:paragraph-rsid="010d4e88" style:font-style-asian="italic" style:font-style-complex="italic"/>
    </style:style>
    <style:style style:name="P80" style:family="paragraph" style:parent-style-name="Standard">
      <style:paragraph-properties fo:line-height="100%"/>
      <style:text-properties fo:font-style="italic" officeooo:rsid="01261c02" officeooo:paragraph-rsid="0125223e" style:font-style-asian="italic" style:font-style-complex="italic"/>
    </style:style>
    <style:style style:name="P81" style:family="paragraph" style:parent-style-name="Standard">
      <style:paragraph-properties fo:line-height="100%"/>
      <style:text-properties fo:font-style="italic" officeooo:rsid="013f1034" officeooo:paragraph-rsid="013f1034" style:font-style-asian="italic" style:font-style-complex="italic"/>
    </style:style>
    <style:style style:name="P82" style:family="paragraph" style:parent-style-name="Standard">
      <style:paragraph-properties fo:line-height="100%"/>
      <style:text-properties fo:font-style="italic" officeooo:rsid="013f1034" officeooo:paragraph-rsid="0140086d" style:font-style-asian="italic" style:font-style-complex="italic"/>
    </style:style>
    <style:style style:name="P83" style:family="paragraph" style:parent-style-name="Standard">
      <style:text-properties fo:font-style="italic" officeooo:rsid="0158fb6f" officeooo:paragraph-rsid="0158fb6f" style:font-style-asian="italic" style:font-style-complex="italic"/>
    </style:style>
    <style:style style:name="P84" style:family="paragraph" style:parent-style-name="Standard">
      <style:text-properties fo:font-style="italic" officeooo:paragraph-rsid="01605f24" style:font-style-asian="italic" style:font-style-complex="italic"/>
    </style:style>
    <style:style style:name="P85" style:family="paragraph" style:parent-style-name="Standard">
      <style:text-properties fo:font-style="italic" officeooo:paragraph-rsid="016a3660" style:font-style-asian="italic" style:font-style-complex="italic"/>
    </style:style>
    <style:style style:name="P86" style:family="paragraph" style:parent-style-name="Standard">
      <style:paragraph-properties fo:line-height="100%"/>
      <style:text-properties fo:font-style="italic" officeooo:rsid="01731cf9" officeooo:paragraph-rsid="01731cf9" style:font-style-asian="italic" style:font-style-complex="italic"/>
    </style:style>
    <style:style style:name="P87" style:family="paragraph" style:parent-style-name="Standard">
      <style:paragraph-properties fo:line-height="100%"/>
      <style:text-properties fo:font-style="italic" officeooo:rsid="0189b6bf" officeooo:paragraph-rsid="0189bd5a" style:font-style-asian="italic" style:font-style-complex="italic"/>
    </style:style>
    <style:style style:name="P88" style:family="paragraph" style:parent-style-name="Standard">
      <style:paragraph-properties fo:line-height="100%"/>
      <style:text-properties fo:font-style="italic" officeooo:rsid="019e8d3a" officeooo:paragraph-rsid="01b46c19" style:font-style-asian="italic" style:font-style-complex="italic"/>
    </style:style>
    <style:style style:name="P89" style:family="paragraph" style:parent-style-name="Standard">
      <style:paragraph-properties fo:line-height="100%"/>
      <style:text-properties fo:font-style="italic" officeooo:rsid="019715a7" officeooo:paragraph-rsid="01a00fa0" style:font-style-asian="italic" style:font-style-complex="italic"/>
    </style:style>
    <style:style style:name="P90" style:family="paragraph" style:parent-style-name="Standard">
      <style:paragraph-properties fo:line-height="100%"/>
      <style:text-properties fo:font-style="italic" officeooo:rsid="019715a7" officeooo:paragraph-rsid="01a1beec" style:font-style-asian="italic" style:font-style-complex="italic"/>
    </style:style>
    <style:style style:name="P91" style:family="paragraph" style:parent-style-name="Standard">
      <style:paragraph-properties fo:line-height="100%"/>
      <style:text-properties fo:font-style="italic" officeooo:rsid="01b46c19" officeooo:paragraph-rsid="01b46c19" style:font-style-asian="italic" style:font-style-complex="italic"/>
    </style:style>
    <style:style style:name="P92" style:family="paragraph" style:parent-style-name="Standard">
      <style:paragraph-properties fo:line-height="100%"/>
      <style:text-properties fo:font-style="italic" officeooo:rsid="01a2da39" officeooo:paragraph-rsid="01a2da39" style:font-style-asian="italic" style:font-style-complex="italic"/>
    </style:style>
    <style:style style:name="P93" style:family="paragraph" style:parent-style-name="Standard">
      <style:paragraph-properties fo:line-height="100%"/>
      <style:text-properties fo:font-style="italic" officeooo:rsid="01a3bf4c" officeooo:paragraph-rsid="01b48736" style:font-style-asian="italic" style:font-style-complex="italic"/>
    </style:style>
    <style:style style:name="P94" style:family="paragraph" style:parent-style-name="Standard">
      <style:text-properties fo:font-style="italic" officeooo:paragraph-rsid="01bef01a" style:font-style-asian="italic" style:font-style-complex="italic"/>
    </style:style>
    <style:style style:name="P95" style:family="paragraph" style:parent-style-name="Standard">
      <style:paragraph-properties fo:line-height="100%"/>
      <style:text-properties fo:font-style="italic" fo:font-weight="normal" officeooo:rsid="007fa5ba" officeooo:paragraph-rsid="007fd98a" style:font-style-asian="italic" style:font-weight-asian="normal" style:font-style-complex="italic" style:font-weight-complex="normal"/>
    </style:style>
    <style:style style:name="P96" style:family="paragraph" style:parent-style-name="Standard">
      <style:paragraph-properties fo:line-height="100%"/>
      <style:text-properties fo:font-style="italic" fo:font-weight="normal" officeooo:rsid="007aa141" officeooo:paragraph-rsid="009bfb06" style:font-style-asian="italic" style:font-weight-asian="normal" style:font-style-complex="italic" style:font-weight-complex="normal"/>
    </style:style>
    <style:style style:name="P97" style:family="paragraph" style:parent-style-name="Standard">
      <style:paragraph-properties fo:line-height="100%"/>
      <style:text-properties fo:font-style="italic" fo:font-weight="normal" officeooo:rsid="007aa141" officeooo:paragraph-rsid="0082ba18" style:font-style-asian="italic" style:font-weight-asian="normal" style:font-style-complex="italic" style:font-weight-complex="normal"/>
    </style:style>
    <style:style style:name="P98" style:family="paragraph" style:parent-style-name="Standard">
      <style:paragraph-properties fo:line-height="100%"/>
      <style:text-properties fo:font-style="italic" fo:font-weight="normal" officeooo:rsid="007aa141" officeooo:paragraph-rsid="007aa141" style:font-style-asian="italic" style:font-weight-asian="normal" style:font-style-complex="italic" style:font-weight-complex="normal"/>
    </style:style>
    <style:style style:name="P99" style:family="paragraph" style:parent-style-name="Standard">
      <style:paragraph-properties fo:line-height="100%"/>
      <style:text-properties fo:font-style="italic" fo:font-weight="normal" officeooo:rsid="0082ba18" officeooo:paragraph-rsid="0082ba18" style:font-style-asian="italic" style:font-weight-asian="normal" style:font-style-complex="italic" style:font-weight-complex="normal"/>
    </style:style>
    <style:style style:name="P100" style:family="paragraph" style:parent-style-name="Standard">
      <style:paragraph-properties fo:line-height="100%"/>
      <style:text-properties fo:font-style="italic" fo:font-weight="normal" officeooo:rsid="009ab1ff" officeooo:paragraph-rsid="009ab1ff" style:font-style-asian="italic" style:font-weight-asian="normal" style:font-style-complex="italic" style:font-weight-complex="normal"/>
    </style:style>
    <style:style style:name="P101" style:family="paragraph" style:parent-style-name="Standard">
      <style:paragraph-properties fo:line-height="100%"/>
      <style:text-properties fo:font-style="italic" fo:font-weight="normal" officeooo:rsid="009bf1d4" officeooo:paragraph-rsid="00bd40d6" style:font-style-asian="italic" style:font-weight-asian="normal" style:font-style-complex="italic" style:font-weight-complex="normal"/>
    </style:style>
    <style:style style:name="P102" style:family="paragraph" style:parent-style-name="Standard">
      <style:paragraph-properties fo:line-height="100%"/>
      <style:text-properties fo:font-style="italic" fo:font-weight="normal" officeooo:rsid="009bf1d4" officeooo:paragraph-rsid="00f1c02d" style:font-style-asian="italic" style:font-weight-asian="normal" style:font-style-complex="italic" style:font-weight-complex="normal"/>
    </style:style>
    <style:style style:name="P103" style:family="paragraph" style:parent-style-name="Standard">
      <style:paragraph-properties fo:line-height="100%"/>
      <style:text-properties fo:font-style="italic" fo:font-weight="normal" officeooo:rsid="00aea48b" officeooo:paragraph-rsid="00b17cf6" style:font-style-asian="italic" style:font-weight-asian="normal" style:font-style-complex="italic" style:font-weight-complex="normal"/>
    </style:style>
    <style:style style:name="P104" style:family="paragraph" style:parent-style-name="Standard">
      <style:paragraph-properties fo:line-height="100%"/>
      <style:text-properties fo:font-style="italic" fo:font-weight="normal" officeooo:rsid="00aea48b" officeooo:paragraph-rsid="00b2acbe" style:font-style-asian="italic" style:font-weight-asian="normal" style:font-style-complex="italic" style:font-weight-complex="normal"/>
    </style:style>
    <style:style style:name="P105" style:family="paragraph" style:parent-style-name="Standard">
      <style:paragraph-properties fo:line-height="100%"/>
      <style:text-properties fo:font-style="italic" fo:font-weight="normal" officeooo:rsid="00b38348" officeooo:paragraph-rsid="00b38348" style:font-style-asian="italic" style:font-weight-asian="normal" style:font-style-complex="italic" style:font-weight-complex="normal"/>
    </style:style>
    <style:style style:name="P106" style:family="paragraph" style:parent-style-name="Standard">
      <style:paragraph-properties fo:line-height="100%"/>
      <style:text-properties fo:font-style="italic" fo:font-weight="normal" officeooo:rsid="00b56a82" officeooo:paragraph-rsid="00b56a82" style:font-style-asian="italic" style:font-weight-asian="normal" style:font-style-complex="italic" style:font-weight-complex="normal"/>
    </style:style>
    <style:style style:name="P107" style:family="paragraph" style:parent-style-name="Standard">
      <style:paragraph-properties fo:line-height="100%"/>
      <style:text-properties fo:font-style="italic" fo:font-weight="normal" officeooo:rsid="01009f00" officeooo:paragraph-rsid="01009f00" style:font-style-asian="italic" style:font-weight-asian="normal" style:font-style-complex="italic" style:font-weight-complex="normal"/>
    </style:style>
    <style:style style:name="P108" style:family="paragraph" style:parent-style-name="Standard">
      <style:paragraph-properties fo:line-height="100%"/>
      <style:text-properties fo:font-style="italic" fo:font-weight="normal" officeooo:rsid="017485c8" officeooo:paragraph-rsid="017485c8" style:font-style-asian="italic" style:font-weight-asian="normal" style:font-style-complex="italic" style:font-weight-complex="normal"/>
    </style:style>
    <style:style style:name="P109" style:family="paragraph" style:parent-style-name="Standard">
      <style:paragraph-properties fo:line-height="100%"/>
      <style:text-properties fo:font-style="italic" fo:font-weight="bold" officeooo:rsid="007aa141" officeooo:paragraph-rsid="007fd98a" style:font-style-asian="italic" style:font-weight-asian="bold" style:font-style-complex="italic" style:font-weight-complex="bold"/>
    </style:style>
    <style:style style:name="P110" style:family="paragraph" style:parent-style-name="Standard">
      <style:paragraph-properties fo:line-height="115%"/>
      <style:text-properties officeooo:paragraph-rsid="0018f3c7"/>
    </style:style>
    <style:style style:name="P111" style:family="paragraph" style:parent-style-name="Standard">
      <style:paragraph-properties fo:line-height="115%"/>
      <style:text-properties officeooo:paragraph-rsid="00495423"/>
    </style:style>
    <style:style style:name="P112" style:family="paragraph" style:parent-style-name="Standard">
      <style:paragraph-properties fo:line-height="115%"/>
      <style:text-properties officeooo:paragraph-rsid="004961a2"/>
    </style:style>
    <style:style style:name="P113" style:family="paragraph" style:parent-style-name="Standard">
      <style:paragraph-properties fo:line-height="115%"/>
      <style:text-properties officeooo:paragraph-rsid="0041ce35"/>
    </style:style>
    <style:style style:name="P114" style:family="paragraph" style:parent-style-name="Standard">
      <style:paragraph-properties fo:line-height="115%"/>
      <style:text-properties officeooo:paragraph-rsid="005fae66"/>
    </style:style>
    <style:style style:name="P115" style:family="paragraph" style:parent-style-name="Standard">
      <style:paragraph-properties fo:line-height="115%"/>
      <style:text-properties officeooo:paragraph-rsid="00a38197"/>
    </style:style>
    <style:style style:name="P116" style:family="paragraph" style:parent-style-name="Standard">
      <style:text-properties fo:font-size="14pt" fo:font-weight="bold" officeooo:rsid="000ee37d" officeooo:paragraph-rsid="000ee37d" style:font-size-asian="14pt" style:font-weight-asian="bold" style:font-size-complex="14pt" style:font-weight-complex="bold"/>
    </style:style>
    <style:style style:name="P117" style:family="paragraph" style:parent-style-name="Standard">
      <style:paragraph-properties fo:line-height="100%"/>
      <style:text-properties fo:font-size="14pt" fo:font-weight="bold" officeooo:rsid="0098f07e" officeooo:paragraph-rsid="0098f07e" style:font-size-asian="14pt" style:font-weight-asian="bold" style:font-size-complex="14pt" style:font-weight-complex="bold"/>
    </style:style>
    <style:style style:name="P118" style:family="paragraph" style:parent-style-name="Standard">
      <style:paragraph-properties fo:line-height="100%"/>
      <style:text-properties fo:font-size="14pt" fo:font-style="normal" fo:font-weight="bold" officeooo:rsid="00c09908" officeooo:paragraph-rsid="00c09908" style:font-size-asian="14pt" style:font-style-asian="normal" style:font-weight-asian="bold" style:font-size-complex="14pt" style:font-style-complex="normal" style:font-weight-complex="bold"/>
    </style:style>
    <style:style style:name="P119" style:family="paragraph" style:parent-style-name="Standard">
      <style:text-properties fo:font-weight="bold" officeooo:rsid="0028ac76" officeooo:paragraph-rsid="0028ac76" style:font-weight-asian="bold" style:font-weight-complex="bold"/>
    </style:style>
    <style:style style:name="P120" style:family="paragraph" style:parent-style-name="Standard">
      <style:text-properties fo:font-weight="bold" officeooo:rsid="00327fc5" officeooo:paragraph-rsid="00327fc5" style:font-weight-asian="bold" style:font-weight-complex="bold"/>
    </style:style>
    <style:style style:name="P121" style:family="paragraph" style:parent-style-name="Standard">
      <style:paragraph-properties fo:line-height="115%"/>
      <style:text-properties fo:font-weight="bold" officeooo:rsid="0044f955" officeooo:paragraph-rsid="0044f955" style:font-weight-asian="bold" style:font-weight-complex="bold"/>
    </style:style>
    <style:style style:name="P122" style:family="paragraph" style:parent-style-name="Standard">
      <style:paragraph-properties fo:line-height="115%"/>
      <style:text-properties fo:font-weight="bold" officeooo:rsid="004876da" officeooo:paragraph-rsid="004876da" style:font-weight-asian="bold" style:font-weight-complex="bold"/>
    </style:style>
    <style:style style:name="P123" style:family="paragraph" style:parent-style-name="Standard">
      <style:text-properties fo:font-weight="bold" officeooo:rsid="004a998d" officeooo:paragraph-rsid="004a998d" style:font-weight-asian="bold" style:font-weight-complex="bold"/>
    </style:style>
    <style:style style:name="P124" style:family="paragraph" style:parent-style-name="Standard">
      <style:paragraph-properties fo:line-height="115%"/>
      <style:text-properties fo:font-weight="bold" officeooo:rsid="004b24f4" officeooo:paragraph-rsid="004b24f4" style:font-weight-asian="bold" style:font-weight-complex="bold"/>
    </style:style>
    <style:style style:name="P125" style:family="paragraph" style:parent-style-name="Standard">
      <style:paragraph-properties fo:line-height="100%"/>
      <style:text-properties fo:font-weight="bold" officeooo:rsid="0069c514" officeooo:paragraph-rsid="0069c514" style:font-weight-asian="bold" style:font-weight-complex="bold"/>
    </style:style>
    <style:style style:name="P126" style:family="paragraph" style:parent-style-name="Standard">
      <style:paragraph-properties fo:line-height="100%"/>
      <style:text-properties fo:font-weight="bold" officeooo:rsid="007739a0" officeooo:paragraph-rsid="007739a0" style:font-weight-asian="bold" style:font-weight-complex="bold"/>
    </style:style>
    <style:style style:name="P127" style:family="paragraph" style:parent-style-name="Standard">
      <style:paragraph-properties fo:line-height="100%"/>
      <style:text-properties fo:font-weight="bold" officeooo:rsid="007aa141" officeooo:paragraph-rsid="007aa141" style:font-weight-asian="bold" style:font-weight-complex="bold"/>
    </style:style>
    <style:style style:name="P128" style:family="paragraph" style:parent-style-name="Standard">
      <style:paragraph-properties fo:line-height="100%"/>
      <style:text-properties fo:font-weight="bold" officeooo:rsid="007aa141" officeooo:paragraph-rsid="007fd98a" style:font-weight-asian="bold" style:font-weight-complex="bold"/>
    </style:style>
    <style:style style:name="P129" style:family="paragraph" style:parent-style-name="Standard">
      <style:paragraph-properties fo:line-height="100%"/>
      <style:text-properties fo:font-weight="bold" officeooo:rsid="0081b142" officeooo:paragraph-rsid="0081b142" style:font-weight-asian="bold" style:font-weight-complex="bold"/>
    </style:style>
    <style:style style:name="P130" style:family="paragraph" style:parent-style-name="Standard">
      <style:paragraph-properties fo:line-height="100%"/>
      <style:text-properties fo:font-weight="bold" officeooo:rsid="0082ba18" officeooo:paragraph-rsid="0082ba18" style:font-weight-asian="bold" style:font-weight-complex="bold"/>
    </style:style>
    <style:style style:name="P131" style:family="paragraph" style:parent-style-name="Standard">
      <style:paragraph-properties fo:line-height="100%"/>
      <style:text-properties fo:font-weight="bold" officeooo:rsid="0083140b" officeooo:paragraph-rsid="0083140b" style:font-weight-asian="bold" style:font-weight-complex="bold"/>
    </style:style>
    <style:style style:name="P132" style:family="paragraph" style:parent-style-name="Standard">
      <style:paragraph-properties fo:line-height="100%"/>
      <style:text-properties fo:font-weight="bold" officeooo:rsid="00772465" officeooo:paragraph-rsid="00772465" style:font-weight-asian="bold" style:font-weight-complex="bold"/>
    </style:style>
    <style:style style:name="P133" style:family="paragraph" style:parent-style-name="Standard">
      <style:paragraph-properties fo:line-height="100%"/>
      <style:text-properties fo:font-weight="bold" officeooo:rsid="005e617e" officeooo:paragraph-rsid="0050643a" style:font-weight-asian="bold" style:font-weight-complex="bold"/>
    </style:style>
    <style:style style:name="P134" style:family="paragraph" style:parent-style-name="Standard">
      <style:paragraph-properties fo:line-height="100%"/>
      <style:text-properties fo:font-weight="bold" officeooo:rsid="005e617e" officeooo:paragraph-rsid="005e617e" style:font-weight-asian="bold" style:font-weight-complex="bold"/>
    </style:style>
    <style:style style:name="P135" style:family="paragraph" style:parent-style-name="Standard">
      <style:paragraph-properties fo:line-height="115%"/>
      <style:text-properties fo:font-weight="bold" officeooo:rsid="003cadc2" officeooo:paragraph-rsid="003cadc2" style:font-weight-asian="bold" style:font-weight-complex="bold"/>
    </style:style>
    <style:style style:name="P136" style:family="paragraph" style:parent-style-name="Standard">
      <style:paragraph-properties fo:line-height="100%"/>
      <style:text-properties fo:font-weight="bold" officeooo:rsid="00dbdbe5" officeooo:paragraph-rsid="00dbdbe5" style:font-weight-asian="bold" style:font-weight-complex="bold"/>
    </style:style>
    <style:style style:name="P137" style:family="paragraph" style:parent-style-name="Standard">
      <style:paragraph-properties fo:line-height="100%"/>
      <style:text-properties fo:font-weight="bold" officeooo:rsid="015f1ad1" officeooo:paragraph-rsid="015f1ad1" style:font-weight-asian="bold" style:font-weight-complex="bold"/>
    </style:style>
    <style:style style:name="P138" style:family="paragraph" style:parent-style-name="Standard">
      <style:paragraph-properties fo:line-height="100%"/>
      <style:text-properties fo:font-weight="bold" officeooo:rsid="01bdc2ea" officeooo:paragraph-rsid="01bdc2ea" style:font-weight-asian="bold" style:font-weight-complex="bold"/>
    </style:style>
    <style:style style:name="P139" style:family="paragraph" style:parent-style-name="Standard">
      <style:paragraph-properties fo:line-height="100%"/>
      <style:text-properties fo:font-weight="bold" officeooo:rsid="01bef01a" officeooo:paragraph-rsid="01bef01a" style:font-weight-asian="bold" style:font-weight-complex="bold"/>
    </style:style>
    <style:style style:name="P140" style:family="paragraph" style:parent-style-name="Standard">
      <style:text-properties officeooo:rsid="0028ac76" officeooo:paragraph-rsid="0028ac76"/>
    </style:style>
    <style:style style:name="P141" style:family="paragraph" style:parent-style-name="Standard">
      <style:text-properties officeooo:paragraph-rsid="0028ac76"/>
    </style:style>
    <style:style style:name="P142" style:family="paragraph" style:parent-style-name="Standard">
      <style:text-properties officeooo:paragraph-rsid="002e1600"/>
    </style:style>
    <style:style style:name="P143" style:family="paragraph" style:parent-style-name="Standard">
      <style:text-properties officeooo:rsid="0031063a" officeooo:paragraph-rsid="0031063a"/>
    </style:style>
    <style:style style:name="P144" style:family="paragraph" style:parent-style-name="Standard">
      <style:paragraph-properties fo:line-height="115%"/>
      <style:text-properties officeooo:rsid="0031063a" officeooo:paragraph-rsid="003cadc2"/>
    </style:style>
    <style:style style:name="P145" style:family="paragraph" style:parent-style-name="Standard">
      <style:text-properties officeooo:paragraph-rsid="0031063a"/>
    </style:style>
    <style:style style:name="P146" style:family="paragraph" style:parent-style-name="Standard">
      <style:text-properties officeooo:rsid="00327fc5" officeooo:paragraph-rsid="00327fc5"/>
    </style:style>
    <style:style style:name="P147" style:family="paragraph" style:parent-style-name="Standard">
      <style:text-properties officeooo:rsid="00327fc5" officeooo:paragraph-rsid="00365b6d"/>
    </style:style>
    <style:style style:name="P148" style:family="paragraph" style:parent-style-name="Standard">
      <style:text-properties officeooo:rsid="00327fc5" officeooo:paragraph-rsid="0184468d"/>
    </style:style>
    <style:style style:name="P149" style:family="paragraph" style:parent-style-name="Standard">
      <style:text-properties officeooo:rsid="003366c6" officeooo:paragraph-rsid="00348e9f"/>
    </style:style>
    <style:style style:name="P150" style:family="paragraph" style:parent-style-name="Standard">
      <style:text-properties officeooo:rsid="003952b0" officeooo:paragraph-rsid="003952b0"/>
    </style:style>
    <style:style style:name="P151" style:family="paragraph" style:parent-style-name="Standard">
      <style:paragraph-properties fo:line-height="115%"/>
      <style:text-properties officeooo:rsid="0040ace3" officeooo:paragraph-rsid="0040ace3"/>
    </style:style>
    <style:style style:name="P152" style:family="paragraph" style:parent-style-name="Standard">
      <style:paragraph-properties fo:line-height="115%"/>
      <style:text-properties officeooo:rsid="0042499f" officeooo:paragraph-rsid="0042499f"/>
    </style:style>
    <style:style style:name="P153" style:family="paragraph" style:parent-style-name="Standard">
      <style:paragraph-properties fo:line-height="115%"/>
      <style:text-properties officeooo:rsid="00432561" officeooo:paragraph-rsid="00432561"/>
    </style:style>
    <style:style style:name="P154" style:family="paragraph" style:parent-style-name="Standard">
      <style:paragraph-properties fo:line-height="115%"/>
      <style:text-properties officeooo:rsid="0044f955" officeooo:paragraph-rsid="0044f955"/>
    </style:style>
    <style:style style:name="P155" style:family="paragraph" style:parent-style-name="Standard">
      <style:paragraph-properties fo:line-height="115%"/>
      <style:text-properties officeooo:rsid="0044f955" officeooo:paragraph-rsid="00abdb64"/>
    </style:style>
    <style:style style:name="P156" style:family="paragraph" style:parent-style-name="Standard">
      <style:paragraph-properties fo:line-height="115%"/>
      <style:text-properties officeooo:rsid="00467a6f" officeooo:paragraph-rsid="00467a6f"/>
    </style:style>
    <style:style style:name="P157" style:family="paragraph" style:parent-style-name="Standard">
      <style:paragraph-properties fo:line-height="115%"/>
      <style:text-properties officeooo:rsid="004876da" officeooo:paragraph-rsid="004876da"/>
    </style:style>
    <style:style style:name="P158" style:family="paragraph" style:parent-style-name="Standard">
      <style:paragraph-properties fo:line-height="115%"/>
      <style:text-properties officeooo:rsid="00495423" officeooo:paragraph-rsid="004961a2"/>
    </style:style>
    <style:style style:name="P159" style:family="paragraph" style:parent-style-name="Standard">
      <style:paragraph-properties fo:line-height="115%"/>
      <style:text-properties officeooo:rsid="00495423" officeooo:paragraph-rsid="00495423"/>
    </style:style>
    <style:style style:name="P160" style:family="paragraph" style:parent-style-name="Standard">
      <style:text-properties officeooo:rsid="004a998d" officeooo:paragraph-rsid="004a998d"/>
    </style:style>
    <style:style style:name="P161" style:family="paragraph" style:parent-style-name="Standard">
      <style:text-properties fo:font-style="normal" fo:font-weight="bold" officeooo:rsid="004a998d" officeooo:paragraph-rsid="004a998d" style:font-style-asian="normal" style:font-weight-asian="bold" style:font-style-complex="normal" style:font-weight-complex="bold"/>
    </style:style>
    <style:style style:name="P162" style:family="paragraph" style:parent-style-name="Standard">
      <style:text-properties fo:font-style="normal" style:font-style-asian="normal" style:font-style-complex="normal"/>
    </style:style>
    <style:style style:name="P163" style:family="paragraph" style:parent-style-name="Standard">
      <style:paragraph-properties fo:line-height="100%"/>
      <style:text-properties fo:font-style="normal" officeooo:rsid="00baaa8f" officeooo:paragraph-rsid="00baaa8f" style:font-style-asian="normal" style:font-style-complex="normal"/>
    </style:style>
    <style:style style:name="P164" style:family="paragraph" style:parent-style-name="Standard">
      <style:paragraph-properties fo:line-height="100%"/>
      <style:text-properties fo:font-style="normal" officeooo:rsid="00e40438" officeooo:paragraph-rsid="00e40438" style:font-style-asian="normal" style:font-style-complex="normal"/>
    </style:style>
    <style:style style:name="P165" style:family="paragraph" style:parent-style-name="Standard">
      <style:paragraph-properties fo:line-height="100%"/>
      <style:text-properties fo:font-style="normal" officeooo:rsid="00e40438" officeooo:paragraph-rsid="0116ddb3" style:font-style-asian="normal" style:font-style-complex="normal"/>
    </style:style>
    <style:style style:name="P166" style:family="paragraph" style:parent-style-name="Standard">
      <style:paragraph-properties fo:line-height="100%"/>
      <style:text-properties fo:font-style="normal" officeooo:rsid="00e7346c" officeooo:paragraph-rsid="00f3e97e" style:font-style-asian="normal" style:font-style-complex="normal"/>
    </style:style>
    <style:style style:name="P167" style:family="paragraph" style:parent-style-name="Standard">
      <style:paragraph-properties fo:line-height="100%"/>
      <style:text-properties fo:font-style="normal" officeooo:rsid="00f3e97e" officeooo:paragraph-rsid="00f3e97e" style:font-style-asian="normal" style:font-style-complex="normal"/>
    </style:style>
    <style:style style:name="P168" style:family="paragraph" style:parent-style-name="Standard">
      <style:paragraph-properties fo:line-height="100%"/>
      <style:text-properties fo:font-style="normal" officeooo:rsid="00f3e97e" officeooo:paragraph-rsid="00f58c93" style:font-style-asian="normal" style:font-style-complex="normal"/>
    </style:style>
    <style:style style:name="P169" style:family="paragraph" style:parent-style-name="Standard">
      <style:paragraph-properties fo:line-height="100%"/>
      <style:text-properties fo:font-style="normal" officeooo:rsid="00f3e97e" officeooo:paragraph-rsid="00ccac5e" style:font-style-asian="normal" style:font-style-complex="normal"/>
    </style:style>
    <style:style style:name="P170" style:family="paragraph" style:parent-style-name="Standard">
      <style:paragraph-properties fo:line-height="100%"/>
      <style:text-properties fo:font-style="normal" officeooo:rsid="00ebd6e4" officeooo:paragraph-rsid="00ebd6e4" style:font-style-asian="normal" style:font-style-complex="normal"/>
    </style:style>
    <style:style style:name="P171" style:family="paragraph" style:parent-style-name="Standard">
      <style:paragraph-properties fo:line-height="100%"/>
      <style:text-properties fo:font-style="normal" officeooo:rsid="0116ddb3" officeooo:paragraph-rsid="0116ddb3" style:font-style-asian="normal" style:font-style-complex="normal"/>
    </style:style>
    <style:style style:name="P172" style:family="paragraph" style:parent-style-name="Standard">
      <style:paragraph-properties fo:line-height="100%"/>
      <style:text-properties fo:font-style="normal" officeooo:rsid="0116ddb3" officeooo:paragraph-rsid="0119a0b4" style:font-style-asian="normal" style:font-style-complex="normal"/>
    </style:style>
    <style:style style:name="P173" style:family="paragraph" style:parent-style-name="Standard">
      <style:paragraph-properties fo:line-height="100%"/>
      <style:text-properties fo:font-style="normal" officeooo:rsid="011fb1c3" officeooo:paragraph-rsid="0138616c" style:font-style-asian="normal" style:font-style-complex="normal"/>
    </style:style>
    <style:style style:name="P174" style:family="paragraph" style:parent-style-name="Standard">
      <style:paragraph-properties fo:line-height="100%"/>
      <style:text-properties fo:font-style="normal" officeooo:rsid="0125223e" officeooo:paragraph-rsid="0125223e" style:font-style-asian="normal" style:font-style-complex="normal"/>
    </style:style>
    <style:style style:name="P175" style:family="paragraph" style:parent-style-name="Standard">
      <style:paragraph-properties fo:line-height="100%"/>
      <style:text-properties fo:font-style="normal" officeooo:rsid="00f3aacb" officeooo:paragraph-rsid="0100469d" style:font-style-asian="normal" style:font-style-complex="normal"/>
    </style:style>
    <style:style style:name="P176" style:family="paragraph" style:parent-style-name="Standard">
      <style:paragraph-properties fo:line-height="100%"/>
      <style:text-properties fo:font-style="normal" officeooo:rsid="00f3aacb" officeooo:paragraph-rsid="01009f00" style:font-style-asian="normal" style:font-style-complex="normal"/>
    </style:style>
    <style:style style:name="P177" style:family="paragraph" style:parent-style-name="Standard">
      <style:paragraph-properties fo:line-height="100%"/>
      <style:text-properties fo:font-style="normal" officeooo:rsid="01261c02" officeooo:paragraph-rsid="0125223e" style:font-style-asian="normal" style:font-style-complex="normal"/>
    </style:style>
    <style:style style:name="P178" style:family="paragraph" style:parent-style-name="Standard">
      <style:text-properties fo:font-style="normal" officeooo:rsid="0158fb6f" officeooo:paragraph-rsid="0158fb6f" style:font-style-asian="normal" style:font-style-complex="normal"/>
    </style:style>
    <style:style style:name="P179" style:family="paragraph" style:parent-style-name="Standard">
      <style:text-properties fo:font-style="normal" officeooo:rsid="01605f24" officeooo:paragraph-rsid="01605f24" style:font-style-asian="normal" style:font-style-complex="normal"/>
    </style:style>
    <style:style style:name="P180" style:family="paragraph" style:parent-style-name="Standard">
      <style:paragraph-properties fo:line-height="100%"/>
      <style:text-properties fo:font-style="normal" officeooo:rsid="01a0f13a" officeooo:paragraph-rsid="01a0f13a" style:font-style-asian="normal" style:font-style-complex="normal"/>
    </style:style>
    <style:style style:name="P181" style:family="paragraph" style:parent-style-name="Standard">
      <style:paragraph-properties fo:line-height="100%"/>
      <style:text-properties fo:font-style="normal" officeooo:rsid="01a2bd00" officeooo:paragraph-rsid="01a2bd00" style:font-style-asian="normal" style:font-style-complex="normal"/>
    </style:style>
    <style:style style:name="P182" style:family="paragraph" style:parent-style-name="Standard">
      <style:paragraph-properties fo:line-height="100%"/>
      <style:text-properties fo:font-style="normal" officeooo:rsid="01a2da39" officeooo:paragraph-rsid="01a43926" style:font-style-asian="normal" style:font-style-complex="normal"/>
    </style:style>
    <style:style style:name="P183" style:family="paragraph" style:parent-style-name="Standard">
      <style:paragraph-properties fo:line-height="100%"/>
      <style:text-properties fo:font-style="normal" fo:font-weight="normal" officeooo:rsid="01009f00" officeooo:paragraph-rsid="01009f00" style:font-style-asian="normal" style:font-weight-asian="normal" style:font-style-complex="normal" style:font-weight-complex="normal"/>
    </style:style>
    <style:style style:name="P184" style:family="paragraph" style:parent-style-name="Standard">
      <style:paragraph-properties fo:line-height="100%"/>
      <style:text-properties officeooo:paragraph-rsid="00495423"/>
    </style:style>
    <style:style style:name="P185" style:family="paragraph" style:parent-style-name="Standard">
      <style:paragraph-properties fo:line-height="100%"/>
      <style:text-properties officeooo:paragraph-rsid="0050643a"/>
    </style:style>
    <style:style style:name="P186" style:family="paragraph" style:parent-style-name="Standard">
      <style:paragraph-properties fo:line-height="100%"/>
      <style:text-properties officeooo:paragraph-rsid="005d102b"/>
    </style:style>
    <style:style style:name="P187" style:family="paragraph" style:parent-style-name="Standard">
      <style:paragraph-properties fo:line-height="100%"/>
      <style:text-properties officeooo:paragraph-rsid="00632e51"/>
    </style:style>
    <style:style style:name="P188" style:family="paragraph" style:parent-style-name="Standard">
      <style:paragraph-properties fo:line-height="100%"/>
      <style:text-properties officeooo:paragraph-rsid="006b15e0"/>
    </style:style>
    <style:style style:name="P189" style:family="paragraph" style:parent-style-name="Standard">
      <style:paragraph-properties fo:line-height="100%"/>
      <style:text-properties officeooo:paragraph-rsid="006b5675"/>
    </style:style>
    <style:style style:name="P190" style:family="paragraph" style:parent-style-name="Standard">
      <style:paragraph-properties fo:line-height="100%"/>
      <style:text-properties officeooo:paragraph-rsid="006e3a09"/>
    </style:style>
    <style:style style:name="P191" style:family="paragraph" style:parent-style-name="Standard">
      <style:paragraph-properties fo:line-height="100%"/>
      <style:text-properties officeooo:paragraph-rsid="00738320"/>
    </style:style>
    <style:style style:name="P192" style:family="paragraph" style:parent-style-name="Standard">
      <style:paragraph-properties fo:line-height="100%"/>
      <style:text-properties officeooo:paragraph-rsid="0079265a"/>
    </style:style>
    <style:style style:name="P193" style:family="paragraph" style:parent-style-name="Standard">
      <style:paragraph-properties fo:line-height="100%"/>
      <style:text-properties officeooo:paragraph-rsid="007fa5ba"/>
    </style:style>
    <style:style style:name="P194" style:family="paragraph" style:parent-style-name="Standard">
      <style:paragraph-properties fo:line-height="100%"/>
      <style:text-properties officeooo:paragraph-rsid="00863738"/>
    </style:style>
    <style:style style:name="P195" style:family="paragraph" style:parent-style-name="Standard">
      <style:paragraph-properties fo:line-height="100%"/>
      <style:text-properties officeooo:paragraph-rsid="0091b213"/>
    </style:style>
    <style:style style:name="P196" style:family="paragraph" style:parent-style-name="Standard">
      <style:paragraph-properties fo:line-height="100%"/>
      <style:text-properties officeooo:paragraph-rsid="0097a1b6"/>
    </style:style>
    <style:style style:name="P197" style:family="paragraph" style:parent-style-name="Standard">
      <style:paragraph-properties fo:line-height="100%"/>
      <style:text-properties officeooo:paragraph-rsid="007dc5bf"/>
    </style:style>
    <style:style style:name="P198" style:family="paragraph" style:parent-style-name="Standard">
      <style:paragraph-properties fo:line-height="100%"/>
      <style:text-properties officeooo:paragraph-rsid="0098f07e"/>
    </style:style>
    <style:style style:name="P199" style:family="paragraph" style:parent-style-name="Standard">
      <style:paragraph-properties fo:line-height="100%"/>
      <style:text-properties officeooo:paragraph-rsid="00a1b2bb"/>
    </style:style>
    <style:style style:name="P200" style:family="paragraph" style:parent-style-name="Standard">
      <style:paragraph-properties fo:line-height="100%"/>
      <style:text-properties officeooo:paragraph-rsid="00a38197"/>
    </style:style>
    <style:style style:name="P201" style:family="paragraph" style:parent-style-name="Standard">
      <style:paragraph-properties fo:line-height="100%"/>
      <style:text-properties officeooo:paragraph-rsid="00a9ceec"/>
    </style:style>
    <style:style style:name="P202" style:family="paragraph" style:parent-style-name="Standard">
      <style:paragraph-properties fo:line-height="100%"/>
      <style:text-properties officeooo:paragraph-rsid="00aea48b"/>
    </style:style>
    <style:style style:name="P203" style:family="paragraph" style:parent-style-name="Standard">
      <style:paragraph-properties fo:line-height="100%"/>
      <style:text-properties officeooo:paragraph-rsid="00b112c4"/>
    </style:style>
    <style:style style:name="P204" style:family="paragraph" style:parent-style-name="Standard">
      <style:paragraph-properties fo:line-height="100%"/>
      <style:text-properties officeooo:paragraph-rsid="00b56a82"/>
    </style:style>
    <style:style style:name="P205" style:family="paragraph" style:parent-style-name="Standard">
      <style:paragraph-properties fo:line-height="100%"/>
      <style:text-properties officeooo:paragraph-rsid="00b38348"/>
    </style:style>
    <style:style style:name="P206" style:family="paragraph" style:parent-style-name="Standard">
      <style:paragraph-properties fo:line-height="100%"/>
      <style:text-properties officeooo:paragraph-rsid="00a9eb52"/>
    </style:style>
    <style:style style:name="P207" style:family="paragraph" style:parent-style-name="Standard">
      <style:paragraph-properties fo:line-height="100%"/>
      <style:text-properties officeooo:paragraph-rsid="00b87274"/>
    </style:style>
    <style:style style:name="P208" style:family="paragraph" style:parent-style-name="Standard">
      <style:paragraph-properties fo:line-height="100%"/>
      <style:text-properties officeooo:paragraph-rsid="00940908"/>
    </style:style>
    <style:style style:name="P209" style:family="paragraph" style:parent-style-name="Standard">
      <style:paragraph-properties fo:line-height="100%"/>
      <style:text-properties officeooo:paragraph-rsid="00c752f4"/>
    </style:style>
    <style:style style:name="P210" style:family="paragraph" style:parent-style-name="Standard">
      <style:paragraph-properties fo:line-height="100%"/>
      <style:text-properties officeooo:paragraph-rsid="00da4493"/>
    </style:style>
    <style:style style:name="P211" style:family="paragraph" style:parent-style-name="Standard">
      <style:paragraph-properties fo:line-height="100%"/>
      <style:text-properties officeooo:paragraph-rsid="00df0165"/>
    </style:style>
    <style:style style:name="P212" style:family="paragraph" style:parent-style-name="Standard">
      <style:paragraph-properties fo:line-height="100%"/>
      <style:text-properties officeooo:paragraph-rsid="00ebd6e4"/>
    </style:style>
    <style:style style:name="P213" style:family="paragraph" style:parent-style-name="Standard">
      <style:paragraph-properties fo:line-height="100%"/>
      <style:text-properties officeooo:paragraph-rsid="00f3e97e"/>
    </style:style>
    <style:style style:name="P214" style:family="paragraph" style:parent-style-name="Standard">
      <style:paragraph-properties fo:line-height="100%"/>
      <style:text-properties officeooo:paragraph-rsid="0104ff89"/>
    </style:style>
    <style:style style:name="P215" style:family="paragraph" style:parent-style-name="Standard">
      <style:paragraph-properties fo:line-height="100%"/>
      <style:text-properties officeooo:paragraph-rsid="010f38a8"/>
    </style:style>
    <style:style style:name="P216" style:family="paragraph" style:parent-style-name="Standard">
      <style:paragraph-properties fo:line-height="100%"/>
      <style:text-properties officeooo:paragraph-rsid="01115e60"/>
    </style:style>
    <style:style style:name="P217" style:family="paragraph" style:parent-style-name="Standard">
      <style:paragraph-properties fo:line-height="100%"/>
      <style:text-properties officeooo:paragraph-rsid="0116ddb3"/>
    </style:style>
    <style:style style:name="P218" style:family="paragraph" style:parent-style-name="Standard">
      <style:paragraph-properties fo:line-height="100%"/>
      <style:text-properties officeooo:paragraph-rsid="01220b82"/>
    </style:style>
    <style:style style:name="P219" style:family="paragraph" style:parent-style-name="Standard">
      <style:paragraph-properties fo:line-height="100%"/>
      <style:text-properties officeooo:paragraph-rsid="0125223e"/>
    </style:style>
    <style:style style:name="P220" style:family="paragraph" style:parent-style-name="Standard">
      <style:paragraph-properties fo:line-height="100%"/>
      <style:text-properties officeooo:paragraph-rsid="01309713"/>
    </style:style>
    <style:style style:name="P221" style:family="paragraph" style:parent-style-name="Standard">
      <style:paragraph-properties fo:line-height="100%"/>
      <style:text-properties officeooo:paragraph-rsid="01326b81"/>
    </style:style>
    <style:style style:name="P222" style:family="paragraph" style:parent-style-name="Standard">
      <style:paragraph-properties fo:line-height="100%"/>
      <style:text-properties officeooo:paragraph-rsid="00f58c93"/>
    </style:style>
    <style:style style:name="P223" style:family="paragraph" style:parent-style-name="Standard">
      <style:paragraph-properties fo:line-height="100%"/>
      <style:text-properties officeooo:paragraph-rsid="013c52d4"/>
    </style:style>
    <style:style style:name="P224" style:family="paragraph" style:parent-style-name="Standard">
      <style:paragraph-properties fo:line-height="100%"/>
      <style:text-properties officeooo:paragraph-rsid="013d6fbb"/>
    </style:style>
    <style:style style:name="P225" style:family="paragraph" style:parent-style-name="Standard">
      <style:paragraph-properties fo:line-height="100%"/>
      <style:text-properties officeooo:paragraph-rsid="013ddfc0"/>
    </style:style>
    <style:style style:name="P226" style:family="paragraph" style:parent-style-name="Standard">
      <style:paragraph-properties fo:line-height="100%"/>
      <style:text-properties officeooo:paragraph-rsid="013f1034"/>
    </style:style>
    <style:style style:name="P227" style:family="paragraph" style:parent-style-name="Standard">
      <style:paragraph-properties fo:line-height="100%"/>
      <style:text-properties officeooo:paragraph-rsid="0143c3ef"/>
    </style:style>
    <style:style style:name="P228" style:family="paragraph" style:parent-style-name="Standard">
      <style:paragraph-properties fo:line-height="100%"/>
      <style:text-properties officeooo:paragraph-rsid="0152a0f8"/>
    </style:style>
    <style:style style:name="P229" style:family="paragraph" style:parent-style-name="Standard">
      <style:paragraph-properties fo:line-height="100%"/>
      <style:text-properties officeooo:paragraph-rsid="0162a1a6"/>
    </style:style>
    <style:style style:name="P230" style:family="paragraph" style:parent-style-name="Standard">
      <style:paragraph-properties fo:line-height="100%"/>
      <style:text-properties officeooo:paragraph-rsid="016f6694"/>
    </style:style>
    <style:style style:name="P231" style:family="paragraph" style:parent-style-name="Standard">
      <style:paragraph-properties fo:line-height="100%"/>
      <style:text-properties officeooo:paragraph-rsid="017440d5"/>
    </style:style>
    <style:style style:name="P232" style:family="paragraph" style:parent-style-name="Standard">
      <style:paragraph-properties fo:line-height="100%"/>
      <style:text-properties officeooo:paragraph-rsid="017485c8"/>
    </style:style>
    <style:style style:name="P233" style:family="paragraph" style:parent-style-name="Standard">
      <style:paragraph-properties fo:line-height="100%"/>
      <style:text-properties officeooo:paragraph-rsid="0189b6bf"/>
    </style:style>
    <style:style style:name="P234" style:family="paragraph" style:parent-style-name="Standard">
      <style:paragraph-properties fo:line-height="100%"/>
      <style:text-properties officeooo:paragraph-rsid="018f40a0"/>
    </style:style>
    <style:style style:name="P235" style:family="paragraph" style:parent-style-name="Standard">
      <style:paragraph-properties fo:line-height="100%"/>
      <style:text-properties officeooo:paragraph-rsid="018f47be"/>
    </style:style>
    <style:style style:name="P236" style:family="paragraph" style:parent-style-name="Standard">
      <style:paragraph-properties fo:line-height="100%"/>
      <style:text-properties officeooo:paragraph-rsid="01a0f13a"/>
    </style:style>
    <style:style style:name="P237" style:family="paragraph" style:parent-style-name="Standard">
      <style:paragraph-properties fo:line-height="100%"/>
      <style:text-properties officeooo:paragraph-rsid="01a43926"/>
    </style:style>
    <style:style style:name="P238" style:family="paragraph" style:parent-style-name="Standard">
      <style:paragraph-properties fo:line-height="100%"/>
      <style:text-properties officeooo:paragraph-rsid="01a8c651"/>
    </style:style>
    <style:style style:name="P239" style:family="paragraph" style:parent-style-name="Standard">
      <style:paragraph-properties fo:line-height="100%"/>
      <style:text-properties officeooo:paragraph-rsid="01bc7f93"/>
    </style:style>
    <style:style style:name="P240" style:family="paragraph" style:parent-style-name="Standard">
      <style:paragraph-properties fo:line-height="100%"/>
      <style:text-properties officeooo:paragraph-rsid="01bef01a"/>
    </style:style>
    <style:style style:name="P241" style:family="paragraph" style:parent-style-name="Standard">
      <style:paragraph-properties fo:line-height="100%"/>
      <style:text-properties officeooo:paragraph-rsid="01c0a50b"/>
    </style:style>
    <style:style style:name="P242" style:family="paragraph" style:parent-style-name="Standard">
      <style:paragraph-properties fo:line-height="100%"/>
      <style:text-properties officeooo:rsid="00579098" officeooo:paragraph-rsid="00579098"/>
    </style:style>
    <style:style style:name="P243" style:family="paragraph" style:parent-style-name="Standard">
      <style:paragraph-properties fo:line-height="100%"/>
      <style:text-properties officeooo:rsid="005e617e" officeooo:paragraph-rsid="005e617e"/>
    </style:style>
    <style:style style:name="P244" style:family="paragraph" style:parent-style-name="Standard">
      <style:paragraph-properties fo:line-height="100%"/>
      <style:text-properties officeooo:rsid="005e617e" officeooo:paragraph-rsid="00a9eb52"/>
    </style:style>
    <style:style style:name="P245" style:family="paragraph" style:parent-style-name="Standard">
      <style:paragraph-properties fo:line-height="100%"/>
      <style:text-properties officeooo:rsid="0069c514" officeooo:paragraph-rsid="0069c514"/>
    </style:style>
    <style:style style:name="P246" style:family="paragraph" style:parent-style-name="Standard">
      <style:paragraph-properties fo:line-height="100%"/>
      <style:text-properties officeooo:rsid="006b15e0" officeooo:paragraph-rsid="006b15e0"/>
    </style:style>
    <style:style style:name="P247" style:family="paragraph" style:parent-style-name="Standard">
      <style:paragraph-properties fo:line-height="100%"/>
      <style:text-properties officeooo:rsid="00745134" officeooo:paragraph-rsid="00745134"/>
    </style:style>
    <style:style style:name="P248" style:family="paragraph" style:parent-style-name="Standard">
      <style:paragraph-properties fo:line-height="100%"/>
      <style:text-properties officeooo:rsid="00745134" officeooo:paragraph-rsid="00756d32"/>
    </style:style>
    <style:style style:name="P249" style:family="paragraph" style:parent-style-name="Standard">
      <style:paragraph-properties fo:line-height="100%"/>
      <style:text-properties officeooo:rsid="00745134" officeooo:paragraph-rsid="00936952"/>
    </style:style>
    <style:style style:name="P250" style:family="paragraph" style:parent-style-name="Standard">
      <style:paragraph-properties fo:line-height="100%"/>
      <style:text-properties officeooo:rsid="007739a0" officeooo:paragraph-rsid="007739a0"/>
    </style:style>
    <style:style style:name="P251" style:family="paragraph" style:parent-style-name="Standard">
      <style:paragraph-properties fo:line-height="100%"/>
      <style:text-properties officeooo:rsid="007aa141" officeooo:paragraph-rsid="007aa141"/>
    </style:style>
    <style:style style:name="P252" style:family="paragraph" style:parent-style-name="Standard">
      <style:paragraph-properties fo:line-height="100%"/>
      <style:text-properties style:use-window-font-color="true" officeooo:paragraph-rsid="007aa141"/>
    </style:style>
    <style:style style:name="P253" style:family="paragraph" style:parent-style-name="Standard">
      <style:paragraph-properties fo:line-height="100%"/>
      <style:text-properties style:use-window-font-color="true" officeooo:paragraph-rsid="0138616c"/>
    </style:style>
    <style:style style:name="P254" style:family="paragraph" style:parent-style-name="Standard">
      <style:paragraph-properties fo:line-height="100%"/>
      <style:text-properties style:use-window-font-color="true" officeooo:rsid="00685481" officeooo:paragraph-rsid="007aa141"/>
    </style:style>
    <style:style style:name="P255" style:family="paragraph" style:parent-style-name="Standard">
      <style:paragraph-properties fo:line-height="100%"/>
      <style:text-properties style:use-window-font-color="true" fo:font-weight="normal" officeooo:rsid="007dc5bf" officeooo:paragraph-rsid="008909b1" style:font-weight-asian="normal" style:font-weight-complex="normal"/>
    </style:style>
    <style:style style:name="P256" style:family="paragraph" style:parent-style-name="Standard">
      <style:paragraph-properties fo:line-height="100%"/>
      <style:text-properties style:use-window-font-color="true" fo:font-weight="bold" officeooo:rsid="00dbdbe5" officeooo:paragraph-rsid="0100469d" style:font-weight-asian="bold" style:font-weight-complex="bold"/>
    </style:style>
    <style:style style:name="P257" style:family="paragraph" style:parent-style-name="Standard">
      <style:paragraph-properties fo:line-height="100%"/>
      <style:text-properties style:use-window-font-color="true" fo:font-weight="bold" officeooo:rsid="00dbdbe5" officeooo:paragraph-rsid="00f3aacb" style:font-weight-asian="bold" style:font-weight-complex="bold"/>
    </style:style>
    <style:style style:name="P258" style:family="paragraph" style:parent-style-name="Standard">
      <style:paragraph-properties fo:line-height="100%"/>
      <style:text-properties style:use-window-font-color="true" fo:font-style="italic" fo:font-weight="normal" officeooo:rsid="00685481" officeooo:paragraph-rsid="008909b1" style:font-style-asian="italic" style:font-weight-asian="normal" style:font-style-complex="italic" style:font-weight-complex="normal"/>
    </style:style>
    <style:style style:name="P259" style:family="paragraph" style:parent-style-name="Standard">
      <style:paragraph-properties fo:line-height="100%"/>
      <style:text-properties style:use-window-font-color="true" fo:font-style="italic" fo:font-weight="normal" officeooo:rsid="00c8bca2" officeooo:paragraph-rsid="0138616c" style:font-style-asian="italic" style:font-weight-asian="normal" style:font-style-complex="italic" style:font-weight-complex="normal"/>
    </style:style>
    <style:style style:name="P260" style:family="paragraph" style:parent-style-name="Standard">
      <style:paragraph-properties fo:line-height="100%"/>
      <style:text-properties style:use-window-font-color="true" fo:font-style="italic" fo:font-weight="normal" officeooo:rsid="00ee8692" officeooo:paragraph-rsid="011b9fae" style:font-style-asian="italic" style:font-weight-asian="normal" style:font-style-complex="italic" style:font-weight-complex="normal"/>
    </style:style>
    <style:style style:name="P261" style:family="paragraph" style:parent-style-name="Standard">
      <style:paragraph-properties fo:line-height="100%"/>
      <style:text-properties style:use-window-font-color="true" fo:font-style="italic" fo:font-weight="normal" officeooo:rsid="017485c8" officeooo:paragraph-rsid="017485c8" style:font-style-asian="italic" style:font-weight-asian="normal" style:font-style-complex="italic" style:font-weight-complex="normal"/>
    </style:style>
    <style:style style:name="P262" style:family="paragraph" style:parent-style-name="Standard">
      <style:paragraph-properties fo:line-height="100%"/>
      <style:text-properties style:use-window-font-color="true" fo:font-style="italic" officeooo:paragraph-rsid="01030c93" style:font-style-asian="italic" style:font-style-complex="italic"/>
    </style:style>
    <style:style style:name="P263" style:family="paragraph" style:parent-style-name="Standard">
      <style:paragraph-properties fo:line-height="100%"/>
      <style:text-properties style:use-window-font-color="true" fo:font-style="italic" officeooo:paragraph-rsid="01bef01a" style:font-style-asian="italic" style:font-style-complex="italic"/>
    </style:style>
    <style:style style:name="P264" style:family="paragraph" style:parent-style-name="Standard">
      <style:paragraph-properties fo:line-height="100%"/>
      <style:text-properties style:use-window-font-color="true" fo:font-style="italic" officeooo:rsid="0101a62b" officeooo:paragraph-rsid="01030c93" style:font-style-asian="italic" style:font-style-complex="italic"/>
    </style:style>
    <style:style style:name="P265" style:family="paragraph" style:parent-style-name="Standard">
      <style:paragraph-properties fo:line-height="100%"/>
      <style:text-properties style:use-window-font-color="true" fo:font-style="italic" officeooo:rsid="00ee8692" officeooo:paragraph-rsid="011b9fae" style:font-style-asian="italic" style:font-style-complex="italic"/>
    </style:style>
    <style:style style:name="P266" style:family="paragraph" style:parent-style-name="Standard">
      <style:paragraph-properties fo:line-height="100%"/>
      <style:text-properties style:use-window-font-color="true" fo:font-style="italic" officeooo:rsid="00ccac5e" officeooo:paragraph-rsid="01030c93" style:font-style-asian="italic" style:font-style-complex="italic"/>
    </style:style>
    <style:style style:name="P267" style:family="paragraph" style:parent-style-name="Standard">
      <style:paragraph-properties fo:line-height="100%"/>
      <style:text-properties style:use-window-font-color="true" fo:font-style="italic" officeooo:rsid="00ccac5e" officeooo:paragraph-rsid="012eacbf" style:font-style-asian="italic" style:font-style-complex="italic"/>
    </style:style>
    <style:style style:name="P268" style:family="paragraph" style:parent-style-name="Standard">
      <style:paragraph-properties fo:line-height="100%"/>
      <style:text-properties style:use-window-font-color="true" fo:font-style="italic" officeooo:rsid="00ccac5e" officeooo:paragraph-rsid="0134762b" style:font-style-asian="italic" style:font-style-complex="italic"/>
    </style:style>
    <style:style style:name="P269" style:family="paragraph" style:parent-style-name="Standard">
      <style:paragraph-properties fo:line-height="100%"/>
      <style:text-properties style:use-window-font-color="true" fo:font-style="italic" officeooo:rsid="00ccac5e" officeooo:paragraph-rsid="01326b81" style:font-style-asian="italic" style:font-style-complex="italic"/>
    </style:style>
    <style:style style:name="P270" style:family="paragraph" style:parent-style-name="Standard">
      <style:paragraph-properties fo:line-height="100%"/>
      <style:text-properties style:use-window-font-color="true" fo:font-style="italic" officeooo:rsid="00ccac5e" officeooo:paragraph-rsid="0138616c" style:font-style-asian="italic" style:font-style-complex="italic"/>
    </style:style>
    <style:style style:name="P271" style:family="paragraph" style:parent-style-name="Standard">
      <style:paragraph-properties fo:line-height="100%"/>
      <style:text-properties style:use-window-font-color="true" fo:font-style="italic" officeooo:rsid="012915b3" officeooo:paragraph-rsid="012915b3" style:font-style-asian="italic" style:font-style-complex="italic"/>
    </style:style>
    <style:style style:name="P272" style:family="paragraph" style:parent-style-name="Standard">
      <style:paragraph-properties fo:line-height="100%"/>
      <style:text-properties style:use-window-font-color="true" fo:font-style="italic" officeooo:rsid="013ddfc0" officeooo:paragraph-rsid="0141ae5e" style:font-style-asian="italic" style:font-style-complex="italic"/>
    </style:style>
    <style:style style:name="P273" style:family="paragraph" style:parent-style-name="Standard">
      <style:paragraph-properties fo:line-height="100%"/>
      <style:text-properties style:use-window-font-color="true" fo:font-style="italic" officeooo:rsid="013ddfc0" officeooo:paragraph-rsid="013ddfc0" style:font-style-asian="italic" style:font-style-complex="italic"/>
    </style:style>
    <style:style style:name="P274" style:family="paragraph" style:parent-style-name="Standard">
      <style:paragraph-properties fo:line-height="100%"/>
      <style:text-properties style:use-window-font-color="true" fo:font-style="italic" officeooo:rsid="013f1034" officeooo:paragraph-rsid="013f1034" style:font-style-asian="italic" style:font-style-complex="italic"/>
    </style:style>
    <style:style style:name="P275" style:family="paragraph" style:parent-style-name="Standard">
      <style:paragraph-properties fo:line-height="100%"/>
      <style:text-properties style:use-window-font-color="true" fo:font-style="italic" officeooo:rsid="013f1034" officeooo:paragraph-rsid="014b75d0" style:font-style-asian="italic" style:font-style-complex="italic"/>
    </style:style>
    <style:style style:name="P276" style:family="paragraph" style:parent-style-name="Standard">
      <style:paragraph-properties fo:line-height="100%"/>
      <style:text-properties style:use-window-font-color="true" fo:font-style="italic" officeooo:rsid="014cd3ba" officeooo:paragraph-rsid="014cd3ba" style:font-style-asian="italic" style:font-style-complex="italic"/>
    </style:style>
    <style:style style:name="P277" style:family="paragraph" style:parent-style-name="Standard">
      <style:paragraph-properties fo:line-height="100%"/>
      <style:text-properties style:use-window-font-color="true" fo:font-style="italic" officeooo:rsid="014818a8" officeooo:paragraph-rsid="014818a8" style:font-style-asian="italic" style:font-style-complex="italic"/>
    </style:style>
    <style:style style:name="P278" style:family="paragraph" style:parent-style-name="Standard">
      <style:paragraph-properties fo:line-height="100%"/>
      <style:text-properties style:use-window-font-color="true" fo:font-style="italic" officeooo:rsid="01648ccb" officeooo:paragraph-rsid="01648ccb" style:font-style-asian="italic" style:font-style-complex="italic"/>
    </style:style>
    <style:style style:name="P279" style:family="paragraph" style:parent-style-name="Standard">
      <style:paragraph-properties fo:line-height="100%"/>
      <style:text-properties style:use-window-font-color="true" fo:font-style="italic" officeooo:rsid="01648e77" officeooo:paragraph-rsid="01648e77" style:font-style-asian="italic" style:font-style-complex="italic"/>
    </style:style>
    <style:style style:name="P280" style:family="paragraph" style:parent-style-name="Standard">
      <style:paragraph-properties fo:line-height="100%"/>
      <style:text-properties style:use-window-font-color="true" fo:font-style="italic" officeooo:rsid="0165fb24" officeooo:paragraph-rsid="0165fb24" style:font-style-asian="italic" style:font-style-complex="italic"/>
    </style:style>
    <style:style style:name="P281" style:family="paragraph" style:parent-style-name="Standard">
      <style:paragraph-properties fo:line-height="100%"/>
      <style:text-properties style:use-window-font-color="true" fo:font-style="italic" officeooo:rsid="01731cf9" officeooo:paragraph-rsid="01731cf9" style:font-style-asian="italic" style:font-style-complex="italic"/>
    </style:style>
    <style:style style:name="P282" style:family="paragraph" style:parent-style-name="Standard">
      <style:paragraph-properties fo:line-height="100%"/>
      <style:text-properties style:use-window-font-color="true" fo:font-style="italic" officeooo:rsid="01731cf9" officeooo:paragraph-rsid="017440d5" style:font-style-asian="italic" style:font-style-complex="italic"/>
    </style:style>
    <style:style style:name="P283" style:family="paragraph" style:parent-style-name="Standard">
      <style:paragraph-properties fo:line-height="100%"/>
      <style:text-properties style:use-window-font-color="true" fo:font-style="italic" officeooo:rsid="0189b6bf" officeooo:paragraph-rsid="0189b6bf" style:font-style-asian="italic" style:font-style-complex="italic"/>
    </style:style>
    <style:style style:name="P284" style:family="paragraph" style:parent-style-name="Standard">
      <style:paragraph-properties fo:line-height="100%"/>
      <style:text-properties style:use-window-font-color="true" fo:font-style="italic" officeooo:rsid="018f40a0" officeooo:paragraph-rsid="018f40a0" style:font-style-asian="italic" style:font-style-complex="italic"/>
    </style:style>
    <style:style style:name="P285" style:family="paragraph" style:parent-style-name="Standard">
      <style:paragraph-properties fo:line-height="100%"/>
      <style:text-properties style:use-window-font-color="true" fo:font-style="italic" officeooo:rsid="01b07b18" officeooo:paragraph-rsid="01bef01a" style:font-style-asian="italic" style:font-style-complex="italic"/>
    </style:style>
    <style:style style:name="P286" style:family="paragraph" style:parent-style-name="Standard">
      <style:paragraph-properties fo:line-height="100%"/>
      <style:text-properties style:use-window-font-color="true" fo:font-style="italic" officeooo:rsid="01a3bf4c" officeooo:paragraph-rsid="01bef01a" style:font-style-asian="italic" style:font-style-complex="italic"/>
    </style:style>
    <style:style style:name="P287" style:family="paragraph" style:parent-style-name="Standard">
      <style:paragraph-properties fo:line-height="100%"/>
      <style:text-properties style:use-window-font-color="true" fo:font-style="italic" officeooo:rsid="01bef01a" officeooo:paragraph-rsid="01bef01a" style:font-style-asian="italic" style:font-style-complex="italic"/>
    </style:style>
    <style:style style:name="P288" style:family="paragraph" style:parent-style-name="Standard">
      <style:paragraph-properties fo:line-height="100%"/>
      <style:text-properties style:use-window-font-color="true" officeooo:rsid="00da4493" officeooo:paragraph-rsid="0100469d"/>
    </style:style>
    <style:style style:name="P289" style:family="paragraph" style:parent-style-name="Standard">
      <style:paragraph-properties fo:line-height="100%"/>
      <style:text-properties style:use-window-font-color="true" fo:font-style="normal" officeooo:rsid="00dbdbe5" officeooo:paragraph-rsid="0100469d" style:font-style-asian="normal" style:font-style-complex="normal"/>
    </style:style>
    <style:style style:name="P290" style:family="paragraph" style:parent-style-name="Standard">
      <style:paragraph-properties fo:line-height="100%"/>
      <style:text-properties style:use-window-font-color="true" fo:font-style="normal" officeooo:rsid="00ee8692" officeooo:paragraph-rsid="011b9fae" style:font-style-asian="normal" style:font-style-complex="normal"/>
    </style:style>
    <style:style style:name="P291" style:family="paragraph" style:parent-style-name="Standard">
      <style:paragraph-properties fo:line-height="100%"/>
      <style:text-properties style:use-window-font-color="true" fo:font-style="normal" officeooo:paragraph-rsid="0101a62b" style:font-style-asian="normal" style:font-style-complex="normal"/>
    </style:style>
    <style:style style:name="P292" style:family="paragraph" style:parent-style-name="Standard">
      <style:paragraph-properties fo:line-height="100%"/>
      <style:text-properties style:use-window-font-color="true" fo:font-style="normal" officeooo:rsid="013b4b0d" officeooo:paragraph-rsid="013b4b0d" style:font-style-asian="normal" style:font-style-complex="normal"/>
    </style:style>
    <style:style style:name="P293" style:family="paragraph" style:parent-style-name="Standard">
      <style:paragraph-properties fo:line-height="100%"/>
      <style:text-properties style:use-window-font-color="true" fo:font-style="normal" officeooo:rsid="013b4b0d" officeooo:paragraph-rsid="013c52d4" style:font-style-asian="normal" style:font-style-complex="normal"/>
    </style:style>
    <style:style style:name="P294" style:family="paragraph" style:parent-style-name="Standard">
      <style:paragraph-properties fo:line-height="100%"/>
      <style:text-properties style:use-window-font-color="true" fo:font-style="normal" officeooo:rsid="0141ae5e" officeooo:paragraph-rsid="0141ae5e" style:font-style-asian="normal" style:font-style-complex="normal"/>
    </style:style>
    <style:style style:name="P295" style:family="paragraph" style:parent-style-name="Standard">
      <style:paragraph-properties fo:line-height="100%"/>
      <style:text-properties style:use-window-font-color="true" fo:font-style="normal" officeooo:rsid="0144e328" officeooo:paragraph-rsid="0144e328" style:font-style-asian="normal" style:font-style-complex="normal"/>
    </style:style>
    <style:style style:name="P296" style:family="paragraph" style:parent-style-name="Standard">
      <style:paragraph-properties fo:line-height="100%"/>
      <style:text-properties style:use-window-font-color="true" fo:font-style="normal" officeooo:rsid="013ddfc0" officeooo:paragraph-rsid="013c52d4" style:font-style-asian="normal" style:font-style-complex="normal"/>
    </style:style>
    <style:style style:name="P297" style:family="paragraph" style:parent-style-name="Standard">
      <style:paragraph-properties fo:line-height="100%"/>
      <style:text-properties style:use-window-font-color="true" fo:font-style="normal" officeooo:rsid="013ddfc0" officeooo:paragraph-rsid="013ddfc0" style:font-style-asian="normal" style:font-style-complex="normal"/>
    </style:style>
    <style:style style:name="P298" style:family="paragraph" style:parent-style-name="Standard">
      <style:paragraph-properties fo:line-height="100%"/>
      <style:text-properties style:use-window-font-color="true" fo:font-style="normal" officeooo:rsid="013f1034" officeooo:paragraph-rsid="013f1034" style:font-style-asian="normal" style:font-style-complex="normal"/>
    </style:style>
    <style:style style:name="P299" style:family="paragraph" style:parent-style-name="Standard">
      <style:paragraph-properties fo:line-height="100%"/>
      <style:text-properties style:use-window-font-color="true" fo:font-style="normal" officeooo:rsid="013f1034" officeooo:paragraph-rsid="014b75d0" style:font-style-asian="normal" style:font-style-complex="normal"/>
    </style:style>
    <style:style style:name="P300" style:family="paragraph" style:parent-style-name="Standard">
      <style:paragraph-properties fo:line-height="100%"/>
      <style:text-properties style:use-window-font-color="true" fo:font-style="normal" officeooo:rsid="014818a8" officeooo:paragraph-rsid="014818a8" style:font-style-asian="normal" style:font-style-complex="normal"/>
    </style:style>
    <style:style style:name="P301" style:family="paragraph" style:parent-style-name="Standard">
      <style:paragraph-properties fo:line-height="100%"/>
      <style:text-properties style:use-window-font-color="true" fo:font-style="normal" officeooo:rsid="014b75d0" officeooo:paragraph-rsid="014b75d0" style:font-style-asian="normal" style:font-style-complex="normal"/>
    </style:style>
    <style:style style:name="P302" style:family="paragraph" style:parent-style-name="Standard">
      <style:paragraph-properties fo:line-height="100%"/>
      <style:text-properties style:use-window-font-color="true" fo:font-style="normal" officeooo:rsid="014cd3ba" officeooo:paragraph-rsid="014cd3ba" style:font-style-asian="normal" style:font-style-complex="normal"/>
    </style:style>
    <style:style style:name="P303" style:family="paragraph" style:parent-style-name="Standard">
      <style:paragraph-properties fo:line-height="100%"/>
      <style:text-properties style:use-window-font-color="true" fo:font-style="normal" officeooo:rsid="014cf324" officeooo:paragraph-rsid="014cf324" style:font-style-asian="normal" style:font-style-complex="normal"/>
    </style:style>
    <style:style style:name="P304" style:family="paragraph" style:parent-style-name="Standard">
      <style:paragraph-properties fo:line-height="100%"/>
      <style:text-properties style:use-window-font-color="true" fo:font-style="normal" officeooo:rsid="014cf324" officeooo:paragraph-rsid="014e87b3" style:font-style-asian="normal" style:font-style-complex="normal"/>
    </style:style>
    <style:style style:name="P305" style:family="paragraph" style:parent-style-name="Standard">
      <style:paragraph-properties fo:line-height="100%"/>
      <style:text-properties style:use-window-font-color="true" fo:font-style="normal" officeooo:rsid="0162a1a6" officeooo:paragraph-rsid="0162a1a6" style:font-style-asian="normal" style:font-style-complex="normal"/>
    </style:style>
    <style:style style:name="P306" style:family="paragraph" style:parent-style-name="Standard">
      <style:paragraph-properties fo:line-height="100%"/>
      <style:text-properties style:use-window-font-color="true" fo:font-style="normal" officeooo:rsid="01648ccb" officeooo:paragraph-rsid="01648ccb" style:font-style-asian="normal" style:font-style-complex="normal"/>
    </style:style>
    <style:style style:name="P307" style:family="paragraph" style:parent-style-name="Standard">
      <style:paragraph-properties fo:line-height="100%"/>
      <style:text-properties style:use-window-font-color="true" fo:font-style="normal" officeooo:rsid="01648e77" officeooo:paragraph-rsid="01648e77" style:font-style-asian="normal" style:font-style-complex="normal"/>
    </style:style>
    <style:style style:name="P308" style:family="paragraph" style:parent-style-name="Standard">
      <style:paragraph-properties fo:line-height="100%"/>
      <style:text-properties style:use-window-font-color="true" fo:font-style="normal" officeooo:rsid="0165fb24" officeooo:paragraph-rsid="0165fb24" style:font-style-asian="normal" style:font-style-complex="normal"/>
    </style:style>
    <style:style style:name="P309" style:family="paragraph" style:parent-style-name="Standard">
      <style:paragraph-properties fo:line-height="100%"/>
      <style:text-properties style:use-window-font-color="true" fo:font-style="normal" officeooo:rsid="016f6694" officeooo:paragraph-rsid="016f6694" style:font-style-asian="normal" style:font-style-complex="normal"/>
    </style:style>
    <style:style style:name="P310" style:family="paragraph" style:parent-style-name="Standard">
      <style:paragraph-properties fo:line-height="100%"/>
      <style:text-properties style:use-window-font-color="true" fo:font-style="normal" officeooo:rsid="01731cf9" officeooo:paragraph-rsid="01731cf9" style:font-style-asian="normal" style:font-style-complex="normal"/>
    </style:style>
    <style:style style:name="P311" style:family="paragraph" style:parent-style-name="Standard">
      <style:paragraph-properties fo:line-height="100%"/>
      <style:text-properties style:use-window-font-color="true" fo:font-style="normal" officeooo:rsid="0189b6bf" officeooo:paragraph-rsid="0189b6bf" style:font-style-asian="normal" style:font-style-complex="normal"/>
    </style:style>
    <style:style style:name="P312" style:family="paragraph" style:parent-style-name="Standard">
      <style:paragraph-properties fo:line-height="100%"/>
      <style:text-properties style:use-window-font-color="true" fo:font-style="normal" officeooo:rsid="018f40a0" officeooo:paragraph-rsid="018b9f16" style:font-style-asian="normal" style:font-style-complex="normal"/>
    </style:style>
    <style:style style:name="P313" style:family="paragraph" style:parent-style-name="Standard">
      <style:paragraph-properties fo:line-height="100%"/>
      <style:text-properties style:use-window-font-color="true" fo:font-style="normal" officeooo:rsid="018f40a0" officeooo:paragraph-rsid="018f40a0" style:font-style-asian="normal" style:font-style-complex="normal"/>
    </style:style>
    <style:style style:name="P314" style:family="paragraph" style:parent-style-name="Standard">
      <style:paragraph-properties fo:line-height="100%"/>
      <style:text-properties style:use-window-font-color="true" fo:font-style="normal" officeooo:rsid="018f40a0" officeooo:paragraph-rsid="018fc722" style:font-style-asian="normal" style:font-style-complex="normal"/>
    </style:style>
    <style:style style:name="P315" style:family="paragraph" style:parent-style-name="Standard">
      <style:paragraph-properties fo:line-height="100%"/>
      <style:text-properties style:use-window-font-color="true" fo:font-style="normal" officeooo:rsid="0192a2f5" officeooo:paragraph-rsid="0192a2f5" style:font-style-asian="normal" style:font-style-complex="normal"/>
    </style:style>
    <style:style style:name="P316" style:family="paragraph" style:parent-style-name="Standard">
      <style:paragraph-properties fo:line-height="100%"/>
      <style:text-properties style:use-window-font-color="true" fo:font-style="normal" fo:font-weight="bold" officeooo:rsid="013b4b0d" officeooo:paragraph-rsid="013b4b0d" style:font-style-asian="normal" style:font-weight-asian="bold" style:font-style-complex="normal" style:font-weight-complex="bold"/>
    </style:style>
    <style:style style:name="P317" style:family="paragraph" style:parent-style-name="Standard">
      <style:paragraph-properties fo:line-height="100%"/>
      <style:text-properties style:use-window-font-color="true" fo:font-style="normal" fo:font-weight="bold" officeooo:rsid="011b9fae" officeooo:paragraph-rsid="0143c3ef" style:font-style-asian="normal" style:font-weight-asian="bold" style:font-style-complex="normal" style:font-weight-complex="bold"/>
    </style:style>
    <style:style style:name="P318" style:family="paragraph" style:parent-style-name="Standard">
      <style:paragraph-properties fo:line-height="100%"/>
      <style:text-properties style:use-window-font-color="true" fo:font-style="normal" fo:font-weight="bold" officeooo:rsid="014cd3ba" officeooo:paragraph-rsid="014cd3ba" style:font-style-asian="normal" style:font-weight-asian="bold" style:font-style-complex="normal" style:font-weight-complex="bold"/>
    </style:style>
    <style:style style:name="P319" style:family="paragraph" style:parent-style-name="Standard">
      <style:paragraph-properties fo:line-height="100%"/>
      <style:text-properties style:use-window-font-color="true" fo:font-style="normal" fo:font-weight="bold" officeooo:rsid="018725dc" officeooo:paragraph-rsid="018725dc" style:font-style-asian="normal" style:font-weight-asian="bold" style:font-style-complex="normal" style:font-weight-complex="bold"/>
    </style:style>
    <style:style style:name="P320" style:family="paragraph" style:parent-style-name="Standard">
      <style:paragraph-properties fo:line-height="100%"/>
      <style:text-properties style:use-window-font-color="true" fo:font-style="normal" fo:font-weight="bold" officeooo:rsid="018b9f16" officeooo:paragraph-rsid="018b9f16" style:font-style-asian="normal" style:font-weight-asian="bold" style:font-style-complex="normal" style:font-weight-complex="bold"/>
    </style:style>
    <style:style style:name="P321" style:family="paragraph" style:parent-style-name="Standard">
      <style:paragraph-properties fo:line-height="100%"/>
      <style:text-properties style:use-window-font-color="true" fo:font-style="normal" fo:font-weight="normal" officeooo:rsid="01731cf9" officeooo:paragraph-rsid="01736d00" style:font-style-asian="normal" style:font-weight-asian="normal" style:font-style-complex="normal" style:font-weight-complex="normal"/>
    </style:style>
    <style:style style:name="P322" style:family="paragraph" style:parent-style-name="Standard">
      <style:paragraph-properties fo:line-height="100%"/>
      <style:text-properties style:use-window-font-color="true" fo:font-style="normal" fo:font-weight="normal" officeooo:rsid="017485c8" officeooo:paragraph-rsid="017485c8" style:font-style-asian="normal" style:font-weight-asian="normal" style:font-style-complex="normal" style:font-weight-complex="normal"/>
    </style:style>
    <style:style style:name="P323" style:family="paragraph" style:parent-style-name="Standard">
      <style:paragraph-properties fo:line-height="100%"/>
      <style:text-properties style:use-window-font-color="true" officeooo:rsid="010f38a8" officeooo:paragraph-rsid="010f38a8"/>
    </style:style>
    <style:style style:name="P324" style:family="paragraph" style:parent-style-name="Standard">
      <style:paragraph-properties fo:line-height="100%"/>
      <style:text-properties style:use-window-font-color="true" fo:font-size="14pt" fo:font-style="normal" fo:font-weight="bold" officeooo:rsid="0144e328" officeooo:paragraph-rsid="0144e328" style:font-size-asian="14pt" style:font-style-asian="normal" style:font-weight-asian="bold" style:font-size-complex="14pt" style:font-style-complex="normal" style:font-weight-complex="bold"/>
    </style:style>
    <style:style style:name="P325" style:family="paragraph" style:parent-style-name="Standard">
      <style:paragraph-properties fo:line-height="100%"/>
      <style:text-properties style:use-window-font-color="true" fo:font-size="14pt" fo:font-style="normal" fo:font-weight="bold" officeooo:rsid="018fc722" officeooo:paragraph-rsid="018fc722" style:font-size-asian="14pt" style:font-style-asian="normal" style:font-weight-asian="bold" style:font-size-complex="14pt" style:font-style-complex="normal" style:font-weight-complex="bold"/>
    </style:style>
    <style:style style:name="P326" style:family="paragraph" style:parent-style-name="Standard">
      <style:paragraph-properties fo:line-height="100%"/>
      <style:text-properties fo:font-weight="normal" officeooo:paragraph-rsid="007dc5bf" style:font-weight-asian="normal" style:font-weight-complex="normal"/>
    </style:style>
    <style:style style:name="P327" style:family="paragraph" style:parent-style-name="Standard">
      <style:paragraph-properties fo:line-height="100%"/>
      <style:text-properties fo:font-weight="normal" officeooo:paragraph-rsid="00a9eb52" style:font-weight-asian="normal" style:font-weight-complex="normal"/>
    </style:style>
    <style:style style:name="P328" style:family="paragraph" style:parent-style-name="Standard">
      <style:paragraph-properties fo:line-height="100%"/>
      <style:text-properties fo:font-weight="normal" officeooo:rsid="007fa5ba" officeooo:paragraph-rsid="007fa5ba" style:font-weight-asian="normal" style:font-weight-complex="normal"/>
    </style:style>
    <style:style style:name="P329" style:family="paragraph" style:parent-style-name="Standard">
      <style:paragraph-properties fo:line-height="100%"/>
      <style:text-properties fo:font-weight="normal" officeooo:rsid="007fa5ba" officeooo:paragraph-rsid="007aa141" style:font-weight-asian="normal" style:font-weight-complex="normal"/>
    </style:style>
    <style:style style:name="P330" style:family="paragraph" style:parent-style-name="Standard">
      <style:paragraph-properties fo:line-height="100%"/>
      <style:text-properties fo:font-weight="normal" officeooo:rsid="0081b142" officeooo:paragraph-rsid="0081b142" style:font-weight-asian="normal" style:font-weight-complex="normal"/>
    </style:style>
    <style:style style:name="P331" style:family="paragraph" style:parent-style-name="Standard">
      <style:paragraph-properties fo:line-height="100%"/>
      <style:text-properties fo:font-weight="normal" officeooo:rsid="0082ba18" officeooo:paragraph-rsid="0082ba18" style:font-weight-asian="normal" style:font-weight-complex="normal"/>
    </style:style>
    <style:style style:name="P332" style:family="paragraph" style:parent-style-name="Standard">
      <style:paragraph-properties fo:line-height="100%"/>
      <style:text-properties fo:font-weight="normal" officeooo:rsid="0082ba18" officeooo:paragraph-rsid="00863738" style:font-weight-asian="normal" style:font-weight-complex="normal"/>
    </style:style>
    <style:style style:name="P333" style:family="paragraph" style:parent-style-name="Standard">
      <style:paragraph-properties fo:line-height="100%"/>
      <style:text-properties fo:font-weight="normal" officeooo:rsid="00aea48b" officeooo:paragraph-rsid="00aea48b" style:font-weight-asian="normal" style:font-weight-complex="normal"/>
    </style:style>
    <style:style style:name="P334" style:family="paragraph" style:parent-style-name="Standard">
      <style:paragraph-properties fo:line-height="100%"/>
      <style:text-properties fo:font-weight="normal" officeooo:rsid="00aea48b" officeooo:paragraph-rsid="00b56a82" style:font-weight-asian="normal" style:font-weight-complex="normal"/>
    </style:style>
    <style:style style:name="P335" style:family="paragraph" style:parent-style-name="Standard">
      <style:paragraph-properties fo:line-height="100%"/>
      <style:text-properties fo:font-weight="normal" officeooo:rsid="00afb9b1" officeooo:paragraph-rsid="00afb9b1" style:font-weight-asian="normal" style:font-weight-complex="normal"/>
    </style:style>
    <style:style style:name="P336" style:family="paragraph" style:parent-style-name="Standard">
      <style:paragraph-properties fo:line-height="100%"/>
      <style:text-properties fo:font-weight="normal" officeooo:rsid="00afb9b1" officeooo:paragraph-rsid="00b38348" style:font-weight-asian="normal" style:font-weight-complex="normal"/>
    </style:style>
    <style:style style:name="P337" style:family="paragraph" style:parent-style-name="Standard">
      <style:paragraph-properties fo:line-height="100%"/>
      <style:text-properties fo:font-weight="normal" officeooo:rsid="00b38348" officeooo:paragraph-rsid="00b38348" style:font-weight-asian="normal" style:font-weight-complex="normal"/>
    </style:style>
    <style:style style:name="P338" style:family="paragraph" style:parent-style-name="Standard">
      <style:paragraph-properties fo:line-height="100%"/>
      <style:text-properties fo:font-weight="normal" officeooo:rsid="00b56a82" officeooo:paragraph-rsid="00b56a82" style:font-weight-asian="normal" style:font-weight-complex="normal"/>
    </style:style>
    <style:style style:name="P339" style:family="paragraph" style:parent-style-name="Standard">
      <style:paragraph-properties fo:line-height="100%"/>
      <style:text-properties fo:font-weight="normal" officeooo:rsid="00b56a82" officeooo:paragraph-rsid="00b38348" style:font-weight-asian="normal" style:font-weight-complex="normal"/>
    </style:style>
    <style:style style:name="P340" style:family="paragraph" style:parent-style-name="Standard">
      <style:paragraph-properties fo:line-height="100%"/>
      <style:text-properties officeooo:rsid="0091b213" officeooo:paragraph-rsid="0091b213"/>
    </style:style>
    <style:style style:name="P341" style:family="paragraph" style:parent-style-name="Standard">
      <style:paragraph-properties fo:line-height="100%"/>
      <style:text-properties officeooo:rsid="009600b6" officeooo:paragraph-rsid="009600b6"/>
    </style:style>
    <style:style style:name="P342" style:family="paragraph" style:parent-style-name="Standard">
      <style:paragraph-properties fo:line-height="100%"/>
      <style:text-properties officeooo:rsid="00a1b2bb" officeooo:paragraph-rsid="00a1b2bb"/>
    </style:style>
    <style:style style:name="P343" style:family="paragraph" style:parent-style-name="Standard">
      <style:paragraph-properties fo:line-height="115%"/>
      <style:text-properties officeooo:rsid="00a73331" officeooo:paragraph-rsid="00a73331"/>
    </style:style>
    <style:style style:name="P344" style:family="paragraph" style:parent-style-name="Standard">
      <style:paragraph-properties fo:line-height="100%"/>
      <style:text-properties officeooo:rsid="00602e5b" officeooo:paragraph-rsid="00a9eb52"/>
    </style:style>
    <style:style style:name="P345" style:family="paragraph" style:parent-style-name="Standard">
      <style:paragraph-properties fo:line-height="100%"/>
      <style:text-properties officeooo:rsid="00a9ceec" officeooo:paragraph-rsid="00a9ceec"/>
    </style:style>
    <style:style style:name="P346" style:family="paragraph" style:parent-style-name="Standard">
      <style:paragraph-properties fo:line-height="100%"/>
      <style:text-properties officeooo:rsid="00b5bbf4" officeooo:paragraph-rsid="00b5bbf4"/>
    </style:style>
    <style:style style:name="P347" style:family="paragraph" style:parent-style-name="Standard">
      <style:paragraph-properties fo:line-height="100%"/>
      <style:text-properties officeooo:rsid="00baaa8f" officeooo:paragraph-rsid="00baaa8f"/>
    </style:style>
    <style:style style:name="P348" style:family="paragraph" style:parent-style-name="Standard">
      <style:text-properties officeooo:paragraph-rsid="004a998d"/>
    </style:style>
    <style:style style:name="P349" style:family="paragraph" style:parent-style-name="Standard">
      <style:text-properties officeooo:paragraph-rsid="0018f3c7"/>
    </style:style>
    <style:style style:name="P350" style:family="paragraph" style:parent-style-name="Standard">
      <style:paragraph-properties fo:line-height="100%"/>
      <style:text-properties officeooo:rsid="00c3966f" officeooo:paragraph-rsid="00c09908"/>
    </style:style>
    <style:style style:name="P351" style:family="paragraph" style:parent-style-name="Standard">
      <style:paragraph-properties fo:line-height="100%"/>
      <style:text-properties officeooo:rsid="00d0573d" officeooo:paragraph-rsid="00d58808"/>
    </style:style>
    <style:style style:name="P352" style:family="paragraph" style:parent-style-name="Standard">
      <style:paragraph-properties fo:line-height="100%"/>
      <style:text-properties officeooo:rsid="00d58808" officeooo:paragraph-rsid="00d58808"/>
    </style:style>
    <style:style style:name="P353" style:family="paragraph" style:parent-style-name="Standard">
      <style:text-properties officeooo:paragraph-rsid="00ec7646"/>
    </style:style>
    <style:style style:name="P354" style:family="paragraph" style:parent-style-name="Standard">
      <style:text-properties officeooo:paragraph-rsid="00f1c02d"/>
    </style:style>
    <style:style style:name="P355" style:family="paragraph" style:parent-style-name="Standard">
      <style:paragraph-properties fo:line-height="100%"/>
      <style:text-properties officeooo:rsid="013ddfc0" officeooo:paragraph-rsid="013ddfc0"/>
    </style:style>
    <style:style style:name="P356" style:family="paragraph" style:parent-style-name="Standard">
      <style:text-properties fo:color="#c9211e" officeooo:paragraph-rsid="00073bb5"/>
    </style:style>
    <style:style style:name="P357" style:family="paragraph" style:parent-style-name="Standard">
      <style:text-properties fo:color="#c9211e" officeooo:rsid="00073bb5" officeooo:paragraph-rsid="00073bb5"/>
    </style:style>
    <style:style style:name="P358" style:family="paragraph" style:parent-style-name="Standard">
      <style:paragraph-properties fo:line-height="115%"/>
      <style:text-properties fo:color="#c9211e" officeooo:rsid="00188e61" officeooo:paragraph-rsid="00188e61" fo:background-color="transparent"/>
    </style:style>
    <style:style style:name="P359" style:family="paragraph" style:parent-style-name="Standard">
      <style:paragraph-properties fo:line-height="115%"/>
      <style:text-properties fo:color="#c9211e" officeooo:paragraph-rsid="003a01ce"/>
    </style:style>
    <style:style style:name="P360" style:family="paragraph" style:parent-style-name="Standard">
      <style:text-properties fo:color="#c9211e" fo:font-weight="bold" officeooo:paragraph-rsid="009e97f3" style:font-weight-asian="bold" style:font-weight-complex="bold"/>
    </style:style>
    <style:style style:name="P361" style:family="paragraph" style:parent-style-name="Standard">
      <style:text-properties fo:color="#c9211e" officeooo:paragraph-rsid="001b7ac1"/>
    </style:style>
    <style:style style:name="P362" style:family="paragraph" style:parent-style-name="Standard">
      <style:text-properties fo:color="#c9211e" officeooo:paragraph-rsid="0026d40f"/>
    </style:style>
    <style:style style:name="P363" style:family="paragraph" style:parent-style-name="Standard">
      <style:text-properties fo:color="#c9211e" officeooo:rsid="0026d40f" officeooo:paragraph-rsid="0026d40f"/>
    </style:style>
    <style:style style:name="P364" style:family="paragraph" style:parent-style-name="Standard">
      <style:text-properties fo:color="#c9211e" officeooo:rsid="0012269b" officeooo:paragraph-rsid="0012269b"/>
    </style:style>
    <style:style style:name="P365" style:family="paragraph" style:parent-style-name="Standard">
      <style:text-properties officeooo:paragraph-rsid="0162a1a6"/>
    </style:style>
    <style:style style:name="P366" style:family="paragraph" style:parent-style-name="Standard">
      <style:text-properties officeooo:paragraph-rsid="01648ccb"/>
    </style:style>
    <style:style style:name="P367" style:family="paragraph" style:parent-style-name="Standard">
      <style:paragraph-properties fo:line-height="100%"/>
      <style:text-properties officeooo:rsid="0195759d" officeooo:paragraph-rsid="0192a2f5"/>
    </style:style>
    <style:style style:name="P368" style:family="paragraph" style:parent-style-name="Standard">
      <style:paragraph-properties fo:line-height="100%"/>
      <style:text-properties officeooo:rsid="019715a7" officeooo:paragraph-rsid="019715a7"/>
    </style:style>
    <style:style style:name="P369" style:family="paragraph" style:parent-style-name="Standard">
      <style:paragraph-properties fo:line-height="100%"/>
      <style:text-properties officeooo:rsid="019e8d3a" officeooo:paragraph-rsid="019e8d3a"/>
    </style:style>
    <style:style style:name="P370" style:family="paragraph" style:parent-style-name="Standard">
      <style:paragraph-properties fo:line-height="100%"/>
      <style:text-properties officeooo:rsid="01a00fa0" officeooo:paragraph-rsid="01a00fa0"/>
    </style:style>
    <style:style style:name="P371" style:family="paragraph" style:parent-style-name="Standard">
      <style:paragraph-properties fo:line-height="100%"/>
      <style:text-properties officeooo:rsid="01b46c19" officeooo:paragraph-rsid="01b46c19"/>
    </style:style>
    <style:style style:name="P372" style:family="paragraph" style:parent-style-name="Standard">
      <style:paragraph-properties fo:line-height="100%"/>
      <style:text-properties officeooo:rsid="01bef01a" officeooo:paragraph-rsid="01bef01a"/>
    </style:style>
    <style:style style:name="P373" style:family="paragraph" style:parent-style-name="Standard">
      <style:text-properties officeooo:paragraph-rsid="01bef01a"/>
    </style:style>
    <style:style style:name="P374" style:family="paragraph" style:parent-style-name="Standard">
      <style:text-properties officeooo:rsid="01c3f677" officeooo:paragraph-rsid="01c3f677"/>
    </style:style>
    <style:style style:name="P375" style:family="paragraph" style:parent-style-name="Table_20_Contents">
      <style:paragraph-properties fo:text-align="center" style:justify-single-word="false"/>
      <style:text-properties officeooo:rsid="002995de" officeooo:paragraph-rsid="002995de"/>
    </style:style>
    <style:style style:name="P376" style:family="paragraph" style:parent-style-name="Table_20_Contents">
      <style:paragraph-properties fo:text-align="center" style:justify-single-word="false"/>
      <style:text-properties officeooo:rsid="002995de" officeooo:paragraph-rsid="002d5cea"/>
    </style:style>
    <style:style style:name="P377" style:family="paragraph" style:parent-style-name="Table_20_Contents">
      <style:paragraph-properties fo:text-align="center" style:justify-single-word="false"/>
      <style:text-properties fo:font-weight="bold" officeooo:rsid="002995de" officeooo:paragraph-rsid="002995de" style:font-weight-asian="bold" style:font-weight-complex="bold"/>
    </style:style>
    <style:style style:name="P378" style:family="paragraph" style:parent-style-name="Table_20_Contents">
      <style:paragraph-properties fo:text-align="center" style:justify-single-word="false"/>
      <style:text-properties fo:font-weight="bold" officeooo:rsid="00a73331" officeooo:paragraph-rsid="00a73331" style:font-weight-asian="bold" style:font-weight-complex="bold"/>
    </style:style>
    <style:style style:name="P379" style:family="paragraph" style:parent-style-name="Table_20_Contents">
      <style:paragraph-properties fo:text-align="center" style:justify-single-word="false"/>
      <style:text-properties officeooo:paragraph-rsid="002995de"/>
    </style:style>
    <style:style style:name="P380" style:family="paragraph" style:parent-style-name="Table_20_Contents">
      <style:paragraph-properties fo:text-align="center" style:justify-single-word="false"/>
      <style:text-properties officeooo:paragraph-rsid="004a998d"/>
    </style:style>
    <style:style style:name="P381" style:family="paragraph" style:parent-style-name="Table_20_Contents">
      <style:paragraph-properties fo:text-align="center" style:justify-single-word="false"/>
      <style:text-properties officeooo:paragraph-rsid="00a73331"/>
    </style:style>
    <style:style style:name="P382" style:family="paragraph" style:parent-style-name="Table_20_Contents">
      <style:paragraph-properties fo:text-align="center" style:justify-single-word="false"/>
      <style:text-properties officeooo:rsid="002ab5f6" officeooo:paragraph-rsid="002ab5f6"/>
    </style:style>
    <style:style style:name="P383" style:family="paragraph" style:parent-style-name="Table_20_Contents">
      <style:paragraph-properties fo:text-align="center" style:justify-single-word="false"/>
      <style:text-properties officeooo:rsid="002ab5f6" officeooo:paragraph-rsid="004a998d"/>
    </style:style>
    <style:style style:name="P384" style:family="paragraph" style:parent-style-name="Table_20_Contents">
      <style:paragraph-properties fo:text-align="center" style:justify-single-word="false"/>
      <style:text-properties officeooo:rsid="002c393c" officeooo:paragraph-rsid="002c393c"/>
    </style:style>
    <style:style style:name="P385" style:family="paragraph" style:parent-style-name="Table_20_Contents">
      <style:paragraph-properties fo:text-align="center" style:justify-single-word="false"/>
      <style:text-properties officeooo:rsid="002c393c" officeooo:paragraph-rsid="004a998d"/>
    </style:style>
    <style:style style:name="P386" style:family="paragraph" style:parent-style-name="Table_20_Contents">
      <style:paragraph-properties fo:text-align="center" style:justify-single-word="false"/>
      <style:text-properties officeooo:rsid="002d5cea" officeooo:paragraph-rsid="002d5cea"/>
    </style:style>
    <style:style style:name="P387" style:family="paragraph" style:parent-style-name="Table_20_Contents">
      <style:paragraph-properties fo:text-align="center" style:justify-single-word="false"/>
      <style:text-properties fo:font-style="normal" officeooo:rsid="00a73331" officeooo:paragraph-rsid="00a73331" style:font-style-asian="normal" style:font-style-complex="normal"/>
    </style:style>
    <style:style style:name="P388" style:family="paragraph" style:parent-style-name="Table_20_Contents">
      <style:paragraph-properties fo:text-align="center" style:justify-single-word="false"/>
      <style:text-properties fo:font-style="normal" officeooo:rsid="00a864ca" officeooo:paragraph-rsid="00a864ca" style:font-style-asian="normal" style:font-style-complex="normal"/>
    </style:style>
    <style:style style:name="P389" style:family="paragraph" style:parent-style-name="Standard">
      <style:paragraph-properties fo:line-height="100%" fo:break-before="page"/>
      <style:text-properties fo:font-style="italic" officeooo:paragraph-rsid="00a1b2bb" style:font-style-asian="italic" style:font-style-complex="italic"/>
    </style:style>
    <style:style style:name="P390" style:family="paragraph" style:parent-style-name="Standard" style:list-style-name="L1">
      <style:text-properties fo:color="#c9211e" officeooo:rsid="00073bb5" officeooo:paragraph-rsid="00073bb5"/>
    </style:style>
    <style:style style:name="P391" style:family="paragraph" style:parent-style-name="Standard" style:list-style-name="L7">
      <style:text-properties fo:color="#c9211e" officeooo:rsid="00073bb5" officeooo:paragraph-rsid="00073bb5"/>
    </style:style>
    <style:style style:name="P392" style:family="paragraph" style:parent-style-name="Standard" style:list-style-name="L2">
      <style:text-properties fo:color="#c9211e" officeooo:rsid="00188e61" officeooo:paragraph-rsid="00188e61" fo:background-color="transparent"/>
    </style:style>
    <style:style style:name="P393" style:family="paragraph" style:parent-style-name="Standard" style:list-style-name="L4">
      <style:text-properties fo:color="#c9211e" officeooo:rsid="0026d40f" officeooo:paragraph-rsid="0026d40f"/>
    </style:style>
    <style:style style:name="P394" style:family="paragraph" style:parent-style-name="Standard" style:list-style-name="L5">
      <style:text-properties fo:color="#c9211e" officeooo:rsid="0012269b" officeooo:paragraph-rsid="0012269b"/>
    </style:style>
    <style:style style:name="P395" style:family="paragraph" style:parent-style-name="Standard" style:list-style-name="L6">
      <style:text-properties fo:color="#c9211e" officeooo:rsid="0012269b" officeooo:paragraph-rsid="0012269b"/>
    </style:style>
    <style:style style:name="P396" style:family="paragraph" style:parent-style-name="Standard" style:list-style-name="L8">
      <style:paragraph-properties fo:line-height="115%"/>
      <style:text-properties fo:color="#c9211e" officeooo:rsid="003a01ce" officeooo:paragraph-rsid="003a01ce"/>
    </style:style>
    <style:style style:name="P397" style:family="paragraph" style:parent-style-name="Standard" style:list-style-name="L3">
      <style:text-properties officeooo:paragraph-rsid="0018f3c7"/>
    </style:style>
    <style:style style:name="P398" style:family="paragraph" style:parent-style-name="Standard" style:list-style-name="L3">
      <style:text-properties officeooo:rsid="0018f3c7" officeooo:paragraph-rsid="0018f3c7"/>
    </style:style>
    <style:style style:name="P399" style:family="paragraph" style:parent-style-name="Standard" style:list-style-name="L9">
      <style:paragraph-properties fo:line-height="100%"/>
      <style:text-properties officeooo:paragraph-rsid="006e3a09"/>
    </style:style>
    <style:style style:name="P400" style:family="paragraph" style:parent-style-name="Standard" style:list-style-name="L9">
      <style:paragraph-properties fo:line-height="100%"/>
      <style:text-properties officeooo:paragraph-rsid="007037b8"/>
    </style:style>
    <style:style style:name="P401" style:family="paragraph" style:parent-style-name="Standard" style:list-style-name="L10">
      <style:paragraph-properties fo:line-height="100%"/>
      <style:text-properties officeooo:paragraph-rsid="00a4ffd5"/>
    </style:style>
    <style:style style:name="P402" style:family="paragraph" style:parent-style-name="Standard" style:list-style-name="L11">
      <style:paragraph-properties fo:line-height="100%"/>
      <style:text-properties officeooo:paragraph-rsid="00d58808"/>
    </style:style>
    <style:style style:name="P403" style:family="paragraph" style:parent-style-name="Standard" style:list-style-name="L12">
      <style:paragraph-properties fo:line-height="100%"/>
      <style:text-properties officeooo:paragraph-rsid="00f70330"/>
    </style:style>
    <style:style style:name="P404" style:family="paragraph" style:parent-style-name="Standard">
      <style:paragraph-properties fo:line-height="100%"/>
      <style:text-properties officeooo:paragraph-rsid="01d3a7f4"/>
    </style:style>
    <style:style style:name="P405" style:family="paragraph" style:parent-style-name="Standard">
      <style:paragraph-properties fo:line-height="100%"/>
      <style:text-properties officeooo:paragraph-rsid="01dcb337"/>
    </style:style>
    <style:style style:name="P406" style:family="paragraph" style:parent-style-name="Standard">
      <style:paragraph-properties fo:line-height="100%"/>
      <style:text-properties officeooo:paragraph-rsid="01df2599"/>
    </style:style>
    <style:style style:name="P407" style:family="paragraph" style:parent-style-name="Standard">
      <style:paragraph-properties fo:line-height="100%"/>
      <style:text-properties officeooo:paragraph-rsid="01e0794a"/>
    </style:style>
    <style:style style:name="P408" style:family="paragraph" style:parent-style-name="Standard">
      <style:paragraph-properties fo:line-height="100%"/>
      <style:text-properties officeooo:paragraph-rsid="01e773bf"/>
    </style:style>
    <style:style style:name="P409" style:family="paragraph" style:parent-style-name="Standard">
      <style:paragraph-properties fo:line-height="100%"/>
      <style:text-properties officeooo:paragraph-rsid="01e956af"/>
    </style:style>
    <style:style style:name="P410" style:family="paragraph" style:parent-style-name="Standard">
      <style:paragraph-properties fo:line-height="100%"/>
      <style:text-properties officeooo:paragraph-rsid="01eebdc2"/>
    </style:style>
    <style:style style:name="P411" style:family="paragraph" style:parent-style-name="Standard">
      <style:paragraph-properties fo:line-height="100%"/>
      <style:text-properties officeooo:paragraph-rsid="01f1f76c"/>
    </style:style>
    <style:style style:name="P412" style:family="paragraph" style:parent-style-name="Standard">
      <style:paragraph-properties fo:line-height="100%"/>
      <style:text-properties officeooo:paragraph-rsid="01fac782"/>
    </style:style>
    <style:style style:name="P413" style:family="paragraph" style:parent-style-name="Standard">
      <style:paragraph-properties fo:line-height="100%"/>
      <style:text-properties officeooo:paragraph-rsid="0208988e"/>
    </style:style>
    <style:style style:name="P414" style:family="paragraph" style:parent-style-name="Standard">
      <style:paragraph-properties fo:line-height="100%"/>
      <style:text-properties officeooo:paragraph-rsid="020f6fa6"/>
    </style:style>
    <style:style style:name="P415" style:family="paragraph" style:parent-style-name="Standard" style:list-style-name="L9">
      <style:paragraph-properties fo:line-height="100%"/>
      <style:text-properties officeooo:rsid="006cc84d" officeooo:paragraph-rsid="006e3a09"/>
    </style:style>
    <style:style style:name="P416" style:family="paragraph" style:parent-style-name="Standard" style:list-style-name="L10">
      <style:paragraph-properties fo:line-height="100%"/>
      <style:text-properties officeooo:rsid="00a38197" officeooo:paragraph-rsid="00a4ffd5"/>
    </style:style>
    <style:style style:name="P417" style:family="paragraph" style:parent-style-name="Standard" style:list-style-name="L10">
      <style:paragraph-properties fo:line-height="100%"/>
      <style:text-properties officeooo:rsid="00a38197" officeooo:paragraph-rsid="00a38197"/>
    </style:style>
    <style:style style:name="P418" style:family="paragraph" style:parent-style-name="Standard" style:list-style-name="L11">
      <style:paragraph-properties fo:line-height="100%"/>
      <style:text-properties officeooo:rsid="00d58808" officeooo:paragraph-rsid="00d85381"/>
    </style:style>
    <style:style style:name="P419" style:family="paragraph" style:parent-style-name="Standard" style:list-style-name="L11">
      <style:paragraph-properties fo:line-height="100%"/>
      <style:text-properties officeooo:rsid="00d58808" officeooo:paragraph-rsid="00d58808"/>
    </style:style>
    <style:style style:name="P420" style:family="paragraph" style:parent-style-name="Standard" style:list-style-name="L12">
      <style:paragraph-properties fo:line-height="100%"/>
      <style:text-properties officeooo:rsid="00d58808" officeooo:paragraph-rsid="00d58808"/>
    </style:style>
    <style:style style:name="P421" style:family="paragraph" style:parent-style-name="Standard" style:list-style-name="L12">
      <style:paragraph-properties fo:line-height="100%"/>
      <style:text-properties officeooo:rsid="00d58808" officeooo:paragraph-rsid="01114cd3"/>
    </style:style>
    <style:style style:name="P422" style:family="paragraph" style:parent-style-name="Standard" style:list-style-name="L13">
      <style:paragraph-properties fo:line-height="100%"/>
      <style:text-properties style:use-window-font-color="true" fo:font-style="normal" officeooo:rsid="014b75d0" officeooo:paragraph-rsid="014b75d0" style:font-style-asian="normal" style:font-style-complex="normal"/>
    </style:style>
    <style:style style:name="P423" style:family="paragraph" style:parent-style-name="Standard" style:list-style-name="L14">
      <style:paragraph-properties fo:line-height="100%"/>
      <style:text-properties style:use-window-font-color="true" fo:font-style="normal" officeooo:rsid="014cf324" officeooo:paragraph-rsid="014cf324" style:font-style-asian="normal" style:font-style-complex="normal"/>
    </style:style>
    <style:style style:name="P424" style:family="paragraph" style:parent-style-name="Standard" style:list-style-name="L14">
      <style:paragraph-properties fo:line-height="100%"/>
      <style:text-properties style:use-window-font-color="true" fo:font-style="normal" officeooo:rsid="014cd3ba" officeooo:paragraph-rsid="014cd3ba" style:font-style-asian="normal" style:font-style-complex="normal"/>
    </style:style>
    <style:style style:name="P425" style:family="paragraph" style:parent-style-name="Standard" style:list-style-name="L15">
      <style:paragraph-properties fo:line-height="100%"/>
      <style:text-properties style:use-window-font-color="true" fo:font-style="normal" officeooo:rsid="0162a1a6" officeooo:paragraph-rsid="0162a1a6" style:font-style-asian="normal" style:font-style-complex="normal"/>
    </style:style>
    <style:style style:name="P426" style:family="paragraph" style:parent-style-name="Standard" style:list-style-name="L16">
      <style:paragraph-properties fo:line-height="100%"/>
      <style:text-properties style:use-window-font-color="true" fo:font-style="normal" officeooo:rsid="01648ccb" officeooo:paragraph-rsid="01648ccb" style:font-style-asian="normal" style:font-style-complex="normal"/>
    </style:style>
    <style:style style:name="P427" style:family="paragraph" style:parent-style-name="Standard" style:list-style-name="L17">
      <style:paragraph-properties fo:line-height="100%"/>
      <style:text-properties style:use-window-font-color="true" fo:font-style="normal" officeooo:rsid="01648e77" officeooo:paragraph-rsid="01648e77" style:font-style-asian="normal" style:font-style-complex="normal"/>
    </style:style>
    <style:style style:name="P428" style:family="paragraph" style:parent-style-name="Standard" style:list-style-name="L18">
      <style:paragraph-properties fo:line-height="100%"/>
      <style:text-properties style:use-window-font-color="true" fo:font-style="normal" officeooo:rsid="0165fb24" officeooo:paragraph-rsid="0165fb24" style:font-style-asian="normal" style:font-style-complex="normal"/>
    </style:style>
    <style:style style:name="P429" style:family="paragraph" style:parent-style-name="Standard" style:list-style-name="L19">
      <style:paragraph-properties fo:line-height="100%"/>
      <style:text-properties style:use-window-font-color="true" fo:font-style="normal" officeooo:rsid="0192a2f5" officeooo:paragraph-rsid="0192a2f5" style:font-style-asian="normal" style:font-style-complex="normal"/>
    </style:style>
    <style:style style:name="P430" style:family="paragraph" style:parent-style-name="Standard">
      <style:paragraph-properties fo:line-height="100%"/>
      <style:text-properties fo:font-style="normal" officeooo:rsid="01b82811" officeooo:paragraph-rsid="01b82811" style:font-style-asian="normal" style:font-style-complex="normal"/>
    </style:style>
    <style:style style:name="P431" style:family="paragraph" style:parent-style-name="Standard">
      <style:paragraph-properties fo:line-height="100%"/>
      <style:text-properties fo:font-style="normal" officeooo:rsid="01b07b18" officeooo:paragraph-rsid="01b07b18" style:font-style-asian="normal" style:font-style-complex="normal"/>
    </style:style>
    <style:style style:name="P432" style:family="paragraph" style:parent-style-name="Standard">
      <style:paragraph-properties fo:line-height="100%"/>
      <style:text-properties fo:font-style="normal" officeooo:rsid="01bef01a" officeooo:paragraph-rsid="01bef01a" style:font-style-asian="normal" style:font-style-complex="normal"/>
    </style:style>
    <style:style style:name="P433" style:family="paragraph" style:parent-style-name="Standard">
      <style:paragraph-properties fo:line-height="100%"/>
      <style:text-properties fo:font-style="normal" officeooo:rsid="01d3a7f4" officeooo:paragraph-rsid="01d3a7f4" style:font-style-asian="normal" style:font-style-complex="normal"/>
    </style:style>
    <style:style style:name="P434" style:family="paragraph" style:parent-style-name="Standard">
      <style:paragraph-properties fo:line-height="100%"/>
      <style:text-properties fo:font-style="normal" officeooo:rsid="01d3e392" officeooo:paragraph-rsid="01d3e392" style:font-style-asian="normal" style:font-style-complex="normal"/>
    </style:style>
    <style:style style:name="P435" style:family="paragraph" style:parent-style-name="Standard">
      <style:paragraph-properties fo:line-height="100%"/>
      <style:text-properties fo:font-style="normal" officeooo:rsid="01d78b33" officeooo:paragraph-rsid="01d78b33" style:font-style-asian="normal" style:font-style-complex="normal"/>
    </style:style>
    <style:style style:name="P436" style:family="paragraph" style:parent-style-name="Standard">
      <style:paragraph-properties fo:line-height="100%"/>
      <style:text-properties fo:font-style="normal" officeooo:rsid="01dbf960" officeooo:paragraph-rsid="01dbf960" style:font-style-asian="normal" style:font-style-complex="normal"/>
    </style:style>
    <style:style style:name="P437" style:family="paragraph" style:parent-style-name="Standard">
      <style:paragraph-properties fo:line-height="100%"/>
      <style:text-properties fo:font-style="normal" officeooo:rsid="01dcb337" officeooo:paragraph-rsid="01dcb337" style:font-style-asian="normal" style:font-style-complex="normal"/>
    </style:style>
    <style:style style:name="P438" style:family="paragraph" style:parent-style-name="Standard">
      <style:paragraph-properties fo:line-height="100%"/>
      <style:text-properties fo:font-style="normal" officeooo:rsid="01df2599" officeooo:paragraph-rsid="01df2599" style:font-style-asian="normal" style:font-style-complex="normal"/>
    </style:style>
    <style:style style:name="P439" style:family="paragraph" style:parent-style-name="Standard">
      <style:paragraph-properties fo:line-height="100%"/>
      <style:text-properties fo:font-style="normal" officeooo:rsid="01e2e632" officeooo:paragraph-rsid="01e2e632" style:font-style-asian="normal" style:font-style-complex="normal"/>
    </style:style>
    <style:style style:name="P440" style:family="paragraph" style:parent-style-name="Standard">
      <style:paragraph-properties fo:line-height="100%"/>
      <style:text-properties fo:font-style="normal" officeooo:rsid="01e2e632" officeooo:paragraph-rsid="01e956af" style:font-style-asian="normal" style:font-style-complex="normal"/>
    </style:style>
    <style:style style:name="P441" style:family="paragraph" style:parent-style-name="Standard">
      <style:paragraph-properties fo:line-height="100%"/>
      <style:text-properties fo:font-style="normal" officeooo:rsid="01eebdc2" officeooo:paragraph-rsid="01eebdc2" style:font-style-asian="normal" style:font-style-complex="normal"/>
    </style:style>
    <style:style style:name="P442" style:family="paragraph" style:parent-style-name="Standard">
      <style:paragraph-properties fo:line-height="100%"/>
      <style:text-properties fo:font-style="normal" officeooo:rsid="0208988e" officeooo:paragraph-rsid="01efa26f" style:font-style-asian="normal" style:font-style-complex="normal"/>
    </style:style>
    <style:style style:name="P443" style:family="paragraph" style:parent-style-name="Standard">
      <style:paragraph-properties fo:line-height="100%"/>
      <style:text-properties fo:font-style="normal" officeooo:rsid="021163ff" officeooo:paragraph-rsid="021163ff" style:font-style-asian="normal" style:font-style-complex="normal"/>
    </style:style>
    <style:style style:name="P444" style:family="paragraph" style:parent-style-name="Standard">
      <style:paragraph-properties fo:line-height="100%"/>
      <style:text-properties fo:font-style="normal" officeooo:rsid="02138056" officeooo:paragraph-rsid="02138056" style:font-style-asian="normal" style:font-style-complex="normal"/>
    </style:style>
    <style:style style:name="P445" style:family="paragraph" style:parent-style-name="Standard">
      <style:paragraph-properties fo:line-height="100%"/>
      <style:text-properties fo:font-style="normal" fo:font-weight="bold" officeooo:rsid="01d78b33" officeooo:paragraph-rsid="01d78b33" style:font-style-asian="normal" style:font-weight-asian="bold" style:font-style-complex="normal" style:font-weight-complex="bold"/>
    </style:style>
    <style:style style:name="P446" style:family="paragraph" style:parent-style-name="Standard">
      <style:paragraph-properties fo:line-height="100%"/>
      <style:text-properties fo:font-style="normal" fo:font-weight="bold" officeooo:rsid="01e773bf" officeooo:paragraph-rsid="01e773bf" style:font-style-asian="normal" style:font-weight-asian="bold" style:font-style-complex="normal" style:font-weight-complex="bold"/>
    </style:style>
    <style:style style:name="P447" style:family="paragraph" style:parent-style-name="Standard">
      <style:paragraph-properties fo:line-height="100%"/>
      <style:text-properties fo:font-style="normal" fo:font-weight="normal" officeooo:rsid="01e773bf" officeooo:paragraph-rsid="01e773bf" style:font-style-asian="normal" style:font-weight-asian="normal" style:font-style-complex="normal" style:font-weight-complex="normal"/>
    </style:style>
    <style:style style:name="P448" style:family="paragraph" style:parent-style-name="Standard">
      <style:paragraph-properties fo:line-height="100%"/>
      <style:text-properties fo:font-style="normal" fo:font-weight="normal" officeooo:rsid="01e956af" officeooo:paragraph-rsid="01e956af" style:font-style-asian="normal" style:font-weight-asian="normal" style:font-style-complex="normal" style:font-weight-complex="normal"/>
    </style:style>
    <style:style style:name="P449" style:family="paragraph" style:parent-style-name="Standard">
      <style:paragraph-properties fo:line-height="100%"/>
      <style:text-properties officeooo:rsid="01d3a7f4" officeooo:paragraph-rsid="01d3a7f4"/>
    </style:style>
    <style:style style:name="P450" style:family="paragraph" style:parent-style-name="Standard">
      <style:paragraph-properties fo:line-height="100%"/>
      <style:text-properties fo:font-style="italic" officeooo:rsid="01d3a7f4" officeooo:paragraph-rsid="01d3a7f4" style:font-style-asian="italic" style:font-style-complex="italic"/>
    </style:style>
    <style:style style:name="P451" style:family="paragraph" style:parent-style-name="Standard">
      <style:paragraph-properties fo:line-height="100%"/>
      <style:text-properties fo:font-style="italic" officeooo:paragraph-rsid="01d3a7f4" style:font-style-asian="italic" style:font-style-complex="italic"/>
    </style:style>
    <style:style style:name="P452" style:family="paragraph" style:parent-style-name="Standard">
      <style:paragraph-properties fo:line-height="100%"/>
      <style:text-properties fo:font-style="italic" officeooo:paragraph-rsid="01e0794a" style:font-style-asian="italic" style:font-style-complex="italic"/>
    </style:style>
    <style:style style:name="P453" style:family="paragraph" style:parent-style-name="Standard">
      <style:paragraph-properties fo:line-height="100%"/>
      <style:text-properties fo:font-style="italic" officeooo:rsid="01c515ea" officeooo:paragraph-rsid="01c515ea" style:font-style-asian="italic" style:font-style-complex="italic"/>
    </style:style>
    <style:style style:name="P454" style:family="paragraph" style:parent-style-name="Standard">
      <style:paragraph-properties fo:line-height="100%"/>
      <style:text-properties fo:font-style="italic" officeooo:rsid="01dcb337" officeooo:paragraph-rsid="01dcb337" style:font-style-asian="italic" style:font-style-complex="italic"/>
    </style:style>
    <style:style style:name="P455" style:family="paragraph" style:parent-style-name="Standard">
      <style:paragraph-properties fo:line-height="100%"/>
      <style:text-properties fo:font-style="italic" officeooo:rsid="01df2599" officeooo:paragraph-rsid="01df2599" style:font-style-asian="italic" style:font-style-complex="italic"/>
    </style:style>
    <style:style style:name="P456" style:family="paragraph" style:parent-style-name="Standard">
      <style:paragraph-properties fo:line-height="100%"/>
      <style:text-properties fo:font-style="italic" officeooo:rsid="01eebdc2" officeooo:paragraph-rsid="01eebdc2" style:font-style-asian="italic" style:font-style-complex="italic"/>
    </style:style>
    <style:style style:name="P457" style:family="paragraph" style:parent-style-name="Standard">
      <style:paragraph-properties fo:line-height="100%"/>
      <style:text-properties fo:font-style="italic" officeooo:rsid="01eebdc2" officeooo:paragraph-rsid="021163ff" style:font-style-asian="italic" style:font-style-complex="italic"/>
    </style:style>
    <style:style style:name="P458" style:family="paragraph" style:parent-style-name="Standard">
      <style:paragraph-properties fo:line-height="100%"/>
      <style:text-properties fo:font-style="italic" officeooo:rsid="01eebdc2" officeooo:paragraph-rsid="02119d32" style:font-style-asian="italic" style:font-style-complex="italic"/>
    </style:style>
    <style:style style:name="P459" style:family="paragraph" style:parent-style-name="Standard">
      <style:paragraph-properties fo:line-height="100%"/>
      <style:text-properties fo:font-style="italic" officeooo:rsid="0208988e" officeooo:paragraph-rsid="0208988e" style:font-style-asian="italic" style:font-style-complex="italic"/>
    </style:style>
    <style:style style:name="P460" style:family="paragraph" style:parent-style-name="Standard">
      <style:paragraph-properties fo:line-height="100%"/>
      <style:text-properties officeooo:rsid="01e49296" officeooo:paragraph-rsid="01e49296"/>
    </style:style>
    <style:style style:name="P461" style:family="paragraph" style:parent-style-name="Standard">
      <style:paragraph-properties fo:line-height="100%" fo:break-before="page"/>
      <style:text-properties fo:font-style="normal" fo:font-weight="bold" officeooo:rsid="01d78b33" officeooo:paragraph-rsid="01d78b33" style:font-style-asian="normal" style:font-weight-asian="bold" style:font-style-complex="normal" style:font-weight-complex="bold"/>
    </style:style>
    <style:style style:name="T1" style:family="text">
      <style:text-properties officeooo:rsid="00073bb5"/>
    </style:style>
    <style:style style:name="T2" style:family="text">
      <style:text-properties officeooo:rsid="000ee37d"/>
    </style:style>
    <style:style style:name="T3" style:family="text">
      <style:text-properties officeooo:rsid="00114051"/>
    </style:style>
    <style:style style:name="T4" style:family="text">
      <style:text-properties officeooo:rsid="0018f3c7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e1600" style:font-weight-asian="bold" style:font-weight-complex="bold"/>
    </style:style>
    <style:style style:name="T7" style:family="text">
      <style:text-properties fo:font-weight="bold" officeooo:rsid="007dc5bf" style:font-weight-asian="bold" style:font-weight-complex="bold"/>
    </style:style>
    <style:style style:name="T8" style:family="text">
      <style:text-properties fo:font-weight="bold" officeooo:rsid="007fa5ba" style:font-weight-asian="bold" style:font-weight-complex="bold"/>
    </style:style>
    <style:style style:name="T9" style:family="text">
      <style:text-properties fo:font-weight="bold" officeooo:rsid="001f49d4" style:font-weight-asian="bold" style:font-weight-complex="bold"/>
    </style:style>
    <style:style style:name="T10" style:family="text">
      <style:text-properties fo:font-weight="bold" officeooo:rsid="00a9eb52" style:font-weight-asian="bold" style:font-weight-complex="bold"/>
    </style:style>
    <style:style style:name="T11" style:family="text">
      <style:text-properties fo:font-weight="bold" officeooo:rsid="00b87274" style:font-weight-asian="bold" style:font-weight-complex="bold"/>
    </style:style>
    <style:style style:name="T12" style:family="text">
      <style:text-properties fo:font-weight="bold" officeooo:rsid="01326b81" style:font-weight-asian="bold" style:font-weight-complex="bold"/>
    </style:style>
    <style:style style:name="T13" style:family="text">
      <style:text-properties fo:font-weight="bold" officeooo:rsid="01b3ac04" style:font-weight-asian="bold" style:font-weight-complex="bold"/>
    </style:style>
    <style:style style:name="T14" style:family="text">
      <style:text-properties fo:font-weight="bold" officeooo:rsid="01b3d268" style:font-weight-asian="bold" style:font-weight-complex="bold"/>
    </style:style>
    <style:style style:name="T15" style:family="text">
      <style:text-properties fo:font-weight="bold" officeooo:rsid="01b07b18" style:font-weight-asian="bold" style:font-weight-complex="bold"/>
    </style:style>
    <style:style style:name="T16" style:family="text">
      <style:text-properties fo:font-weight="bold" officeooo:rsid="01b82811" style:font-weight-asian="bold" style:font-weight-complex="bold"/>
    </style:style>
    <style:style style:name="T17" style:family="text">
      <style:text-properties fo:font-weight="bold" officeooo:rsid="01b85cfd" style:font-weight-asian="bold" style:font-weight-complex="bold"/>
    </style:style>
    <style:style style:name="T18" style:family="text">
      <style:text-properties fo:font-weight="bold" officeooo:rsid="020f6fa6" style:font-weight-asian="bold" style:font-weight-complex="bold"/>
    </style:style>
    <style:style style:name="T19" style:family="text">
      <style:text-properties fo:font-weight="bold" officeooo:rsid="021163ff" style:font-weight-asian="bold" style:font-weight-complex="bold"/>
    </style:style>
    <style:style style:name="T20" style:family="text">
      <style:text-properties officeooo:rsid="001a55b6"/>
    </style:style>
    <style:style style:name="T21" style:family="text">
      <style:text-properties officeooo:rsid="001b7ac1"/>
    </style:style>
    <style:style style:name="T22" style:family="text">
      <style:text-properties officeooo:rsid="001c4800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officeooo:rsid="001f49d4" style:font-style-asian="italic" style:font-style-complex="italic"/>
    </style:style>
    <style:style style:name="T25" style:family="text">
      <style:text-properties fo:font-style="italic" officeooo:rsid="0020be15" style:font-style-asian="italic" style:font-style-complex="italic"/>
    </style:style>
    <style:style style:name="T26" style:family="text">
      <style:text-properties fo:font-style="italic" officeooo:rsid="00940908" style:font-style-asian="italic" style:font-style-complex="italic"/>
    </style:style>
    <style:style style:name="T27" style:family="text">
      <style:text-properties fo:font-style="italic" officeooo:rsid="00bd40d6" style:font-style-asian="italic" style:font-style-complex="italic"/>
    </style:style>
    <style:style style:name="T28" style:family="text">
      <style:text-properties fo:font-style="italic" officeooo:rsid="0018f3c7" style:font-style-asian="italic" style:font-style-complex="italic"/>
    </style:style>
    <style:style style:name="T29" style:family="text">
      <style:text-properties fo:font-style="italic" officeooo:rsid="00ec7646" style:font-style-asian="italic" style:font-style-complex="italic"/>
    </style:style>
    <style:style style:name="T30" style:family="text">
      <style:text-properties fo:font-style="italic" officeooo:rsid="001a55b6" style:font-style-asian="italic" style:font-style-complex="italic"/>
    </style:style>
    <style:style style:name="T31" style:family="text">
      <style:text-properties fo:font-style="italic" officeooo:rsid="00f3e97e" style:font-style-asian="italic" style:font-style-complex="italic"/>
    </style:style>
    <style:style style:name="T32" style:family="text">
      <style:text-properties fo:font-style="italic" officeooo:rsid="00f58c93" style:font-style-asian="italic" style:font-style-complex="italic"/>
    </style:style>
    <style:style style:name="T33" style:family="text">
      <style:text-properties fo:font-style="italic" officeooo:rsid="019cb120" style:font-style-asian="italic" style:font-style-complex="italic"/>
    </style:style>
    <style:style style:name="T34" style:family="text">
      <style:text-properties fo:font-style="italic" officeooo:rsid="01a2da39" style:font-style-asian="italic" style:font-style-complex="italic"/>
    </style:style>
    <style:style style:name="T35" style:family="text">
      <style:text-properties fo:font-style="italic" officeooo:rsid="01eebdc2" style:font-style-asian="italic" style:font-style-complex="italic"/>
    </style:style>
    <style:style style:name="T36" style:family="text">
      <style:text-properties fo:font-style="italic" officeooo:rsid="01f1f76c" style:font-style-asian="italic" style:font-style-complex="italic"/>
    </style:style>
    <style:style style:name="T37" style:family="text">
      <style:text-properties fo:font-style="italic" officeooo:rsid="01e956af" style:font-style-asian="italic" style:font-style-complex="italic"/>
    </style:style>
    <style:style style:name="T38" style:family="text">
      <style:text-properties fo:font-style="italic" officeooo:rsid="01f8997a" style:font-style-asian="italic" style:font-style-complex="italic"/>
    </style:style>
    <style:style style:name="T39" style:family="text">
      <style:text-properties fo:font-style="italic" officeooo:rsid="02048eb5" style:font-style-asian="italic" style:font-style-complex="italic"/>
    </style:style>
    <style:style style:name="T40" style:family="text">
      <style:text-properties fo:font-style="italic" officeooo:rsid="0208988e" style:font-style-asian="italic" style:font-style-complex="italic"/>
    </style:style>
    <style:style style:name="T41" style:family="text">
      <style:text-properties fo:font-style="italic" officeooo:rsid="020f6fa6" style:font-style-asian="italic" style:font-style-complex="italic"/>
    </style:style>
    <style:style style:name="T42" style:family="text">
      <style:text-properties fo:font-style="italic" fo:font-weight="bold" style:font-style-asian="italic" style:font-weight-asian="bold" style:font-style-complex="italic" style:font-weight-complex="bold"/>
    </style:style>
    <style:style style:name="T43" style:family="text">
      <style:text-properties fo:font-style="italic" fo:font-weight="bold" officeooo:rsid="001f49d4" style:font-style-asian="italic" style:font-weight-asian="bold" style:font-style-complex="italic" style:font-weight-complex="bold"/>
    </style:style>
    <style:style style:name="T44" style:family="text">
      <style:text-properties fo:font-style="italic" fo:font-weight="bold" officeooo:rsid="01e773bf" style:font-style-asian="italic" style:font-weight-asian="bold" style:font-style-complex="italic" style:font-weight-complex="bold"/>
    </style:style>
    <style:style style:name="T45" style:family="text">
      <style:text-properties fo:font-style="italic" fo:font-weight="bold" officeooo:rsid="01e956af" style:font-style-asian="italic" style:font-weight-asian="bold" style:font-style-complex="italic" style:font-weight-complex="bold"/>
    </style:style>
    <style:style style:name="T46" style:family="text">
      <style:text-properties fo:font-style="italic" fo:font-weight="bold" officeooo:rsid="01f1f76c" style:font-style-asian="italic" style:font-weight-asian="bold" style:font-style-complex="italic" style:font-weight-complex="bold"/>
    </style:style>
    <style:style style:name="T47" style:family="text">
      <style:text-properties fo:font-style="italic" fo:font-weight="bold" officeooo:rsid="01eebdc2" style:font-style-asian="italic" style:font-weight-asian="bold" style:font-style-complex="italic" style:font-weight-complex="bold"/>
    </style:style>
    <style:style style:name="T48" style:family="text">
      <style:text-properties fo:font-style="italic" fo:font-weight="bold" officeooo:rsid="01f72e63" style:font-style-asian="italic" style:font-weight-asian="bold" style:font-style-complex="italic" style:font-weight-complex="bold"/>
    </style:style>
    <style:style style:name="T49" style:family="text">
      <style:text-properties fo:font-style="italic" fo:font-weight="bold" officeooo:rsid="01f8997a" style:font-style-asian="italic" style:font-weight-asian="bold" style:font-style-complex="italic" style:font-weight-complex="bold"/>
    </style:style>
    <style:style style:name="T50" style:family="text">
      <style:text-properties fo:font-style="italic" fo:font-weight="bold" officeooo:rsid="0208988e" style:font-style-asian="italic" style:font-weight-asian="bold" style:font-style-complex="italic" style:font-weight-complex="bold"/>
    </style:style>
    <style:style style:name="T51" style:family="text">
      <style:text-properties fo:font-style="italic" fo:font-weight="bold" officeooo:rsid="020f6fa6" style:font-style-asian="italic" style:font-weight-asian="bold" style:font-style-complex="italic" style:font-weight-complex="bold"/>
    </style:style>
    <style:style style:name="T52" style:family="text">
      <style:text-properties fo:font-style="italic" fo:font-weight="normal" officeooo:rsid="01f1f76c" style:font-style-asian="italic" style:font-weight-asian="normal" style:font-style-complex="italic" style:font-weight-complex="normal"/>
    </style:style>
    <style:style style:name="T53" style:family="text">
      <style:text-properties fo:font-style="italic" fo:font-weight="normal" officeooo:rsid="01eebdc2" style:font-style-asian="italic" style:font-weight-asian="normal" style:font-style-complex="italic" style:font-weight-complex="normal"/>
    </style:style>
    <style:style style:name="T54" style:family="text">
      <style:text-properties fo:font-style="italic" fo:font-weight="normal" officeooo:rsid="01e773bf" style:font-style-asian="italic" style:font-weight-asian="normal" style:font-style-complex="italic" style:font-weight-complex="normal"/>
    </style:style>
    <style:style style:name="T55" style:family="text">
      <style:text-properties fo:font-style="italic" fo:font-weight="normal" officeooo:rsid="01f0541d" style:font-style-asian="italic" style:font-weight-asian="normal" style:font-style-complex="italic" style:font-weight-complex="normal"/>
    </style:style>
    <style:style style:name="T56" style:family="text">
      <style:text-properties fo:font-style="italic" fo:font-weight="normal" officeooo:rsid="01e956af" style:font-style-asian="italic" style:font-weight-asian="normal" style:font-style-complex="italic" style:font-weight-complex="normal"/>
    </style:style>
    <style:style style:name="T57" style:family="text">
      <style:text-properties fo:font-style="italic" fo:font-weight="normal" officeooo:rsid="01f72e63" style:font-style-asian="italic" style:font-weight-asian="normal" style:font-style-complex="italic" style:font-weight-complex="normal"/>
    </style:style>
    <style:style style:name="T58" style:family="text">
      <style:text-properties fo:font-style="italic" fo:font-weight="normal" officeooo:rsid="02048eb5" style:font-style-asian="italic" style:font-weight-asian="normal" style:font-style-complex="italic" style:font-weight-complex="normal"/>
    </style:style>
    <style:style style:name="T59" style:family="text">
      <style:text-properties fo:font-style="italic" fo:font-weight="normal" officeooo:rsid="0208988e" style:font-style-asian="italic" style:font-weight-asian="normal" style:font-style-complex="italic" style:font-weight-complex="normal"/>
    </style:style>
    <style:style style:name="T60" style:family="text">
      <style:text-properties fo:font-style="italic" fo:font-weight="normal" officeooo:rsid="020f6fa6" style:font-style-asian="italic" style:font-weight-asian="normal" style:font-style-complex="italic" style:font-weight-complex="normal"/>
    </style:style>
    <style:style style:name="T61" style:family="text">
      <style:text-properties officeooo:rsid="0026d40f"/>
    </style:style>
    <style:style style:name="T62" style:family="text">
      <style:text-properties officeooo:rsid="002995de"/>
    </style:style>
    <style:style style:name="T63" style:family="text">
      <style:text-properties officeooo:rsid="002ab5f6"/>
    </style:style>
    <style:style style:name="T64" style:family="text">
      <style:text-properties officeooo:rsid="002c393c"/>
    </style:style>
    <style:style style:name="T65" style:family="text">
      <style:text-properties officeooo:rsid="002e1600"/>
    </style:style>
    <style:style style:name="T66" style:family="text">
      <style:text-properties officeooo:rsid="0031063a"/>
    </style:style>
    <style:style style:name="T67" style:family="text">
      <style:text-properties fo:font-weight="normal" style:font-weight-asian="normal" style:font-weight-complex="normal"/>
    </style:style>
    <style:style style:name="T68" style:family="text">
      <style:text-properties fo:font-weight="normal" officeooo:rsid="002e1600" style:font-weight-asian="normal" style:font-weight-complex="normal"/>
    </style:style>
    <style:style style:name="T69" style:family="text">
      <style:text-properties fo:font-weight="normal" officeooo:rsid="0031063a" style:font-weight-asian="normal" style:font-weight-complex="normal"/>
    </style:style>
    <style:style style:name="T70" style:family="text">
      <style:text-properties fo:font-weight="normal" officeooo:rsid="0082ba18" style:font-weight-asian="normal" style:font-weight-complex="normal"/>
    </style:style>
    <style:style style:name="T71" style:family="text">
      <style:text-properties fo:font-weight="normal" officeooo:rsid="00863738" style:font-weight-asian="normal" style:font-weight-complex="normal"/>
    </style:style>
    <style:style style:name="T72" style:family="text">
      <style:text-properties fo:font-weight="normal" officeooo:rsid="0083140b" style:font-weight-asian="normal" style:font-weight-complex="normal"/>
    </style:style>
    <style:style style:name="T73" style:family="text">
      <style:text-properties fo:font-weight="normal" officeooo:rsid="009bf1d4" style:font-weight-asian="normal" style:font-weight-complex="normal"/>
    </style:style>
    <style:style style:name="T74" style:family="text">
      <style:text-properties fo:font-weight="normal" officeooo:rsid="009ab1ff" style:font-weight-asian="normal" style:font-weight-complex="normal"/>
    </style:style>
    <style:style style:name="T75" style:family="text">
      <style:text-properties fo:font-weight="normal" officeooo:rsid="00aea48b" style:font-weight-asian="normal" style:font-weight-complex="normal"/>
    </style:style>
    <style:style style:name="T76" style:family="text">
      <style:text-properties fo:font-weight="normal" officeooo:rsid="00afb9b1" style:font-weight-asian="normal" style:font-weight-complex="normal"/>
    </style:style>
    <style:style style:name="T77" style:family="text">
      <style:text-properties fo:font-weight="normal" officeooo:rsid="00b56a82" style:font-weight-asian="normal" style:font-weight-complex="normal"/>
    </style:style>
    <style:style style:name="T78" style:family="text">
      <style:text-properties fo:font-weight="normal" officeooo:rsid="00b69a4a" style:font-weight-asian="normal" style:font-weight-complex="normal"/>
    </style:style>
    <style:style style:name="T79" style:family="text">
      <style:text-properties fo:font-weight="normal" officeooo:rsid="00b38348" style:font-weight-asian="normal" style:font-weight-complex="normal"/>
    </style:style>
    <style:style style:name="T80" style:family="text">
      <style:text-properties fo:font-weight="normal" officeooo:rsid="01b07b18" style:font-weight-asian="normal" style:font-weight-complex="normal"/>
    </style:style>
    <style:style style:name="T81" style:family="text">
      <style:text-properties fo:font-weight="normal" officeooo:rsid="01bef01a" style:font-weight-asian="normal" style:font-weight-complex="normal"/>
    </style:style>
    <style:style style:name="T82" style:family="text">
      <style:text-properties officeooo:rsid="003131fa"/>
    </style:style>
    <style:style style:name="T83" style:family="text">
      <style:text-properties officeooo:rsid="003366c6"/>
    </style:style>
    <style:style style:name="T84" style:family="text">
      <style:text-properties officeooo:rsid="0035065f"/>
    </style:style>
    <style:style style:name="T85" style:family="text">
      <style:text-properties officeooo:rsid="00365b6d"/>
    </style:style>
    <style:style style:name="T86" style:family="text">
      <style:text-properties officeooo:rsid="0041ce35"/>
    </style:style>
    <style:style style:name="T87" style:family="text">
      <style:text-properties officeooo:rsid="00495423"/>
    </style:style>
    <style:style style:name="T88" style:family="text">
      <style:text-properties officeooo:rsid="004961a2"/>
    </style:style>
    <style:style style:name="T89" style:family="text">
      <style:text-properties officeooo:rsid="004a998d"/>
    </style:style>
    <style:style style:name="T90" style:family="text">
      <style:text-properties officeooo:rsid="0050044a"/>
    </style:style>
    <style:style style:name="T91" style:family="text">
      <style:text-properties officeooo:rsid="0050643a"/>
    </style:style>
    <style:style style:name="T92" style:family="text">
      <style:text-properties style:text-underline-style="none"/>
    </style:style>
    <style:style style:name="T93" style:family="text">
      <style:text-properties style:text-underline-style="none" officeooo:rsid="0050643a"/>
    </style:style>
    <style:style style:name="T94" style:family="text">
      <style:text-properties style:text-underline-style="none" fo:font-weight="bold" officeooo:rsid="01e2099a" style:font-weight-asian="bold" style:font-weight-complex="bold"/>
    </style:style>
    <style:style style:name="T95" style:family="text">
      <style:text-properties style:text-underline-style="none" fo:font-weight="bold" officeooo:rsid="01e0794a" style:font-weight-asian="bold" style:font-weight-complex="bold"/>
    </style:style>
    <style:style style:name="T96" style:family="text">
      <style:text-properties style:text-underline-style="none" officeooo:rsid="01e2099a"/>
    </style:style>
    <style:style style:name="T97" style:family="text">
      <style:text-properties style:text-underline-style="none" officeooo:rsid="01e0794a"/>
    </style:style>
    <style:style style:name="T98" style:family="text">
      <style:text-properties officeooo:rsid="00523632"/>
    </style:style>
    <style:style style:name="T99" style:family="text">
      <style:text-properties officeooo:rsid="00566b9a"/>
    </style:style>
    <style:style style:name="T100" style:family="text">
      <style:text-properties officeooo:rsid="00579098"/>
    </style:style>
    <style:style style:name="T101" style:family="text">
      <style:text-properties officeooo:rsid="00595b66"/>
    </style:style>
    <style:style style:name="T102" style:family="text">
      <style:text-properties officeooo:rsid="005e617e"/>
    </style:style>
    <style:style style:name="T103" style:family="text">
      <style:text-properties officeooo:rsid="005fae66"/>
    </style:style>
    <style:style style:name="T104" style:family="text">
      <style:text-properties officeooo:rsid="00632e51"/>
    </style:style>
    <style:style style:name="T105" style:family="text">
      <style:text-properties officeooo:rsid="0040ace3"/>
    </style:style>
    <style:style style:name="T106" style:family="text">
      <style:text-properties officeooo:rsid="006b15e0"/>
    </style:style>
    <style:style style:name="T107" style:family="text">
      <style:text-properties officeooo:rsid="006b5675"/>
    </style:style>
    <style:style style:name="T108" style:family="text">
      <style:text-properties officeooo:rsid="006cc84d"/>
    </style:style>
    <style:style style:name="T109" style:family="text">
      <style:text-properties officeooo:rsid="006e3a09"/>
    </style:style>
    <style:style style:name="T110" style:family="text">
      <style:text-properties officeooo:rsid="007037b8"/>
    </style:style>
    <style:style style:name="T111" style:family="text">
      <style:text-properties officeooo:rsid="00756d32"/>
    </style:style>
    <style:style style:name="T112" style:family="text">
      <style:text-properties officeooo:rsid="0079265a"/>
    </style:style>
    <style:style style:name="T113" style:family="text">
      <style:text-properties officeooo:rsid="007aa141"/>
    </style:style>
    <style:style style:name="T114" style:family="text">
      <style:text-properties officeooo:rsid="00685481"/>
    </style:style>
    <style:style style:name="T115" style:family="text">
      <style:text-properties officeooo:rsid="007d1779"/>
    </style:style>
    <style:style style:name="T116" style:family="text">
      <style:text-properties style:use-window-font-color="true"/>
    </style:style>
    <style:style style:name="T117" style:family="text">
      <style:text-properties style:use-window-font-color="true" officeooo:rsid="00687220"/>
    </style:style>
    <style:style style:name="T118" style:family="text">
      <style:text-properties style:use-window-font-color="true" fo:font-style="normal" style:font-style-asian="normal" style:font-style-complex="normal"/>
    </style:style>
    <style:style style:name="T119" style:family="text">
      <style:text-properties style:use-window-font-color="true" fo:font-style="normal" officeooo:rsid="01030c93" style:font-style-asian="normal" style:font-style-complex="normal"/>
    </style:style>
    <style:style style:name="T120" style:family="text">
      <style:text-properties style:use-window-font-color="true" fo:font-style="normal" officeooo:rsid="0103ab09" style:font-style-asian="normal" style:font-style-complex="normal"/>
    </style:style>
    <style:style style:name="T121" style:family="text">
      <style:text-properties style:use-window-font-color="true" fo:font-style="normal" officeooo:rsid="01045e2b" style:font-style-asian="normal" style:font-style-complex="normal"/>
    </style:style>
    <style:style style:name="T122" style:family="text">
      <style:text-properties style:use-window-font-color="true" fo:font-style="normal" officeooo:rsid="0101a62b" style:font-style-asian="normal" style:font-style-complex="normal"/>
    </style:style>
    <style:style style:name="T123" style:family="text">
      <style:text-properties style:use-window-font-color="true" fo:font-style="normal" officeooo:rsid="0104ab26" style:font-style-asian="normal" style:font-style-complex="normal"/>
    </style:style>
    <style:style style:name="T124" style:family="text">
      <style:text-properties style:use-window-font-color="true" fo:font-style="normal" officeooo:rsid="00ec7646" style:font-style-asian="normal" style:font-style-complex="normal"/>
    </style:style>
    <style:style style:name="T125" style:family="text">
      <style:text-properties style:use-window-font-color="true" fo:font-style="normal" officeooo:rsid="0129e716" style:font-style-asian="normal" style:font-style-complex="normal"/>
    </style:style>
    <style:style style:name="T126" style:family="text">
      <style:text-properties style:use-window-font-color="true" fo:font-style="normal" officeooo:rsid="012ce0e6" style:font-style-asian="normal" style:font-style-complex="normal"/>
    </style:style>
    <style:style style:name="T127" style:family="text">
      <style:text-properties style:use-window-font-color="true" fo:font-style="normal" officeooo:rsid="012e0c58" style:font-style-asian="normal" style:font-style-complex="normal"/>
    </style:style>
    <style:style style:name="T128" style:family="text">
      <style:text-properties style:use-window-font-color="true" fo:font-style="normal" officeooo:rsid="00ccac5e" style:font-style-asian="normal" style:font-style-complex="normal"/>
    </style:style>
    <style:style style:name="T129" style:family="text">
      <style:text-properties style:use-window-font-color="true" fo:font-style="normal" officeooo:rsid="01309713" style:font-style-asian="normal" style:font-style-complex="normal"/>
    </style:style>
    <style:style style:name="T130" style:family="text">
      <style:text-properties style:use-window-font-color="true" fo:font-style="normal" officeooo:rsid="013b4b0d" style:font-style-asian="normal" style:font-style-complex="normal"/>
    </style:style>
    <style:style style:name="T131" style:family="text">
      <style:text-properties style:use-window-font-color="true" fo:font-style="normal" officeooo:rsid="013c52d4" style:font-style-asian="normal" style:font-style-complex="normal"/>
    </style:style>
    <style:style style:name="T132" style:family="text">
      <style:text-properties style:use-window-font-color="true" fo:font-style="normal" officeooo:rsid="013d6fbb" style:font-style-asian="normal" style:font-style-complex="normal"/>
    </style:style>
    <style:style style:name="T133" style:family="text">
      <style:text-properties style:use-window-font-color="true" fo:font-style="normal" officeooo:rsid="013ddfc0" style:font-style-asian="normal" style:font-style-complex="normal"/>
    </style:style>
    <style:style style:name="T134" style:family="text">
      <style:text-properties style:use-window-font-color="true" fo:font-style="normal" officeooo:rsid="013f1034" style:font-style-asian="normal" style:font-style-complex="normal"/>
    </style:style>
    <style:style style:name="T135" style:family="text">
      <style:text-properties style:use-window-font-color="true" fo:font-style="normal" officeooo:rsid="0140086d" style:font-style-asian="normal" style:font-style-complex="normal"/>
    </style:style>
    <style:style style:name="T136" style:family="text">
      <style:text-properties style:use-window-font-color="true" fo:font-style="normal" officeooo:rsid="00ee8692" style:font-style-asian="normal" style:font-style-complex="normal"/>
    </style:style>
    <style:style style:name="T137" style:family="text">
      <style:text-properties style:use-window-font-color="true" fo:font-style="normal" officeooo:rsid="0143c3ef" style:font-style-asian="normal" style:font-style-complex="normal"/>
    </style:style>
    <style:style style:name="T138" style:family="text">
      <style:text-properties style:use-window-font-color="true" fo:font-style="normal" officeooo:rsid="0162a1a6" style:font-style-asian="normal" style:font-style-complex="normal"/>
    </style:style>
    <style:style style:name="T139" style:family="text">
      <style:text-properties style:use-window-font-color="true" fo:font-style="normal" officeooo:rsid="01648ccb" style:font-style-asian="normal" style:font-style-complex="normal"/>
    </style:style>
    <style:style style:name="T140" style:family="text">
      <style:text-properties style:use-window-font-color="true" fo:font-style="normal" officeooo:rsid="01731cf9" style:font-style-asian="normal" style:font-style-complex="normal"/>
    </style:style>
    <style:style style:name="T141" style:family="text">
      <style:text-properties style:use-window-font-color="true" fo:font-style="normal" officeooo:rsid="01736d00" style:font-style-asian="normal" style:font-style-complex="normal"/>
    </style:style>
    <style:style style:name="T142" style:family="text">
      <style:text-properties style:use-window-font-color="true" fo:font-style="normal" officeooo:rsid="017440d5" style:font-style-asian="normal" style:font-style-complex="normal"/>
    </style:style>
    <style:style style:name="T143" style:family="text">
      <style:text-properties style:use-window-font-color="true" fo:font-style="normal" officeooo:rsid="017b1e57" style:font-style-asian="normal" style:font-style-complex="normal"/>
    </style:style>
    <style:style style:name="T144" style:family="text">
      <style:text-properties style:use-window-font-color="true" fo:font-style="normal" officeooo:rsid="0189b6bf" style:font-style-asian="normal" style:font-style-complex="normal"/>
    </style:style>
    <style:style style:name="T145" style:family="text">
      <style:text-properties style:use-window-font-color="true" fo:font-style="normal" officeooo:rsid="0189bd5a" style:font-style-asian="normal" style:font-style-complex="normal"/>
    </style:style>
    <style:style style:name="T146" style:family="text">
      <style:text-properties style:use-window-font-color="true" fo:font-style="normal" officeooo:rsid="018f40a0" style:font-style-asian="normal" style:font-style-complex="normal"/>
    </style:style>
    <style:style style:name="T147" style:family="text">
      <style:text-properties style:use-window-font-color="true" fo:font-style="normal" officeooo:rsid="018f47be" style:font-style-asian="normal" style:font-style-complex="normal"/>
    </style:style>
    <style:style style:name="T148" style:family="text">
      <style:text-properties style:use-window-font-color="true" fo:font-style="normal" officeooo:rsid="018fb997" style:font-style-asian="normal" style:font-style-complex="normal"/>
    </style:style>
    <style:style style:name="T149" style:family="text">
      <style:text-properties style:use-window-font-color="true" fo:font-style="normal" officeooo:rsid="01bdc2ea" style:font-style-asian="normal" style:font-style-complex="normal"/>
    </style:style>
    <style:style style:name="T150" style:family="text">
      <style:text-properties style:use-window-font-color="true" fo:font-style="normal" fo:font-weight="bold" officeooo:rsid="011b9fae" style:font-style-asian="normal" style:font-weight-asian="bold" style:font-style-complex="normal" style:font-weight-complex="bold"/>
    </style:style>
    <style:style style:name="T151" style:family="text">
      <style:text-properties style:use-window-font-color="true" fo:font-style="normal" fo:font-weight="bold" officeooo:rsid="00ec7646" style:font-style-asian="normal" style:font-weight-asian="bold" style:font-style-complex="normal" style:font-weight-complex="bold"/>
    </style:style>
    <style:style style:name="T152" style:family="text">
      <style:text-properties style:use-window-font-color="true" fo:font-style="normal" fo:font-weight="bold" officeooo:rsid="016f6694" style:font-style-asian="normal" style:font-weight-asian="bold" style:font-style-complex="normal" style:font-weight-complex="bold"/>
    </style:style>
    <style:style style:name="T153" style:family="text">
      <style:text-properties style:use-window-font-color="true" fo:font-style="normal" fo:font-weight="bold" officeooo:rsid="0172858e" style:font-style-asian="normal" style:font-weight-asian="bold" style:font-style-complex="normal" style:font-weight-complex="bold"/>
    </style:style>
    <style:style style:name="T154" style:family="text">
      <style:text-properties style:use-window-font-color="true" fo:font-style="normal" fo:font-weight="bold" officeooo:rsid="018725dc" style:font-style-asian="normal" style:font-weight-asian="bold" style:font-style-complex="normal" style:font-weight-complex="bold"/>
    </style:style>
    <style:style style:name="T155" style:family="text">
      <style:text-properties style:use-window-font-color="true" fo:font-style="normal" fo:font-weight="normal" officeooo:rsid="017485c8" style:font-style-asian="normal" style:font-weight-asian="normal" style:font-style-complex="normal" style:font-weight-complex="normal"/>
    </style:style>
    <style:style style:name="T156" style:family="text">
      <style:text-properties style:use-window-font-color="true" fo:font-style="italic" style:font-style-asian="italic" style:font-style-complex="italic"/>
    </style:style>
    <style:style style:name="T157" style:family="text">
      <style:text-properties style:use-window-font-color="true" fo:font-style="italic" officeooo:rsid="0101a62b" style:font-style-asian="italic" style:font-style-complex="italic"/>
    </style:style>
    <style:style style:name="T158" style:family="text">
      <style:text-properties style:use-window-font-color="true" fo:font-style="italic" officeooo:rsid="01114cd3" style:font-style-asian="italic" style:font-style-complex="italic"/>
    </style:style>
    <style:style style:name="T159" style:family="text">
      <style:text-properties style:use-window-font-color="true" fo:font-style="italic" officeooo:rsid="00ccac5e" style:font-style-asian="italic" style:font-style-complex="italic"/>
    </style:style>
    <style:style style:name="T160" style:family="text">
      <style:text-properties style:use-window-font-color="true" fo:font-style="italic" officeooo:rsid="01326b81" style:font-style-asian="italic" style:font-style-complex="italic"/>
    </style:style>
    <style:style style:name="T161" style:family="text">
      <style:text-properties style:use-window-font-color="true" fo:font-style="italic" officeooo:rsid="0165fb24" style:font-style-asian="italic" style:font-style-complex="italic"/>
    </style:style>
    <style:style style:name="T162" style:family="text">
      <style:text-properties style:use-window-font-color="true" fo:font-style="italic" officeooo:rsid="01736d00" style:font-style-asian="italic" style:font-style-complex="italic"/>
    </style:style>
    <style:style style:name="T163" style:family="text">
      <style:text-properties style:use-window-font-color="true" fo:font-style="italic" officeooo:rsid="017440d5" style:font-style-asian="italic" style:font-style-complex="italic"/>
    </style:style>
    <style:style style:name="T164" style:family="text">
      <style:text-properties style:use-window-font-color="true" fo:font-style="italic" officeooo:rsid="0189b6bf" style:font-style-asian="italic" style:font-style-complex="italic"/>
    </style:style>
    <style:style style:name="T165" style:family="text">
      <style:text-properties style:use-window-font-color="true" fo:font-style="italic" officeooo:rsid="01c0a50b" style:font-style-asian="italic" style:font-style-complex="italic"/>
    </style:style>
    <style:style style:name="T166" style:family="text">
      <style:text-properties style:use-window-font-color="true" fo:font-style="italic" officeooo:rsid="01ca64d7" style:font-style-asian="italic" style:font-style-complex="italic"/>
    </style:style>
    <style:style style:name="T167" style:family="text">
      <style:text-properties style:use-window-font-color="true" fo:font-style="italic" fo:font-weight="bold" officeooo:rsid="01326b81" style:font-style-asian="italic" style:font-weight-asian="bold" style:font-style-complex="italic" style:font-weight-complex="bold"/>
    </style:style>
    <style:style style:name="T168" style:family="text">
      <style:text-properties style:use-window-font-color="true" fo:font-style="italic" fo:font-weight="bold" officeooo:rsid="00ccac5e" style:font-style-asian="italic" style:font-weight-asian="bold" style:font-style-complex="italic" style:font-weight-complex="bold"/>
    </style:style>
    <style:style style:name="T169" style:family="text">
      <style:text-properties style:use-window-font-color="true" fo:font-style="italic" fo:font-weight="normal" officeooo:rsid="017485c8" style:font-style-asian="italic" style:font-weight-asian="normal" style:font-style-complex="italic" style:font-weight-complex="normal"/>
    </style:style>
    <style:style style:name="T170" style:family="text">
      <style:text-properties style:use-window-font-color="true" fo:font-style="italic" fo:font-weight="normal" officeooo:rsid="0176b36f" style:font-style-asian="italic" style:font-weight-asian="normal" style:font-style-complex="italic" style:font-weight-complex="normal"/>
    </style:style>
    <style:style style:name="T171" style:family="text">
      <style:text-properties style:use-window-font-color="true" fo:font-style="italic" fo:font-weight="normal" officeooo:rsid="01770294" style:font-style-asian="italic" style:font-weight-asian="normal" style:font-style-complex="italic" style:font-weight-complex="normal"/>
    </style:style>
    <style:style style:name="T172" style:family="text">
      <style:text-properties style:use-window-font-color="true" fo:font-style="italic" style:text-underline-style="solid" style:text-underline-width="auto" style:text-underline-color="font-color" officeooo:rsid="0189b6bf" style:font-style-asian="italic" style:font-style-complex="italic"/>
    </style:style>
    <style:style style:name="T173" style:family="text">
      <style:text-properties style:use-window-font-color="true" officeooo:rsid="00c92fae"/>
    </style:style>
    <style:style style:name="T174" style:family="text">
      <style:text-properties style:use-window-font-color="true" officeooo:rsid="010f38a8"/>
    </style:style>
    <style:style style:name="T175" style:family="text">
      <style:text-properties style:use-window-font-color="true" officeooo:rsid="0110c1de"/>
    </style:style>
    <style:style style:name="T176" style:family="text">
      <style:text-properties style:use-window-font-color="true" officeooo:rsid="013ddfc0"/>
    </style:style>
    <style:style style:name="T177" style:family="text">
      <style:text-properties style:use-window-font-color="true" fo:font-weight="bold" style:font-weight-asian="bold" style:font-weight-complex="bold"/>
    </style:style>
    <style:style style:name="T178" style:family="text">
      <style:text-properties style:use-window-font-color="true" fo:font-weight="bold" officeooo:rsid="013ddfc0" style:font-weight-asian="bold" style:font-weight-complex="bold"/>
    </style:style>
    <style:style style:name="T179" style:family="text">
      <style:text-properties style:use-window-font-color="true" fo:font-weight="bold" officeooo:rsid="0140086d" style:font-weight-asian="bold" style:font-weight-complex="bold"/>
    </style:style>
    <style:style style:name="T180" style:family="text">
      <style:text-properties style:use-window-font-color="true" fo:font-weight="bold" officeooo:rsid="014818a8" style:font-weight-asian="bold" style:font-weight-complex="bold"/>
    </style:style>
    <style:style style:name="T181" style:family="text">
      <style:text-properties style:use-window-font-color="true" officeooo:rsid="0141ae5e"/>
    </style:style>
    <style:style style:name="T182" style:family="text">
      <style:text-properties style:use-window-font-color="true" officeooo:rsid="014b75d0"/>
    </style:style>
    <style:style style:name="T183" style:family="text">
      <style:text-properties style:use-window-font-color="true" officeooo:rsid="014818a8"/>
    </style:style>
    <style:style style:name="T184" style:family="text">
      <style:text-properties style:use-window-font-color="true" style:text-underline-style="solid" style:text-underline-width="auto" style:text-underline-color="font-color"/>
    </style:style>
    <style:style style:name="T185" style:family="text">
      <style:text-properties officeooo:rsid="007fd98a"/>
    </style:style>
    <style:style style:name="T186" style:family="text">
      <style:text-properties officeooo:rsid="0081b142"/>
    </style:style>
    <style:style style:name="T187" style:family="text">
      <style:text-properties officeooo:rsid="0082e30a"/>
    </style:style>
    <style:style style:name="T188" style:family="text">
      <style:text-properties officeooo:rsid="008909b1"/>
    </style:style>
    <style:style style:name="T189" style:family="text">
      <style:text-properties officeooo:rsid="008fde9c"/>
    </style:style>
    <style:style style:name="T190" style:family="text">
      <style:text-properties officeooo:rsid="0091b213"/>
    </style:style>
    <style:style style:name="T191" style:family="text">
      <style:text-properties officeooo:rsid="00936952"/>
    </style:style>
    <style:style style:name="T192" style:family="text">
      <style:text-properties officeooo:rsid="00940908"/>
    </style:style>
    <style:style style:name="T193" style:family="text">
      <style:text-properties officeooo:rsid="009600b6"/>
    </style:style>
    <style:style style:name="T194" style:family="text">
      <style:text-properties officeooo:rsid="0097a1b6"/>
    </style:style>
    <style:style style:name="T195" style:family="text">
      <style:text-properties officeooo:rsid="0083140b"/>
    </style:style>
    <style:style style:name="T196" style:family="text">
      <style:text-properties officeooo:rsid="009bf1d4"/>
    </style:style>
    <style:style style:name="T197" style:family="text">
      <style:text-properties officeooo:rsid="009bfb06"/>
    </style:style>
    <style:style style:name="T198" style:family="text">
      <style:text-properties officeooo:rsid="001f49d4"/>
    </style:style>
    <style:style style:name="T199" style:family="text">
      <style:text-properties officeooo:rsid="009da783"/>
    </style:style>
    <style:style style:name="T200" style:family="text">
      <style:text-properties officeooo:rsid="00188e61"/>
    </style:style>
    <style:style style:name="T201" style:family="text">
      <style:text-properties officeooo:rsid="009e97f3"/>
    </style:style>
    <style:style style:name="T202" style:family="text">
      <style:text-properties officeooo:rsid="0028ac76"/>
    </style:style>
    <style:style style:name="T203" style:family="text">
      <style:text-properties officeooo:rsid="009ef892"/>
    </style:style>
    <style:style style:name="T204" style:family="text">
      <style:text-properties officeooo:rsid="00a1b2bb"/>
    </style:style>
    <style:style style:name="T205" style:family="text">
      <style:text-properties officeooo:rsid="00a38197"/>
    </style:style>
    <style:style style:name="T206" style:family="text">
      <style:text-properties officeooo:rsid="00a4ffd5"/>
    </style:style>
    <style:style style:name="T207" style:family="text">
      <style:text-properties officeooo:rsid="00a6fc39"/>
    </style:style>
    <style:style style:name="T208" style:family="text">
      <style:text-properties fo:font-style="normal" style:font-style-asian="normal" style:font-style-complex="normal"/>
    </style:style>
    <style:style style:name="T209" style:family="text">
      <style:text-properties fo:font-style="normal" officeooo:rsid="00a73331" style:font-style-asian="normal" style:font-style-complex="normal"/>
    </style:style>
    <style:style style:name="T210" style:family="text">
      <style:text-properties fo:font-style="normal" officeooo:rsid="00a864ca" style:font-style-asian="normal" style:font-style-complex="normal"/>
    </style:style>
    <style:style style:name="T211" style:family="text">
      <style:text-properties fo:font-style="normal" officeooo:rsid="00e40438" style:font-style-asian="normal" style:font-style-complex="normal"/>
    </style:style>
    <style:style style:name="T212" style:family="text">
      <style:text-properties fo:font-style="normal" officeooo:rsid="00eb0770" style:font-style-asian="normal" style:font-style-complex="normal"/>
    </style:style>
    <style:style style:name="T213" style:family="text">
      <style:text-properties fo:font-style="normal" officeooo:rsid="00ebd6e4" style:font-style-asian="normal" style:font-style-complex="normal"/>
    </style:style>
    <style:style style:name="T214" style:family="text">
      <style:text-properties fo:font-style="normal" officeooo:rsid="00f12a74" style:font-style-asian="normal" style:font-style-complex="normal"/>
    </style:style>
    <style:style style:name="T215" style:family="text">
      <style:text-properties fo:font-style="normal" officeooo:rsid="00d58808" style:font-style-asian="normal" style:font-style-complex="normal"/>
    </style:style>
    <style:style style:name="T216" style:family="text">
      <style:text-properties fo:font-style="normal" officeooo:rsid="00d6098b" style:font-style-asian="normal" style:font-style-complex="normal"/>
    </style:style>
    <style:style style:name="T217" style:family="text">
      <style:text-properties fo:font-style="normal" officeooo:rsid="00f3e97e" style:font-style-asian="normal" style:font-style-complex="normal"/>
    </style:style>
    <style:style style:name="T218" style:family="text">
      <style:text-properties fo:font-style="normal" officeooo:rsid="00f58c93" style:font-style-asian="normal" style:font-style-complex="normal"/>
    </style:style>
    <style:style style:name="T219" style:family="text">
      <style:text-properties fo:font-style="normal" officeooo:rsid="00ee8692" style:font-style-asian="normal" style:font-style-complex="normal"/>
    </style:style>
    <style:style style:name="T220" style:family="text">
      <style:text-properties fo:font-style="normal" officeooo:rsid="010a99ca" style:font-style-asian="normal" style:font-style-complex="normal"/>
    </style:style>
    <style:style style:name="T221" style:family="text">
      <style:text-properties fo:font-style="normal" officeooo:rsid="0116ddb3" style:font-style-asian="normal" style:font-style-complex="normal"/>
    </style:style>
    <style:style style:name="T222" style:family="text">
      <style:text-properties fo:font-style="normal" officeooo:rsid="00e7346c" style:font-style-asian="normal" style:font-style-complex="normal"/>
    </style:style>
    <style:style style:name="T223" style:family="text">
      <style:text-properties fo:font-style="normal" officeooo:rsid="01182403" style:font-style-asian="normal" style:font-style-complex="normal"/>
    </style:style>
    <style:style style:name="T224" style:family="text">
      <style:text-properties fo:font-style="normal" officeooo:rsid="0125223e" style:font-style-asian="normal" style:font-style-complex="normal"/>
    </style:style>
    <style:style style:name="T225" style:family="text">
      <style:text-properties fo:font-style="normal" officeooo:rsid="01261c02" style:font-style-asian="normal" style:font-style-complex="normal"/>
    </style:style>
    <style:style style:name="T226" style:family="text">
      <style:text-properties fo:font-style="normal" officeooo:rsid="0126b205" style:font-style-asian="normal" style:font-style-complex="normal"/>
    </style:style>
    <style:style style:name="T227" style:family="text">
      <style:text-properties fo:font-style="normal" officeooo:rsid="013758de" style:font-style-asian="normal" style:font-style-complex="normal"/>
    </style:style>
    <style:style style:name="T228" style:family="text">
      <style:text-properties fo:font-style="normal" officeooo:rsid="0162a1a6" style:font-style-asian="normal" style:font-style-complex="normal"/>
    </style:style>
    <style:style style:name="T229" style:family="text">
      <style:text-properties fo:font-style="normal" officeooo:rsid="018f40a0" style:font-style-asian="normal" style:font-style-complex="normal"/>
    </style:style>
    <style:style style:name="T230" style:family="text">
      <style:text-properties fo:font-style="normal" officeooo:rsid="01a0f13a" style:font-style-asian="normal" style:font-style-complex="normal"/>
    </style:style>
    <style:style style:name="T231" style:family="text">
      <style:text-properties fo:font-style="normal" officeooo:rsid="01a1beec" style:font-style-asian="normal" style:font-style-complex="normal"/>
    </style:style>
    <style:style style:name="T232" style:family="text">
      <style:text-properties fo:font-style="normal" officeooo:rsid="01a2bd00" style:font-style-asian="normal" style:font-style-complex="normal"/>
    </style:style>
    <style:style style:name="T233" style:family="text">
      <style:text-properties fo:font-style="normal" officeooo:rsid="01a2da39" style:font-style-asian="normal" style:font-style-complex="normal"/>
    </style:style>
    <style:style style:name="T234" style:family="text">
      <style:text-properties fo:font-style="normal" officeooo:rsid="01aadf3f" style:font-style-asian="normal" style:font-style-complex="normal"/>
    </style:style>
    <style:style style:name="T235" style:family="text">
      <style:text-properties fo:font-style="normal" officeooo:rsid="01b07b18" style:font-style-asian="normal" style:font-style-complex="normal"/>
    </style:style>
    <style:style style:name="T236" style:family="text">
      <style:text-properties fo:font-style="normal" officeooo:rsid="01b6f093" style:font-style-asian="normal" style:font-style-complex="normal"/>
    </style:style>
    <style:style style:name="T237" style:family="text">
      <style:text-properties fo:font-style="normal" officeooo:rsid="01b82811" style:font-style-asian="normal" style:font-style-complex="normal"/>
    </style:style>
    <style:style style:name="T238" style:family="text">
      <style:text-properties fo:font-style="normal" officeooo:rsid="01ba3f78" style:font-style-asian="normal" style:font-style-complex="normal"/>
    </style:style>
    <style:style style:name="T239" style:family="text">
      <style:text-properties fo:font-style="normal" officeooo:rsid="01bc7f93" style:font-style-asian="normal" style:font-style-complex="normal"/>
    </style:style>
    <style:style style:name="T240" style:family="text">
      <style:text-properties fo:font-style="normal" officeooo:rsid="01bef01a" style:font-style-asian="normal" style:font-style-complex="normal"/>
    </style:style>
    <style:style style:name="T241" style:family="text">
      <style:text-properties fo:font-style="normal" officeooo:rsid="01c61e19" style:font-style-asian="normal" style:font-style-complex="normal"/>
    </style:style>
    <style:style style:name="T242" style:family="text">
      <style:text-properties fo:font-style="normal" officeooo:rsid="01c778ad" style:font-style-asian="normal" style:font-style-complex="normal"/>
    </style:style>
    <style:style style:name="T243" style:family="text">
      <style:text-properties fo:font-style="normal" officeooo:rsid="01c8a948" style:font-style-asian="normal" style:font-style-complex="normal"/>
    </style:style>
    <style:style style:name="T244" style:family="text">
      <style:text-properties fo:font-style="normal" officeooo:rsid="01d3a7f4" style:font-style-asian="normal" style:font-style-complex="normal"/>
    </style:style>
    <style:style style:name="T245" style:family="text">
      <style:text-properties fo:font-style="normal" officeooo:rsid="01df2599" style:font-style-asian="normal" style:font-style-complex="normal"/>
    </style:style>
    <style:style style:name="T246" style:family="text">
      <style:text-properties fo:font-style="normal" officeooo:rsid="01e0794a" style:font-style-asian="normal" style:font-style-complex="normal"/>
    </style:style>
    <style:style style:name="T247" style:family="text">
      <style:text-properties fo:font-style="normal" officeooo:rsid="01dcb337" style:font-style-asian="normal" style:font-style-complex="normal"/>
    </style:style>
    <style:style style:name="T248" style:family="text">
      <style:text-properties fo:font-style="normal" officeooo:rsid="01e49296" style:font-style-asian="normal" style:font-style-complex="normal"/>
    </style:style>
    <style:style style:name="T249" style:family="text">
      <style:text-properties fo:font-style="normal" officeooo:rsid="01ddcfdf" style:font-style-asian="normal" style:font-style-complex="normal"/>
    </style:style>
    <style:style style:name="T250" style:family="text">
      <style:text-properties fo:font-style="normal" officeooo:rsid="01fcf735" style:font-style-asian="normal" style:font-style-complex="normal"/>
    </style:style>
    <style:style style:name="T251" style:family="text">
      <style:text-properties fo:font-style="normal" officeooo:rsid="01eebdc2" style:font-style-asian="normal" style:font-style-complex="normal"/>
    </style:style>
    <style:style style:name="T252" style:family="text">
      <style:text-properties fo:font-style="normal" officeooo:rsid="0208988e" style:font-style-asian="normal" style:font-style-complex="normal"/>
    </style:style>
    <style:style style:name="T253" style:family="text">
      <style:text-properties fo:font-style="normal" officeooo:rsid="020b4579" style:font-style-asian="normal" style:font-style-complex="normal"/>
    </style:style>
    <style:style style:name="T254" style:family="text">
      <style:text-properties fo:font-style="normal" officeooo:rsid="020ca262" style:font-style-asian="normal" style:font-style-complex="normal"/>
    </style:style>
    <style:style style:name="T255" style:family="text">
      <style:text-properties fo:font-style="normal" officeooo:rsid="020f6fa6" style:font-style-asian="normal" style:font-style-complex="normal"/>
    </style:style>
    <style:style style:name="T256" style:family="text">
      <style:text-properties fo:font-style="normal" officeooo:rsid="021163ff" style:font-style-asian="normal" style:font-style-complex="normal"/>
    </style:style>
    <style:style style:name="T257" style:family="text">
      <style:text-properties fo:font-style="normal" fo:font-weight="bold" officeooo:rsid="00a73331" style:font-style-asian="normal" style:font-weight-asian="bold" style:font-style-complex="normal" style:font-weight-complex="bold"/>
    </style:style>
    <style:style style:name="T258" style:family="text">
      <style:text-properties fo:font-style="normal" fo:font-weight="bold" officeooo:rsid="01659253" style:font-style-asian="normal" style:font-weight-asian="bold" style:font-style-complex="normal" style:font-weight-complex="bold"/>
    </style:style>
    <style:style style:name="T259" style:family="text">
      <style:text-properties fo:font-style="normal" fo:font-weight="bold" officeooo:rsid="01648ccb" style:font-style-asian="normal" style:font-weight-asian="bold" style:font-style-complex="normal" style:font-weight-complex="bold"/>
    </style:style>
    <style:style style:name="T260" style:family="text">
      <style:text-properties fo:font-style="normal" fo:font-weight="bold" officeooo:rsid="0180b3b7" style:font-style-asian="normal" style:font-weight-asian="bold" style:font-style-complex="normal" style:font-weight-complex="bold"/>
    </style:style>
    <style:style style:name="T261" style:family="text">
      <style:text-properties fo:font-style="normal" fo:font-weight="bold" officeooo:rsid="01e773bf" style:font-style-asian="normal" style:font-weight-asian="bold" style:font-style-complex="normal" style:font-weight-complex="bold"/>
    </style:style>
    <style:style style:name="T262" style:family="text">
      <style:text-properties officeooo:rsid="00a9eb52"/>
    </style:style>
    <style:style style:name="T263" style:family="text">
      <style:text-properties officeooo:rsid="0041315f"/>
    </style:style>
    <style:style style:name="T264" style:family="text">
      <style:text-properties officeooo:rsid="00abdb64"/>
    </style:style>
    <style:style style:name="T265" style:family="text">
      <style:text-properties officeooo:rsid="00aea48b"/>
    </style:style>
    <style:style style:name="T266" style:family="text">
      <style:text-properties officeooo:rsid="00b56a82"/>
    </style:style>
    <style:style style:name="T267" style:family="text">
      <style:text-properties officeooo:rsid="00b87274"/>
    </style:style>
    <style:style style:name="T268" style:family="text">
      <style:text-properties officeooo:rsid="00b9b7b2"/>
    </style:style>
    <style:style style:name="T269" style:family="text">
      <style:text-properties officeooo:rsid="00baaa8f"/>
    </style:style>
    <style:style style:name="T270" style:family="text">
      <style:text-properties officeooo:rsid="00bd40d6"/>
    </style:style>
    <style:style style:name="T271" style:family="text">
      <style:text-properties officeooo:rsid="00bf6ad5"/>
    </style:style>
    <style:style style:name="T272" style:family="text">
      <style:text-properties officeooo:rsid="00186c08"/>
    </style:style>
    <style:style style:name="T273" style:family="text">
      <style:text-properties officeooo:rsid="00c752f4"/>
    </style:style>
    <style:style style:name="T274" style:family="text">
      <style:text-properties officeooo:rsid="00c8bca2"/>
    </style:style>
    <style:style style:name="T275" style:family="text">
      <style:text-properties officeooo:rsid="00c90504"/>
    </style:style>
    <style:style style:name="T276" style:family="text">
      <style:text-properties officeooo:rsid="00c9f361"/>
    </style:style>
    <style:style style:name="T277" style:family="text">
      <style:text-properties officeooo:rsid="00cd3655"/>
    </style:style>
    <style:style style:name="T278" style:family="text">
      <style:text-properties officeooo:rsid="00cde4ff"/>
    </style:style>
    <style:style style:name="T279" style:family="text">
      <style:text-properties officeooo:rsid="00cedaef"/>
    </style:style>
    <style:style style:name="T280" style:family="text">
      <style:text-properties officeooo:rsid="00cf36db"/>
    </style:style>
    <style:style style:name="T281" style:family="text">
      <style:text-properties officeooo:rsid="00d0573d"/>
    </style:style>
    <style:style style:name="T282" style:family="text">
      <style:text-properties officeooo:rsid="00d58808"/>
    </style:style>
    <style:style style:name="T283" style:family="text">
      <style:text-properties officeooo:rsid="00d6098b"/>
    </style:style>
    <style:style style:name="T284" style:family="text">
      <style:text-properties officeooo:rsid="00d76e33"/>
    </style:style>
    <style:style style:name="T285" style:family="text">
      <style:text-properties officeooo:rsid="00da4493"/>
    </style:style>
    <style:style style:name="T286" style:family="text">
      <style:text-properties officeooo:rsid="00dbdbe5"/>
    </style:style>
    <style:style style:name="T287" style:family="text">
      <style:text-properties officeooo:rsid="00df0165"/>
    </style:style>
    <style:style style:name="T288" style:family="text">
      <style:text-properties officeooo:rsid="00e1c67a"/>
    </style:style>
    <style:style style:name="T289" style:family="text">
      <style:text-properties officeooo:rsid="00e320af"/>
    </style:style>
    <style:style style:name="T290" style:family="text">
      <style:text-properties officeooo:rsid="00f2d0b5"/>
    </style:style>
    <style:style style:name="T291" style:family="text">
      <style:text-properties officeooo:rsid="00f3e97e"/>
    </style:style>
    <style:style style:name="T292" style:family="text">
      <style:text-properties officeooo:rsid="00f58c93"/>
    </style:style>
    <style:style style:name="T293" style:family="text">
      <style:text-properties officeooo:rsid="00fb4b50"/>
    </style:style>
    <style:style style:name="T294" style:family="text">
      <style:text-properties officeooo:rsid="00fb5341"/>
    </style:style>
    <style:style style:name="T295" style:family="text">
      <style:text-properties officeooo:rsid="01045e2b"/>
    </style:style>
    <style:style style:name="T296" style:family="text">
      <style:text-properties officeooo:rsid="010a99ca"/>
    </style:style>
    <style:style style:name="T297" style:family="text">
      <style:text-properties officeooo:rsid="010d4e88"/>
    </style:style>
    <style:style style:name="T298" style:family="text">
      <style:text-properties officeooo:rsid="010e5d05"/>
    </style:style>
    <style:style style:name="T299" style:family="text">
      <style:text-properties officeooo:rsid="010ebfd9"/>
    </style:style>
    <style:style style:name="T300" style:family="text">
      <style:text-properties officeooo:rsid="010f38a8"/>
    </style:style>
    <style:style style:name="T301" style:family="text">
      <style:text-properties officeooo:rsid="010f9373"/>
    </style:style>
    <style:style style:name="T302" style:family="text">
      <style:text-properties officeooo:rsid="01114cd3"/>
    </style:style>
    <style:style style:name="T303" style:family="text">
      <style:text-properties officeooo:rsid="0120299d"/>
    </style:style>
    <style:style style:name="T304" style:family="text">
      <style:text-properties officeooo:rsid="0125223e"/>
    </style:style>
    <style:style style:name="T305" style:family="text">
      <style:text-properties officeooo:rsid="01261c02"/>
    </style:style>
    <style:style style:name="T306" style:family="text">
      <style:text-properties officeooo:rsid="0126b205"/>
    </style:style>
    <style:style style:name="T307" style:family="text">
      <style:text-properties officeooo:rsid="0101a62b"/>
    </style:style>
    <style:style style:name="T308" style:family="text">
      <style:text-properties officeooo:rsid="0134762b"/>
    </style:style>
    <style:style style:name="T309" style:family="text">
      <style:text-properties officeooo:rsid="013b4b0d"/>
    </style:style>
    <style:style style:name="T310" style:family="text">
      <style:text-properties officeooo:rsid="014206ec"/>
    </style:style>
    <style:style style:name="T311" style:family="text">
      <style:text-properties officeooo:rsid="0146afb0"/>
    </style:style>
    <style:style style:name="T312" style:family="text">
      <style:text-properties style:text-underline-style="solid" style:text-underline-width="auto" style:text-underline-color="font-color"/>
    </style:style>
    <style:style style:name="T313" style:family="text">
      <style:text-properties officeooo:rsid="014e8694"/>
    </style:style>
    <style:style style:name="T314" style:family="text">
      <style:text-properties officeooo:rsid="014e87b3"/>
    </style:style>
    <style:style style:name="T315" style:family="text">
      <style:text-properties officeooo:rsid="0152a0f8"/>
    </style:style>
    <style:style style:name="T316" style:family="text">
      <style:text-properties officeooo:rsid="015557e4"/>
    </style:style>
    <style:style style:name="T317" style:family="text">
      <style:text-properties officeooo:rsid="0158fb6f"/>
    </style:style>
    <style:style style:name="T318" style:family="text">
      <style:text-properties officeooo:rsid="015aae8f"/>
    </style:style>
    <style:style style:name="T319" style:family="text">
      <style:text-properties officeooo:rsid="0163f9a4"/>
    </style:style>
    <style:style style:name="T320" style:family="text">
      <style:text-properties officeooo:rsid="0184468d"/>
    </style:style>
    <style:style style:name="T321" style:family="text">
      <style:text-properties officeooo:rsid="0193b3df"/>
    </style:style>
    <style:style style:name="T322" style:family="text">
      <style:text-properties officeooo:rsid="019715a7"/>
    </style:style>
    <style:style style:name="T323" style:family="text">
      <style:text-properties officeooo:rsid="0199659b"/>
    </style:style>
    <style:style style:name="T324" style:family="text">
      <style:text-properties officeooo:rsid="019e8d3a"/>
    </style:style>
    <style:style style:name="T325" style:family="text">
      <style:text-properties officeooo:rsid="01a0f13a"/>
    </style:style>
    <style:style style:name="T326" style:family="text">
      <style:text-properties officeooo:rsid="01a2da39"/>
    </style:style>
    <style:style style:name="T327" style:family="text">
      <style:text-properties officeooo:rsid="01a8c651"/>
    </style:style>
    <style:style style:name="T328" style:family="text">
      <style:text-properties officeooo:rsid="01b07b18"/>
    </style:style>
    <style:style style:name="T329" style:family="text">
      <style:text-properties officeooo:rsid="01b82811"/>
    </style:style>
    <style:style style:name="T330" style:family="text">
      <style:text-properties officeooo:rsid="01b85cfd"/>
    </style:style>
    <style:style style:name="T331" style:family="text">
      <style:text-properties officeooo:rsid="01bef01a"/>
    </style:style>
    <style:style style:name="T332" style:family="text">
      <style:text-properties officeooo:rsid="01bf51fc"/>
    </style:style>
    <style:style style:name="T333" style:family="text">
      <style:text-properties officeooo:rsid="01c0a50b"/>
    </style:style>
    <style:style style:name="T334" style:family="text">
      <style:text-properties officeooo:rsid="01c2d2e7"/>
    </style:style>
    <style:style style:name="T335" style:family="text">
      <style:text-properties officeooo:rsid="01c3f677"/>
    </style:style>
    <style:style style:name="T336" style:family="text">
      <style:text-properties officeooo:rsid="01d3a7f4"/>
    </style:style>
    <style:style style:name="T337" style:family="text">
      <style:text-properties officeooo:rsid="01d3e392"/>
    </style:style>
    <style:style style:name="T338" style:family="text">
      <style:text-properties officeooo:rsid="01d5a150"/>
    </style:style>
    <style:style style:name="T339" style:family="text">
      <style:text-properties officeooo:rsid="01e0794a"/>
    </style:style>
    <style:style style:name="T340" style:family="text">
      <style:text-properties officeooo:rsid="01ec95f7"/>
    </style:style>
    <style:style style:name="T341" style:family="text">
      <style:text-properties officeooo:rsid="01fcf735"/>
    </style:style>
    <style:style style:name="T342" style:family="text">
      <style:text-properties officeooo:rsid="020444c4"/>
    </style:style>
    <style:style style:name="T343" style:family="text">
      <style:text-properties officeooo:rsid="020f6fa6"/>
    </style:style>
    <style:style style:name="T344" style:family="text">
      <style:text-properties officeooo:rsid="021163f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6">Времена</text:p>
      <text:p text:style-name="P2"/>
      <text:p text:style-name="P3">Формы глагола — это аспекты. Аспекты описывают состояние, завершенность, результативность, длительность, повторяемость действия.</text:p>
      <text:p text:style-name="P2"/>
      <text:p text:style-name="P1">Simple — это обыденность.</text:p>
      <text:p text:style-name="P1">Continuous — это процесс.</text:p>
      <text:p text:style-name="P1">Perfect — это результат.</text:p>
      <text:p text:style-name="P1">Perfect Continuous — это длительность.</text:p>
      <text:p text:style-name="P1"/>
      <text:p text:style-name="P123">Present Simple</text:p>
      <text:p text:style-name="P1"/>
      <text:p text:style-name="P356"><text:span text:style-name="T311">М</text:span><text:span text:style-name="T1">аячки времени:</text:span></text:p>
      <text:list xml:id="list1619326161" text:style-name="L1">
        <text:list-item>
          <text:p text:style-name="P390">hardly ever — едва ли, почти никогда;</text:p>
        </text:list-item>
      </text:list>
      <text:p text:style-name="P4"/>
      <text:p text:style-name="P6"><text:span text:style-name="T2">Вспомогательный глагол do/does может встречаться и в утверждениях. Это происходит когда необходимо выделить действие по смыслу. В этом случае он может переводит</text:span><text:span text:style-name="T3">ь</text:span><text:span text:style-name="T2">ся как: «действительно», «на самом деле», «правда», «очень».</text:span></text:p>
      <text:p text:style-name="P6"/>
      <text:p text:style-name="P15">You <text:span text:style-name="T5">do</text:span> want to receive a letter from Joe? — Ты <text:span text:style-name="T5">действительно</text:span> хочешь получ. письмо от Джо?</text:p>
      <text:p text:style-name="P15">You <text:span text:style-name="T5">do</text:span> like him, don`t you — Он тебе <text:span text:style-name="T5">правда</text:span> нравится, да?</text:p>
      <text:p text:style-name="P5"/>
      <text:p text:style-name="P8">Be — это глагол состояния. Он используется когда говорят об: имени, национальности, стране, возрасте, эмоциях, профессии, характеристике, местоположении, а также встречается в связках с прилагательными и тогда переводится глаголом.</text:p>
      <text:p text:style-name="P7"/>
      <text:p text:style-name="P161">Present Continuous</text:p>
      <text:p text:style-name="P160"/>
      <text:p text:style-name="P348"><text:span text:style-name="T272">Глагол в </text:span><text:span text:style-name="T87">форме </text:span><text:span text:style-name="T272">Continuous, англоговорящие воспринимают как причастие.</text:span></text:p>
      <text:p text:style-name="P9"/>
      <text:p text:style-name="P358"><text:span text:style-name="T311">М</text:span>аячки времени:</text:p>
      <text:list xml:id="list2246313360" text:style-name="L2">
        <text:list-item>
          <text:p text:style-name="P392">listen — послушай;</text:p>
        </text:list-item>
        <text:list-item>
          <text:p text:style-name="P392">currently — в текущий момент;</text:p>
        </text:list-item>
      </text:list>
      <text:p text:style-name="P10"/>
      <text:p text:style-name="P110"><text:span text:style-name="T4">Present Continuos может передавать скрытое </text:span><text:span text:style-name="T20">значение</text:span><text:span text:style-name="T4">:</text:span></text:p>
      <text:list xml:id="list132992942" text:style-name="L3">
        <text:list-item>
          <text:p text:style-name="P398">кто-то вовлечен в процесс, хотя прямо сейчас им не занимается;</text:p>
        </text:list-item>
        <text:list-item>
          <text:p text:style-name="P398">ситуация меняется, она не статична;</text:p>
        </text:list-item>
        <text:list-item>
          <text:p text:style-name="P398">сегодня что-то происходит не так, как происходит обычно;</text:p>
        </text:list-item>
        <text:list-item>
          <text:p text:style-name="P397"><text:span text:style-name="T4">кто-то говорит о </text:span><text:span text:style-name="T22">регулярном </text:span><text:span text:style-name="T4">де</text:span><text:span text:style-name="T20">й</text:span><text:span text:style-name="T4">ствии с раздражением;</text:span></text:p>
        </text:list-item>
      </text:list>
      <text:p text:style-name="P16"/>
      <text:p text:style-name="P11"><text:span text:style-name="T23">Ron </text:span><text:span text:style-name="T42">is trying</text:span><text:span text:style-name="T23"> to find a well-paid job — Рон </text:span><text:span text:style-name="T42">пытается</text:span><text:span text:style-name="T23"> найти высокооплачеваемую работу </text:span></text:p>
      <text:p text:style-name="P349"><text:span text:style-name="T28">(</text:span><text:span text:style-name="T29">он</text:span><text:span text:style-name="T28"> вовлечен в процесс, хотя прямо сейчас он может заниматься другими делами)</text:span></text:p>
      <text:p text:style-name="P16"/>
      <text:p text:style-name="P16">Is <text:span text:style-name="T5">is getting</text:span> colder every day — Каждый день <text:span text:style-name="T5">становится</text:span> холоднее (погода меняется, </text:p>
      <text:p text:style-name="P16">при этом изменения еще не окончены, следует ожидать понижения температуры).</text:p>
      <text:p text:style-name="P16"/>
      <text:p text:style-name="P353"><text:span text:style-name="T24">His English </text:span><text:span text:style-name="T43">isn`t improving</text:span><text:span text:style-name="T24"> through he studies hard — Его английский </text:span><text:span text:style-name="T43">не улучшается</text:span><text:span text:style-name="T24">, </text:span></text:p>
      <text:p text:style-name="P353"><text:span text:style-name="T24">хотя он много занимается (</text:span><text:span text:style-name="T25">хотя ситуация и нестатична, она не меняется</text:span><text:span text:style-name="T24">).</text:span></text:p>
      <text:p text:style-name="P19"/>
      <text:p text:style-name="P21"><text:span text:style-name="T198">He </text:span><text:span text:style-name="T9">isn`t wearing</text:span><text:span text:style-name="T198"> his favorite cap today, that`s strange — Он </text:span><text:span text:style-name="T9">не носит</text:span><text:span text:style-name="T198"> сегодня свою любимую кепку, это странно (сегодня происходит что-то не то)</text:span></text:p>
      <text:p text:style-name="P17"/>
      <text:p text:style-name="P18"><text:soft-page-break/>She <text:span text:style-name="T5">is</text:span> always <text:span text:style-name="T5">complaining</text:span> about her life! — Она все время <text:span text:style-name="T5">жалуется</text:span> по поводу своей жизни!</text:p>
      <text:p text:style-name="P18"/>
      <text:p text:style-name="P354"><text:span text:style-name="T24">He </text:span><text:span text:style-name="T43">isn`t doing</text:span><text:span text:style-name="T24"> his homework again! </text:span><text:span text:style-name="T30">—</text:span><text:span text:style-name="T24"> Он опять </text:span><text:span text:style-name="T43">не делает</text:span><text:span text:style-name="T24"> домашнюю работу!</text:span></text:p>
      <text:p text:style-name="P18">(регулярность с ноткой раздражения)</text:p>
      <text:p text:style-name="P12"/>
      <text:p text:style-name="P13">Случаи, когда меняется ситуация, часто выражают с пом. глаголов: get, change, become, increase, rise (подняться), fall, grow, improve, begin, start.</text:p>
      <text:p text:style-name="P13"/>
      <text:p text:style-name="P20"><text:span text:style-name="T5">Is</text:span> your English <text:span text:style-name="T5">getting</text:span> better? — Твой английский <text:span text:style-name="T5">становится</text:span> лучше?</text:p>
      <text:p text:style-name="P20">Prices <text:span text:style-name="T5">are increasing</text:span> — Цены <text:span text:style-name="T5">растут</text:span>.</text:p>
      <text:p text:style-name="P13"/>
      <text:p text:style-name="P360"><text:span text:style-name="T199">Доп</text:span><text:span text:style-name="T201">олнительные</text:span><text:span text:style-name="T199"> </text:span><text:span text:style-name="T201">Non-</text:span><text:span text:style-name="T21">Continuous </text:span><text:span text:style-name="T199">г</text:span><text:span text:style-name="T21">лаголы</text:span></text:p>
      <text:p text:style-name="P361"/>
      <text:p text:style-name="P362"><text:span text:style-name="T61">К</text:span> таким глаголам относятся действия, которые невозможно увидеть в процессе.</text:p>
      <text:p text:style-name="P363">Обычно это глаголы состояния.</text:p>
      <text:p text:style-name="P363"/>
      <text:p text:style-name="P363">Глаголы, помогающие выразить мнение (opinion):</text:p>
      <text:list xml:id="list3601400926" text:style-name="L4">
        <text:list-item>
          <text:p text:style-name="P393">assume — полагать;</text:p>
        </text:list-item>
        <text:list-item>
          <text:p text:style-name="P393">consider — считать, полагать;</text:p>
        </text:list-item>
        <text:list-item>
          <text:p text:style-name="P393">find — находить;</text:p>
        </text:list-item>
        <text:list-item>
          <text:p text:style-name="P393">suppose — предполагать;</text:p>
        </text:list-item>
      </text:list>
      <text:p text:style-name="P363"/>
      <text:p text:style-name="P364">Глаголы, помогающие показать состояние мыслей (mental states)</text:p>
      <text:list xml:id="list2341124602" text:style-name="L5">
        <text:list-item>
          <text:p text:style-name="P394">mean — иметь в виду;</text:p>
        </text:list-item>
        <text:list-item>
          <text:p text:style-name="P394">notice — замечать, обращать внимание;</text:p>
        </text:list-item>
        <text:list-item>
          <text:p text:style-name="P394">recognise — узнавать;</text:p>
        </text:list-item>
        <text:list-item>
          <text:p text:style-name="P394">remember — помнить;</text:p>
        </text:list-item>
      </text:list>
      <text:p text:style-name="P364"/>
      <text:p text:style-name="P364">Глаголы, выражающие эмоции и желания (emotions/desires):</text:p>
      <text:list xml:id="list786738671" text:style-name="L6">
        <text:list-item>
          <text:p text:style-name="P395">dislike — не любить, не нравиться;</text:p>
        </text:list-item>
        <text:list-item>
          <text:p text:style-name="P395">envy — завидовать;</text:p>
        </text:list-item>
        <text:list-item>
          <text:p text:style-name="P395">fear — бояться;</text:p>
        </text:list-item>
        <text:list-item>
          <text:p text:style-name="P395">mind — возражать;</text:p>
        </text:list-item>
        <text:list-item>
          <text:p text:style-name="P395">need — нуждаться;</text:p>
        </text:list-item>
        <text:list-item>
          <text:p text:style-name="P395">prefer — предпочитать;</text:p>
        </text:list-item>
        <text:list-item>
          <text:p text:style-name="P395">regret — сожалеть;</text:p>
        </text:list-item>
      </text:list>
      <text:p text:style-name="P357"/>
      <text:p text:style-name="P357">Другие глаголы:</text:p>
      <text:list xml:id="list870510463" text:style-name="L7">
        <text:list-item>
          <text:p text:style-name="P391">be — быть;</text:p>
        </text:list-item>
        <text:list-item>
          <text:p text:style-name="P391">care — быть не безразличным, заботиться;</text:p>
        </text:list-item>
        <text:list-item>
          <text:p text:style-name="P391">contain — содержать;</text:p>
        </text:list-item>
        <text:list-item>
          <text:p text:style-name="P391">cost — стоить, иметь стоимость;</text:p>
        </text:list-item>
        <text:list-item>
          <text:p text:style-name="P391">possess — владеть;</text:p>
        </text:list-item>
        <text:list-item>
          <text:p text:style-name="P391">seem — казаться;</text:p>
        </text:list-item>
        <text:list-item>
          <text:p text:style-name="P391">weigh — весить, иметь вес;</text:p>
        </text:list-item>
      </text:list>
      <text:p text:style-name="P4"/>
      <text:p text:style-name="P119">Глаголы смешанного типа</text:p>
      <text:p text:style-name="P140"/>
      <text:p text:style-name="P140">Они могут быть <text:span text:style-name="T63">как </text:span>нормальными, <text:span text:style-name="T63">так</text:span> и становится non-continuous, в зависимости от того, </text:p>
      <text:p text:style-name="P141"><text:span text:style-name="T202">какой смысл </text:span><text:span text:style-name="T201">передают</text:span><text:span text:style-name="T202"> </text:span><text:span text:style-name="T201">либо</text:span><text:span text:style-name="T202"> когда входят в </text:span><text:span text:style-name="T203">состав</text:span><text:span text:style-name="T202"> устойчивы</text:span><text:span text:style-name="T203">х</text:span><text:span text:style-name="T202"> выражени</text:span><text:span text:style-name="T203">й</text:span><text:span text:style-name="T202">.</text:span></text:p>
      <text:p text:style-name="P14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506367462272">
          <table:table-cell table:style-name="Table1.A1" office:value-type="string">
            <text:p text:style-name="P377">Глагол</text:p>
          </table:table-cell>
          <table:table-cell table:style-name="Table1.A1" office:value-type="string">
            <text:p text:style-name="P377">Non-continuous</text:p>
          </table:table-cell>
          <table:table-cell table:style-name="Table1.C1" office:value-type="string">
            <text:p text:style-name="P377">Нормальный</text:p>
          </table:table-cell>
        </table:table-row>
        <table:table-row table:style-name="TableLine94506367361648">
          <table:table-cell table:style-name="Table1.A2" office:value-type="string">
            <text:p text:style-name="P375">appear</text:p>
          </table:table-cell>
          <table:table-cell table:style-name="Table1.A2" office:value-type="string">
            <text:p text:style-name="P376">в значении «казаться», «являтся»</text:p>
          </table:table-cell>
          <table:table-cell table:style-name="Table1.C2" office:value-type="string">
            <text:p text:style-name="P375">в значении «появляться»</text:p>
          </table:table-cell>
        </table:table-row>
        <table:table-row table:style-name="TableLine94506367393504">
          <table:table-cell table:style-name="Table1.A2" office:value-type="string">
            <text:p text:style-name="P375">have</text:p>
          </table:table-cell>
          <table:table-cell table:style-name="Table1.A2" office:value-type="string">
            <text:p text:style-name="P376">в значении «иметь», «владеть» </text:p>
          </table:table-cell>
          <table:table-cell table:style-name="Table1.C2" office:value-type="string">
            <text:p text:style-name="P375">в устойчивых выражениях</text:p>
          </table:table-cell>
        </table:table-row>
        <table:table-row table:style-name="TableLine94506367397536">
          <table:table-cell table:style-name="Table1.A2" office:value-type="string">
            <text:p text:style-name="P375">look</text:p>
          </table:table-cell>
          <table:table-cell table:style-name="Table1.A2" office:value-type="string">
            <text:p text:style-name="P375">в связке с прилагательным</text:p>
          </table:table-cell>
          <table:table-cell table:style-name="Table1.C2" office:value-type="string">
            <text:p text:style-name="P375">в связке с предлогоми (at, for)</text:p>
          </table:table-cell>
        </table:table-row>
        <table:table-row table:style-name="TableLine94506367401664">
          <table:table-cell table:style-name="Table1.A2" office:value-type="string">
            <text:p text:style-name="P375">miss</text:p>
          </table:table-cell>
          <table:table-cell table:style-name="Table1.A2" office:value-type="string">
            <text:p text:style-name="P375">в значении «скучать»</text:p>
          </table:table-cell>
          <table:table-cell table:style-name="Table1.C2" office:value-type="string">
            <text:p text:style-name="P379"><text:span text:style-name="T62">в значении </text:span>«<text:span text:style-name="T62">пропадать</text:span>»</text:p>
          </table:table-cell>
        </table:table-row>
        <table:table-row table:style-name="TableLine94506367417840">
          <table:table-cell table:style-name="Table1.A2" office:value-type="string">
            <text:p text:style-name="P382">hear</text:p>
          </table:table-cell>
          <table:table-cell table:style-name="Table1.A2" office:value-type="string">
            <text:p text:style-name="P383">в значении «слышать»</text:p>
            <text:p text:style-name="P385">(как физич. возможность)</text:p>
          </table:table-cell>
          <table:table-cell table:style-name="Table1.C2" office:value-type="string">
            <text:p text:style-name="P382">в значении «слышу то, чего не слышат другие» </text:p>
          </table:table-cell>
        </table:table-row>
        <table:table-row table:style-name="TableLine94506367420272">
          <table:table-cell table:style-name="Table1.A2" office:value-type="string">
            <text:p text:style-name="P384">see</text:p>
          </table:table-cell>
          <table:table-cell table:style-name="Table1.A2" office:value-type="string">
            <text:p text:style-name="P384">в значении «видеть»</text:p>
            <text:p text:style-name="P384">(как физич. возможность)</text:p>
          </table:table-cell>
          <table:table-cell table:style-name="Table1.C2" office:value-type="string">
            <text:p text:style-name="P380"><text:span text:style-name="T64">в значении «вижу то, чего не видят другие»; в устойч. </text:span><text:span text:style-name="T89">в</text:span><text:span text:style-name="T64">ыражен.</text:span></text:p>
          </table:table-cell>
        </table:table-row>
        <table:table-row table:style-name="TableLine94506367475264">
          <table:table-cell table:style-name="Table1.A2" office:value-type="string">
            <text:p text:style-name="P384">smell</text:p>
          </table:table-cell>
          <table:table-cell table:style-name="Table1.A2" office:value-type="string">
            <text:p text:style-name="P384">в значении «пахнуть»</text:p>
          </table:table-cell>
          <table:table-cell table:style-name="Table1.C2" office:value-type="string">
            <text:p text:style-name="P385">в значении «нюхать» </text:p>
            <text:p text:style-name="P385">(направленное действие)</text:p>
          </table:table-cell>
        </table:table-row>
        <table:table-row table:style-name="TableLine94506367522192">
          <table:table-cell table:style-name="Table1.A2" office:value-type="string">
            <text:p text:style-name="P384">taste</text:p>
          </table:table-cell>
          <table:table-cell table:style-name="Table1.A2" office:value-type="string">
            <text:p text:style-name="P386">в значении «вкусный»</text:p>
          </table:table-cell>
          <table:table-cell table:style-name="Table1.C2" office:value-type="string">
            <text:p text:style-name="P386">в значении «дегустировать»</text:p>
          </table:table-cell>
        </table:table-row>
        <table:table-row table:style-name="TableLine94506367523072">
          <table:table-cell table:style-name="Table1.A2" office:value-type="string">
            <text:p text:style-name="P386">thinks</text:p>
          </table:table-cell>
          <table:table-cell table:style-name="Table1.A2" office:value-type="string">
            <text:p text:style-name="P386">в значении «иметь мнение»</text:p>
          </table:table-cell>
          <table:table-cell table:style-name="Table1.C2" office:value-type="string">
            <text:p text:style-name="P386">в значении «мыслить»</text:p>
          </table:table-cell>
        </table:table-row>
        <table:table-row table:style-name="TableLine94506367524032">
          <table:table-cell table:style-name="Table1.A2" office:value-type="string">
            <text:p text:style-name="P386">weight</text:p>
          </table:table-cell>
          <table:table-cell table:style-name="Table1.A2" office:value-type="string">
            <text:p text:style-name="P386">в значении «весить»</text:p>
          </table:table-cell>
          <table:table-cell table:style-name="Table1.C2" office:value-type="string">
            <text:p text:style-name="P386">в значении «взвешиваться» (направленное действие)</text:p>
          </table:table-cell>
        </table:table-row>
        <table:table-row table:style-name="TableLine94506367524992">
          <table:table-cell table:style-name="Table1.A2" office:value-type="string">
            <text:p text:style-name="P386">be</text:p>
          </table:table-cell>
          <table:table-cell table:style-name="Table1.A2" office:value-type="string">
            <text:p text:style-name="P386">в значении «быть», «являться»</text:p>
          </table:table-cell>
          <table:table-cell table:style-name="Table1.C2" office:value-type="string">
            <text:p text:style-name="P386">в форме being (использ. когда говорят, что человек ведет себя не так, как всегда; синоним behave)</text:p>
          </table:table-cell>
        </table:table-row>
      </table:table>
      <text:p text:style-name="P141"/>
      <text:p text:style-name="P22">She <text:span text:style-name="T5">hears</text:span> the music. — Она <text:span text:style-name="T5">слышит</text:span> музыку.</text:p>
      <text:p text:style-name="P22">I cannot believe what I <text:span text:style-name="T5">am hearing</text:span>. — Я не верю тому, что <text:span text:style-name="T5">слышу</text:span>.</text:p>
      <text:p text:style-name="P22"/>
      <text:p text:style-name="P23">She <text:span text:style-name="T5">is sick</text:span>. — Е<text:span text:style-name="T65">е</text:span> <text:span text:style-name="T6">тошнит</text:span><text:span text:style-name="T68"> </text:span><text:span text:style-name="T69">(тошнотное состояние)</text:span><text:span text:style-name="T67">.</text:span></text:p>
      <text:p text:style-name="P23">She <text:span text:style-name="T5">is being sick</text:span>. — У нее <text:span text:style-name="T5">тошнота </text:span>/ рвота (прямо сейчас).</text:p>
      <text:p text:style-name="P23"/>
      <text:p text:style-name="P24">I don’t underst. why you <text:span text:style-name="T5">are being</text:span> so <text:span text:style-name="T5">rude</text:span> to me! — Я не понимаю, почему ты мне <text:span text:style-name="T5">грубишь</text:span>!</text:p>
      <text:p text:style-name="P142"/>
      <text:p text:style-name="P145"><text:span text:style-name="T66">Simple в основном связан с состоянием, </text:span><text:span text:style-name="T82">фактом, регулярным действием</text:span><text:span text:style-name="T66">.</text:span></text:p>
      <text:p text:style-name="P143">Continuous подчеркивает незавершенность, динамику, изменения.</text:p>
      <text:p text:style-name="P143"/>
      <text:p text:style-name="P120">Present Perfect</text:p>
      <text:p text:style-name="P146"/>
      <text:p text:style-name="P148">С пом<text:span text:style-name="T320">ощью</text:span> него говорят не о прошлом как таковом, а о результате <text:span text:style-name="T320">из прошлого</text:span>, </text:p>
      <text:p text:style-name="P148">который важен сейчас. <text:span text:style-name="T83">Выполненное дейст</text:span><text:span text:style-name="T262">в</text:span><text:span text:style-name="T83">ие показывает именно 3я форма глагола.</text:span></text:p>
      <text:p text:style-name="P149"/>
      <text:p text:style-name="P147"><text:span text:style-name="T85">Например, вопрос </text:span>«Have you been to Egypt?» нужно понимать <text:span text:style-name="T83">как</text:span> </text:p>
      <text:p text:style-name="P147">«У тебя есть <text:span text:style-name="T84">опыт </text:span>пребывания в Египте?».</text:p>
      <text:p text:style-name="P147"/>
      <text:p text:style-name="P150">Популярные шаблоны с Present Perfect</text:p>
      <text:p text:style-name="P150"/>
      <text:p text:style-name="P25">It’s the first time (первый/любой раз, когда что-то случилось).</text:p>
      <text:p text:style-name="P25">Have you ever been? (вы когда-нибудь бывали?).</text:p>
      <text:p text:style-name="P25">I have never done (я никогда не делал).</text:p>
      <text:p text:style-name="P25">I have got (у менять есть).</text:p>
      <text:p text:style-name="P150"/>
      <text:p text:style-name="P359"><text:span text:style-name="T311">М</text:span><text:span text:style-name="T200">аячки времени:</text:span></text:p>
      <text:list xml:id="list1402948694" text:style-name="L8">
        <text:list-item>
          <text:p text:style-name="P396">so far — на дайнный момент / до настоящего времени;</text:p>
        </text:list-item>
      </text:list>
      <text:p text:style-name="P135"><text:soft-page-break/>Present Perfect Continuus</text:p>
      <text:p text:style-name="P144"/>
      <text:p text:style-name="P187"><text:span text:style-name="T102">Показывает, как долго длилось действие до указанного момента в </text:span><text:span text:style-name="T104">настоящем</text:span><text:span text:style-name="T102">. </text:span></text:p>
      <text:p text:style-name="P187"/>
      <text:p text:style-name="P65">This is the day we’ve been waiting for — Настал день, которого мы так ждали. </text:p>
      <text:p text:style-name="P31"><text:span text:style-name="T104">(е</text:span><text:span text:style-name="T105">сть долгий процесс </text:span><text:span text:style-name="T66">—</text:span><text:span text:style-name="T105"> ожидание; </text:span><text:span text:style-name="T264">п</text:span><text:span text:style-name="T105">одразумевается, что мы когда-то начали ждать, </text:span></text:p>
      <text:p text:style-name="P31"><text:span text:style-name="T105">и ожидание продолжалось до сих пор; </text:span><text:span text:style-name="T264">н</text:span><text:span text:style-name="T105">апрямую о длительности не говорится, </text:span></text:p>
      <text:p text:style-name="P32"><text:span text:style-name="T105">но есть ощущение непрерывного процесса</text:span><text:span text:style-name="T104">)</text:span><text:span text:style-name="T105">.</text:span></text:p>
      <text:p text:style-name="P151"/>
      <text:p text:style-name="P26">You look tired. Yes, I know. I’ve been exercising — <text:span text:style-name="T263">Ты выглядешь уставшим. Да, я знаю. </text:span></text:p>
      <text:p text:style-name="P26"><text:span text:style-name="T263">Я занимался спортом. </text:span><text:span text:style-name="T104">(п</text:span><text:span text:style-name="T86">роцесс закончился буквально только что; </text:span></text:p>
      <text:p text:style-name="P26"><text:span text:style-name="T104">е</text:span><text:span text:style-name="T86">сть очевидные результаты прямо сейчас</text:span><text:span text:style-name="T104">)</text:span></text:p>
      <text:p text:style-name="P114"/>
      <text:p text:style-name="P33"><text:span text:style-name="T86">We’ve been busy the whole week — Мы были заняты всю неделю. </text:span><text:span text:style-name="T103">(хотя</text:span><text:span text:style-name="T86"> перевод </text:span><text:span text:style-name="T103">и </text:span><text:span text:style-name="T86">в прошлом, </text:span><text:span text:style-name="T103">но </text:span><text:span text:style-name="T86">подразумевается что неделя еще не закончилась; have не используется с -ing</text:span><text:span text:style-name="T103">)</text:span></text:p>
      <text:p text:style-name="P113"/>
      <text:p text:style-name="P152">Глаголы, c которыми можно использовать как Present Perfect, так и Present Perfect Continuous; разницы не будет: live, work, teach, study.</text:p>
      <text:p text:style-name="P152"/>
      <text:p text:style-name="P27">How long have you worked for your boss? <text:span text:style-name="T86">—</text:span> Как долго ты работаешь на своего босса?</text:p>
      <text:p text:style-name="P28">How long have you been working for your boss? <text:span text:style-name="T86">—</text:span> Как долго ты работаешь на своего босса?</text:p>
      <text:p text:style-name="P153"/>
      <text:p text:style-name="P153">Present Continuous сообщает, что кто-то находится в процессе, <text:span text:style-name="T262">а </text:span>Present Perfect Continuous — что кто-то занят процессом <text:span text:style-name="T262">уже </text:span>какое-то время.</text:p>
      <text:p text:style-name="P152"/>
      <text:p text:style-name="P121">Отличия Past Simple от Present Perfect</text:p>
      <text:p text:style-name="P154"/>
      <text:p text:style-name="P29">I didn’t talk to Tom yesterday — Я не говорил с Томом вчера.</text:p>
      <text:p text:style-name="P29">I haven’t talked to Tom yet — Я еще не говорил с Томом.</text:p>
      <text:p text:style-name="P154"/>
      <text:p text:style-name="P155">Первый пример имеет явный указатель прошлого — yesterday. Второй пример </text:p>
      <text:p text:style-name="P155">не имеет указателя на прошлое, но имеет указатель результата — yet.</text:p>
      <text:p text:style-name="P154"/>
      <text:p text:style-name="P156">Часто можно встретить Past Simple и Present Perfect в одном предложении. Present Perfect будет в главной части, а Past Simple — в придаточной, которая начинается с союза since.</text:p>
      <text:p text:style-name="P156"/>
      <text:p text:style-name="P73">I’ve loved Laura since I saw her for the first time — </text:p>
      <text:p text:style-name="P73">Я люблю Лору с тех пор, как увидел ее впервые.</text:p>
      <text:p text:style-name="P152"/>
      <text:p text:style-name="P122">Особые случаи использования Past Continuous</text:p>
      <text:p text:style-name="P157"/>
      <text:p text:style-name="P157">Он также может использоваться с глаголами, которые показывают измения или рост.</text:p>
      <text:p text:style-name="P157"/>
      <text:p text:style-name="P74">Her English was improving, because she studied a lot — </text:p>
      <text:p text:style-name="P74">Ее английский становился лучше, потому что она много училась.</text:p>
      <text:p text:style-name="P157"/>
      <text:p text:style-name="P157"><text:soft-page-break/>Еще он может употребляться в ситуациях, когда необходимо подчеркнуть цикличность </text:p>
      <text:p text:style-name="P157">в прошлом (люди делали что-то снова и снова).</text:p>
      <text:p text:style-name="P157"/>
      <text:p text:style-name="P75">Though they loved each other, they <text:span text:style-name="T5">were</text:span> always <text:span text:style-name="T5">quarrelling</text:span> — Хотя они любили друг друга, </text:p>
      <text:p text:style-name="P75">они постоянно <text:span text:style-name="T5">ссорились</text:span>.</text:p>
      <text:p text:style-name="P157"/>
      <text:p text:style-name="P159">В одном предложении может использоваться и Past Continuous, и Past Simple. Past Continuous будет показывать длинное действие, которое прерывается коротким в Past Simple.</text:p>
      <text:p text:style-name="P111"/>
      <text:p text:style-name="P79">She was shouting with anger as she left the house — Она кричала в ярости, </text:p>
      <text:p text:style-name="P34"><text:span text:style-name="T87">когда </text:span>вышла из дома.</text:p>
      <text:p text:style-name="P111"/>
      <text:p text:style-name="P111"><text:span text:style-name="T88">Е</text:span><text:span text:style-name="T87">сли </text:span><text:span text:style-name="T100">2</text:span><text:span text:style-name="T87"> дейстия происходили парралельно, то они оба могут быть в Past Continuous.</text:span></text:p>
      <text:p text:style-name="P112"><text:span text:style-name="T87">Но если </text:span><text:span text:style-name="T88">их </text:span><text:span text:style-name="T87">поставить в Past Simple, то получится цепочка действий.</text:span></text:p>
      <text:p text:style-name="P158"/>
      <text:p text:style-name="P30"><text:span text:style-name="T87">I was studying while Dora was making dinner — Я занимал</text:span><text:span text:style-name="T88">ся</text:span><text:span text:style-name="T87">, пока Дора готовила ужин.</text:span></text:p>
      <text:p text:style-name="P30"><text:span text:style-name="T87">I studied, made dinner and watched TV — Я позанимал</text:span><text:span text:style-name="T88">ся</text:span><text:span text:style-name="T87">, приготовил ужин и посмотре</text:span><text:span text:style-name="T88">л</text:span><text:span text:style-name="T87"> ТВ.</text:span></text:p>
      <text:p text:style-name="P111"/>
      <text:p text:style-name="P124">Past Perfect</text:p>
      <text:p text:style-name="P184"/>
      <text:p text:style-name="P186"><text:span text:style-name="T90">Указывает на действие, которое </text:span><text:span text:style-name="T91">случилось</text:span><text:span text:style-name="T90"> </text:span><text:span text:style-name="T99">ранее</text:span><text:span text:style-name="T90">, чем другое указанное действие. </text:span></text:p>
      <text:p text:style-name="P186"><text:span text:style-name="T90">Т. е. обозначает предпрошедш</text:span><text:span text:style-name="T101">ее время</text:span><text:span text:style-name="T90">. </text:span><text:span text:style-name="T98">Грамматическ</text:span><text:span text:style-name="T102">ая форма: had + глагол в 3й форме.</text:span></text:p>
      <text:p text:style-name="P185"/>
      <text:p text:style-name="P35">I had seen this fi<text:span text:style-name="T91">l</text:span>m before you did — Я посмотрел это фильм раньше, чем это сделал ты.</text:p>
      <text:p text:style-name="P53">(сначала случилось «I had seen», а затем «you did»)</text:p>
      <text:p text:style-name="P185"/>
      <text:p text:style-name="P35">He did<text:span text:style-name="T100">n`t</text:span> have cash because he had lost his wallet — У него не было наличных, потому что он потерял кошелек. <text:span text:style-name="T91">(денег </text:span><text:span text:style-name="T93">не было [тогда]</text:span><text:span text:style-name="T91">, потому что он их потерял [еще перед этим])</text:span></text:p>
      <text:p text:style-name="P185"/>
      <text:p text:style-name="P35">When I took the phone to call Nick, I realized that I had forgotten his number — Когда я взяла трубку, чтобы позвонить Нику, я поняла, что забыла его номер.</text:p>
      <text:p text:style-name="P185"/>
      <text:p text:style-name="P185">Past Perfect <text:span text:style-name="T99">(часто </text:span><text:span text:style-name="T100">или всегда</text:span><text:span text:style-name="T99">?) </text:span>используется в косвенной речи вместо <text:span text:style-name="T99">P</text:span>ast <text:span text:style-name="T99">S</text:span>imple.</text:p>
      <text:p text:style-name="P185"/>
      <text:p text:style-name="P35"><text:span text:style-name="T100">I</text:span> lived in London in 1999 — <text:span text:style-name="T100">Я жил в Лондоне в 1999 году (прямая речь).</text:span></text:p>
      <text:p text:style-name="P35"><text:span text:style-name="T100">H</text:span>e said that he had lived in London in 1999. — Он сказал, что он жил в Лондоне в 1999.</text:p>
      <text:p text:style-name="P185"/>
      <text:p text:style-name="P35">I’ve been to Cuba — <text:span text:style-name="T100">Я был на Кубе (прямая речь)</text:span></text:p>
      <text:p text:style-name="P35">Mike said that he had been to Cuba. — Майк сказал, что он бывал на Кубе.</text:p>
      <text:p text:style-name="P185"/>
      <text:p text:style-name="P185">Past Perfect появляется в условных предложениях 3<text:span text:style-name="T100">го</text:span> типа.</text:p>
      <text:p text:style-name="P185"/>
      <text:p text:style-name="P44">You would have passed your exam if you had worked harder — </text:p>
      <text:p text:style-name="P44">Ты бы сдал экзамен, если бы больше работал.</text:p>
      <text:p text:style-name="P185"/>
      <text:p text:style-name="P242">Также он, используется вместо Past Perfect Continuous с Non-Continuous глаголами.</text:p>
      <text:p text:style-name="P133"/>
      <text:p text:style-name="P134"/>
      <text:p text:style-name="P134"/>
      <text:p text:style-name="P134"><text:soft-page-break/>Past Perfect Continuous</text:p>
      <text:p text:style-name="P243"/>
      <text:p text:style-name="P244">Показывает, как долго длилось действие до указанного момента в прошлом. </text:p>
      <text:p text:style-name="P344">Грамматическая форма: had + been + глагол с -ing.</text:p>
      <text:p text:style-name="P243"/>
      <text:p text:style-name="P54">My mother had been cooking dinner for two hours when I got home — Моя мама готовила ужин уже 2 часа к тому времени, как я пришла домой (Past Perfect Continuous).</text:p>
      <text:p text:style-name="P243"/>
      <text:p text:style-name="P54">She has been cooking for 2 hours, but the food is not ready yet — Она готовит уже 2 часа, </text:p>
      <text:p text:style-name="P54">но еда все еще не готова (Present Perfect Continuous).</text:p>
      <text:p text:style-name="P243"/>
      <text:p text:style-name="P243">Также используется, когда процесс оставил результат в прошлом, <text:span text:style-name="T103">либо когда действия происходили на регулярной основе до какого-то момента в прошлом.</text:span></text:p>
      <text:p text:style-name="P243"/>
      <text:p text:style-name="P55">Lara looked tired because she had been working out. — Лара выглядела уставшей, </text:p>
      <text:p text:style-name="P55">потому что она занималась спортом <text:span text:style-name="T103">(занятие спортом оставило результат)</text:span>.</text:p>
      <text:p text:style-name="P55"/>
      <text:p text:style-name="P56">She had been writing to him for months, but she never got an answer — </text:p>
      <text:p text:style-name="P56">Она писала ему несколько месяцев, но так и не получила ответа <text:span text:style-name="T103">(регулярно писала)</text:span>.</text:p>
      <text:p text:style-name="P243"/>
      <text:p text:style-name="P125">Present в значении будущего</text:p>
      <text:p text:style-name="P245"/>
      <text:p text:style-name="P246">Обычно говорит о планах на будущее, либо о том, что должно произойти по рассписанию.</text:p>
      <text:p text:style-name="P191"><text:span text:style-name="T106">Present Continuous говорит о личных планах, </text:span><text:span text:style-name="T111">а </text:span><text:span text:style-name="T106">Present Simple — о рассписании, </text:span></text:p>
      <text:p text:style-name="P191"><text:span text:style-name="T107">которое не зависит от человека</text:span><text:span text:style-name="T106">.</text:span></text:p>
      <text:p text:style-name="P188"/>
      <text:p text:style-name="P36">I’m leaving town tomorrow. I’m going on a business trip. — Завтра я уезжаю из города. </text:p>
      <text:p text:style-name="P36">Я еду в командировку <text:span text:style-name="T106">(личные планы)</text:span>.</text:p>
      <text:p text:style-name="P36"/>
      <text:p text:style-name="P37">Kate has an English class next Monday — У Кати будет занятие по английскому </text:p>
      <text:p text:style-name="P37">в следующий понедельник <text:span text:style-name="T107">(рассписание)</text:span>.</text:p>
      <text:p text:style-name="P189"/>
      <text:p text:style-name="P190"><text:span text:style-name="T106">Чтобы правильно определить, что предложени</text:span><text:span text:style-name="T111">е</text:span><text:span text:style-name="T106"> действительно стоит </text:span><text:span text:style-name="T111">в </text:span><text:span text:style-name="T106">будуще</text:span><text:span text:style-name="T111">м</text:span><text:span text:style-name="T106">, </text:span></text:p>
      <text:p text:style-name="P190"><text:span text:style-name="T106">а не </text:span><text:span text:style-name="T111">в </text:span><text:span text:style-name="T106">настояще</text:span><text:span text:style-name="T111">м</text:span><text:span text:style-name="T106">, нужно обратить внимание на слова-маячки, </text:span><text:span text:style-name="T108">такие как</text:span><text:span text:style-name="T106">: </text:span></text:p>
      <text:p text:style-name="P190"/>
      <text:list xml:id="list3609856683" text:style-name="L9">
        <text:list-item>
          <text:p text:style-name="P399"><text:span text:style-name="T106">tomorrow, </text:span><text:span text:style-name="T108">in the future, in 2050</text:span><text:span text:style-name="T106"> </text:span><text:span text:style-name="T108">(слова, которые указывают на дату в будущем);</text:span></text:p>
        </text:list-item>
        <text:list-item>
          <text:p text:style-name="P400"><text:span text:style-name="T109">would like, want, plan, expect</text:span><text:span text:style-name="T108"> </text:span><text:span text:style-name="T109">(</text:span><text:span text:style-name="T110">слова</text:span><text:span text:style-name="T108">, которые намекают на будущее</text:span><text:span text:style-name="T109">);</text:span></text:p>
        </text:list-item>
        <text:list-item>
          <text:p text:style-name="P399"><text:span text:style-name="T107">next </text:span><text:span text:style-name="T108">time</text:span><text:span text:style-name="T107">, </text:span><text:span text:style-name="T108">next Monday</text:span><text:span text:style-name="T107"> </text:span><text:span text:style-name="T108">(связки со словом next в значении «в следующий»);</text:span></text:p>
        </text:list-item>
        <text:list-item>
          <text:p text:style-name="P415">in 2 days, in a year (связки с предлогом in в значении «через»);</text:p>
        </text:list-item>
        <text:list-item>
          <text:p text:style-name="P415">by Friday (связки с предлогом by в значении «к указанному периоду»);</text:p>
        </text:list-item>
      </text:list>
      <text:p text:style-name="P190"/>
      <text:p text:style-name="P248">Present Perfect может встречаться в условных предложениях 1го типа. Он подчеркивает, </text:p>
      <text:p text:style-name="P248">что действие будет <text:span text:style-name="T111">выполнено/</text:span>закончено, но его часто упрощают до Present Simple.</text:p>
      <text:p text:style-name="P247"/>
      <text:p text:style-name="P57">After he has completed all his work tasks, he will go home / After he completes all his work tasks, he will go home — После того как он завершит все свои рабочие задачи, он пойдет домой.</text:p>
      <text:p text:style-name="P247"/>
      <text:p text:style-name="P126">Оборот be going to</text:p>
      <text:p text:style-name="P250"/>
      <text:p text:style-name="P192"><text:span text:style-name="T112">Переводится как «собираюсь сделать» или «собирался сделать» (</text:span><text:span text:style-name="T189">о будущ</text:span><text:span text:style-name="T190">е</text:span><text:span text:style-name="T189">м из прошлого</text:span><text:span text:style-name="T112">). Если он используется по отношению к другому человеку/предмету, то преобретает значение подобно «сейчас что-то произойдет», передавая оттенок неизбежности происходящего.</text:span></text:p>
      <text:p text:style-name="P38"><text:soft-page-break/>I’m going to play sports later — Я собираюсь позаниматься спортом позже.</text:p>
      <text:p text:style-name="P38">I was going to cross the road — Я собиралась перейти дорогу.</text:p>
      <text:p text:style-name="P38">Look! The dog is going to bite him — Смотри! Его сейчас укусит собака.</text:p>
      <text:p text:style-name="P247"/>
      <text:p text:style-name="P193"><text:span text:style-name="T188">Им</text:span><text:span text:style-name="T113"> часто </text:span><text:span text:style-name="T188">заменяют все</text:span><text:span text:style-name="T186"> форм</text:span><text:span text:style-name="T188">ы</text:span><text:span text:style-name="T113"> Future </text:span><text:span text:style-name="T188">в разговорной речи</text:span><text:span text:style-name="T113">, и проговаривается </text:span><text:span text:style-name="T188">он </text:span><text:span text:style-name="T113">как gonna.</text:span></text:p>
      <text:p text:style-name="P58">I`m going to leave now / I`m gonna leave now — Я ухожу (собируюсь уйти).</text:p>
      <text:p text:style-name="P247"/>
      <text:p text:style-name="P252"><text:span text:style-name="T115">Также этот о</text:span><text:span text:style-name="T113">борот</text:span><text:span text:style-name="T114"> можно перепутать с Present Continuous в значении будущего. </text:span></text:p>
      <text:p text:style-name="P254">Здесь главное отличие в том, что после be going to идет еще один глагол.</text:p>
      <text:p text:style-name="P254"/>
      <text:p text:style-name="P59"><text:span text:style-name="T116">I’m going to </text:span><text:span text:style-name="T117">attend the party tomorrow — Завтра я собираюсь посестить праздник (be going).</text:span></text:p>
      <text:p text:style-name="P258">I’m going to the party tomorrow — Завтра я иду на праздник (Present Continuous).</text:p>
      <text:p text:style-name="P255"/>
      <text:p text:style-name="P197"><text:span text:style-name="T7">Future </text:span><text:span text:style-name="T8">Continuous</text:span></text:p>
      <text:p text:style-name="P326"/>
      <text:p text:style-name="P328">Указывает на процесс, в определенный момент будуще<text:span text:style-name="T187">го</text:span>. </text:p>
      <text:p text:style-name="P328">Грамматическая форма: will + be + глагол с -ing.</text:p>
      <text:p text:style-name="P329"/>
      <text:p text:style-name="P95">I will be going to Moscow tomorrow morning — Я буду ехать в Москву завтра утром.</text:p>
      <text:p text:style-name="P95"/>
      <text:p text:style-name="P95"><text:span text:style-name="T185">W</text:span>ill you be waiting for Kate when her plane arrives? / Are you going to be waiting for Kate when her plane arrives? — <text:span text:style-name="T185">Ты будешь ждать Кейт, когда прилетит ее самолет.</text:span></text:p>
      <text:p text:style-name="P128"/>
      <text:p text:style-name="P129">Furure Perfect</text:p>
      <text:p text:style-name="P129"/>
      <text:p text:style-name="P330">Указывает на результат действия к какому-то моменту в будущем.</text:p>
      <text:p text:style-name="P330">Грамматическая форма: will + have + 3я форма глагола.</text:p>
      <text:p text:style-name="P128"/>
      <text:p text:style-name="P96">I hope you will have agreed — <text:span text:style-name="T197">Н</text:span>адеюсь, <text:span text:style-name="T197">ты</text:span> согласишься.</text:p>
      <text:p text:style-name="P109"/>
      <text:p text:style-name="P97">By Sunday she will have finished reading / By Sunday, she is going to have finished reading — </text:p>
      <text:p text:style-name="P99">К воскресенью она закончит читать.</text:p>
      <text:p text:style-name="P128"/>
      <text:p text:style-name="P130">Future Perfect Continuous</text:p>
      <text:p text:style-name="P331"/>
      <text:p text:style-name="P194"><text:span text:style-name="T71">В речи не используется</text:span><text:span text:style-name="T70">. Указывает на длительность — сколько будет происходить действие </text:span></text:p>
      <text:p text:style-name="P332">к моменту в будущем. Грамматическая форма: will + have + been + глагол с -ing.</text:p>
      <text:p text:style-name="P127"/>
      <text:p text:style-name="P98">How long will you have been studying coding by the time you graduate from college? — Как долго ты уже будешь изучать программирование к тому моменту, как закончишь колледж?</text:p>
      <text:p text:style-name="P127"/>
      <text:p text:style-name="P131">Сравнение форм Future</text:p>
      <text:p text:style-name="P131"/>
      <text:p text:style-name="P39"><text:span text:style-name="T74">I will </text:span><text:span text:style-name="T73">work</text:span><text:span text:style-name="T74"> / I`m going to </text:span><text:span text:style-name="T73">work</text:span><text:span text:style-name="T74"> — Я буду </text:span><text:span text:style-name="T73">работать</text:span><text:span text:style-name="T74">.</text:span></text:p>
      <text:p text:style-name="P39"><text:span text:style-name="T74">(</text:span><text:span text:style-name="T72">вероятное дейсвтие в будущем</text:span><text:span text:style-name="T74">)</text:span></text:p>
      <text:p text:style-name="P100"/>
      <text:p text:style-name="P39">I will be <text:span text:style-name="T73">working</text:span> at 6 o`clock / I`m going to be working at 6 o`clock — Я буду работать в 6 <text:span text:style-name="T196">часов.</text:span> (<text:span text:style-name="T195">процесс в указанный момент будущего</text:span>)</text:p>
      <text:p text:style-name="P100"/>
      <text:p text:style-name="P102">I will have worked by 6 o`clock / I`m going to have worked by 6 o`clock — Я отработаю к 6 час<text:span text:style-name="T270">ам. </text:span><text:span text:style-name="T195">(результат к указанному моменту в будущем)</text:span></text:p>
      <text:p text:style-name="P100"/>
      <text:p text:style-name="P101"><text:soft-page-break/>I will have been working for the whole night by 6 o`clock / I`m going to have been working for the whole night by 6 o`clock — Я буду работать всю ночь до 6 часов. (длительность действия </text:p>
      <text:p text:style-name="P101">к указанному моменту в будущем)</text:p>
      <text:p text:style-name="P127"/>
      <text:p text:style-name="P127">Future-in-the-<text:span text:style-name="T190">P</text:span>ast</text:p>
      <text:p text:style-name="P251"/>
      <text:p text:style-name="P195"><text:span text:style-name="T190">Используется, когда о будущем сообщают из прошлого, например при повествован</text:span><text:span text:style-name="T191">ии</text:span><text:span text:style-name="T190"> рассказов, </text:span><text:span text:style-name="T191">в косвенной речи</text:span><text:span text:style-name="T190"> </text:span><text:span text:style-name="T191">или когда говорят об альтернативной реальности.</text:span></text:p>
      <text:p text:style-name="P247"/>
      <text:p text:style-name="P340">Перевод остается в будущем, но меняются вспомогательные глаголы: </text:p>
      <text:p text:style-name="P340">will → would, am/is → was, are → were.</text:p>
      <text:p text:style-name="P247"/>
      <text:p text:style-name="P208"><text:span text:style-name="T26">I`m having a meeting on Friday — У меня в пятницу будет </text:span><text:span text:style-name="T33">собрание</text:span><text:span text:style-name="T26">. (Past Continuous)</text:span></text:p>
      <text:p text:style-name="P60">I was having a meeting on Friday — У меня было собрание в пятницу.</text:p>
      <text:p text:style-name="P60"/>
      <text:p text:style-name="P208"><text:span text:style-name="T26">I`m going to stay late at work — Я задержусь на работе. (</text:span><text:span text:style-name="T27">b</text:span><text:span text:style-name="T26">e going to)</text:span></text:p>
      <text:p text:style-name="P60">I was going to stay late at work — Я решил задержаться на работе.</text:p>
      <text:p text:style-name="P57"/>
      <text:p text:style-name="P61">I won`t go out this weekend — Я никуда не пойду в эти выходные. (Future Simple)</text:p>
      <text:p text:style-name="P61">She decided that she would not go out — Она решила, что никуда не пойдет.</text:p>
      <text:p text:style-name="P57"/>
      <text:p text:style-name="P61">Will you be working at 5 pm? — Ты будешь работать в 5 часов? (Future Continuos)</text:p>
      <text:p text:style-name="P40"><text:span text:style-name="T191">I thought I would be working at 5 tomorrow — Я </text:span><text:span text:style-name="T192">думал</text:span><text:span text:style-name="T191">, что буду работать завтра в 5.</text:span></text:p>
      <text:p text:style-name="P61"/>
      <text:p text:style-name="P61">The match will have finish by 9 o`clock — Матч закончится к 9-ти часам. (Future Perfect)</text:p>
      <text:p text:style-name="P60">I was sure that the match would have finished by 9 — Я был уверен, что матч закончится в 9.</text:p>
      <text:p text:style-name="P249"/>
      <text:p text:style-name="P132">Модальные глаголы, передающие будущее</text:p>
      <text:p text:style-name="P247"/>
      <text:p text:style-name="P196"><text:span text:style-name="T193">В связке may/might/could + инфинитив, все 3 глагола передают одинаковый смысл <text:s/>«возможно сделаю». </text:span><text:span text:style-name="T194">S</text:span><text:span text:style-name="T193">hould может передавать значение «возможно случится», </text:span></text:p>
      <text:p text:style-name="P196"><text:span text:style-name="T194">а с</text:span><text:span text:style-name="T193">an </text:span><text:span text:style-name="T192">—</text:span><text:span text:style-name="T193"> </text:span><text:span text:style-name="T194">не «могу», а </text:span><text:span text:style-name="T193">«смогу» </text:span><text:span text:style-name="T194">(чем тогда отличается от will be able to? - </text:span><text:span text:style-name="T297">ничем!</text:span><text:span text:style-name="T194">)</text:span><text:span text:style-name="T193">.</text:span></text:p>
      <text:p text:style-name="P341"/>
      <text:p text:style-name="P62">I might be busy tonight — Я, возможно, буду занят сегодня вечером.</text:p>
      <text:p text:style-name="P62">We should be home by 9 o’clock — Мы, вероятнее всего, будем дома к 9-ти часам.</text:p>
      <text:p text:style-name="P57">I can come and help you if you need me — Я смогу прийти и помочь тебе, если я тебе нужен.</text:p>
      <text:p text:style-name="P247"/>
      <text:p text:style-name="P247"/>
      <text:p text:style-name="P117">Пассивный залог</text:p>
      <text:p text:style-name="P198"/>
      <text:p text:style-name="P199"><text:span text:style-name="T204">Это ситуация, когда </text:span><text:span text:style-name="T206">объект</text:span><text:span text:style-name="T204"> испытывает действие на себе, но не совершает его самостоятельно. </text:span><text:span text:style-name="T206">Грамматическая форма</text:span><text:span text:style-name="T204">: </text:span><text:span text:style-name="T206">объект + </text:span><text:span text:style-name="T204">be + глагол в 3й форме.</text:span></text:p>
      <text:p text:style-name="P199"/>
      <text:p text:style-name="P115"><text:span text:style-name="T271">Пассивный залог</text:span><text:span text:style-name="T205"> используется:</text:span></text:p>
      <text:list xml:id="list3664277168" text:style-name="L10">
        <text:list-item>
          <text:p text:style-name="P416">когда автора действия выносят на задний план (например его нет, или действие </text:p>
          <text:p text:style-name="P401"><text:span text:style-name="T205">важнее чем исполнитель, </text:span><text:span text:style-name="T206">или автор — это все люди</text:span><text:span text:style-name="T205">);</text:span></text:p>
        </text:list-item>
        <text:list-item>
          <text:p text:style-name="P417">в текстах научного характера (энциклопедии, справочники и т. п.):</text:p>
        </text:list-item>
      </text:list>
      <text:p text:style-name="P200"/>
      <text:p text:style-name="P41">I wanted to come in but the door was locked — Я хотел войти, но дверь была заперта. (<text:span text:style-name="T206">н</text:span>еизвестно, кто ее запер)</text:p>
      <text:p text:style-name="P199"/>
      <text:p text:style-name="P199"/>
      <text:p text:style-name="P389">It is believed that there is no life on Mars — Считается, что на Марсе нет жизни.</text:p>
      <text:p text:style-name="P41">(<text:span text:style-name="T207">автор действия — люди, т. к. в это верят все</text:span>)</text:p>
      <text:p text:style-name="P41"/>
      <text:p text:style-name="P42">It’s good when you are taken care of — Хорошо, когда о тебе заботятся. </text:p>
      <text:p text:style-name="P42">(важнее действие, а не кто его совершает)</text:p>
      <text:p text:style-name="P41"/>
      <text:p text:style-name="P42"><text:span text:style-name="T207">L</text:span>ight bulb was invented in 19th century — <text:span text:style-name="T207">Л</text:span>ампочка была изобретена в 19 веке. </text:p>
      <text:p text:style-name="P42">(<text:span text:style-name="T207">текст</text:span> из энциклопедии)</text:p>
      <text:p text:style-name="P342"/>
      <table:table table:name="Table2" table:style-name="Table2">
        <table:table-column table:style-name="Table2.A"/>
        <table:table-column table:style-name="Table2.B"/>
        <table:table-row table:style-name="TableLine94506367625536">
          <table:table-cell table:style-name="Table2.A1" office:value-type="string">
            <text:p text:style-name="P378">Форма</text:p>
          </table:table-cell>
          <table:table-cell table:style-name="Table2.B1" office:value-type="string">
            <text:p text:style-name="P378">Пример</text:p>
          </table:table-cell>
        </table:table-row>
        <table:table-row table:style-name="TableLine94506367582080">
          <table:table-cell table:style-name="Table2.A2" office:value-type="string">
            <text:p text:style-name="P387">Present Simple</text:p>
          </table:table-cell>
          <table:table-cell table:style-name="Table2.B2" office:value-type="string">
            <text:p text:style-name="P381"><text:span text:style-name="T210">M</text:span><text:span text:style-name="T209">eals </text:span><text:span text:style-name="T257">are cooked</text:span><text:span text:style-name="T209"> in the cafe — В кафе готовят еду</text:span></text:p>
          </table:table-cell>
        </table:table-row>
        <table:table-row table:style-name="TableLine94506367585776">
          <table:table-cell table:style-name="Table2.A2" office:value-type="string">
            <text:p text:style-name="P387">Present Continuous</text:p>
          </table:table-cell>
          <table:table-cell table:style-name="Table2.B2" office:value-type="string">
            <text:p text:style-name="P387">Meals <text:span text:style-name="T5">are being cooked</text:span> now — Еду готовят сейчас</text:p>
          </table:table-cell>
        </table:table-row>
        <table:table-row table:style-name="TableLine94506367587696">
          <table:table-cell table:style-name="Table2.A2" office:value-type="string">
            <text:p text:style-name="P387">Present Perfect</text:p>
          </table:table-cell>
          <table:table-cell table:style-name="Table2.B2" office:value-type="string">
            <text:p text:style-name="P387">Meals <text:span text:style-name="T5">have been cooked</text:span> in time — Еду приготовили вовремя</text:p>
          </table:table-cell>
        </table:table-row>
        <table:table-row table:style-name="TableLine94506367589616">
          <table:table-cell table:style-name="Table2.A2" office:value-type="string">
            <text:p text:style-name="P387">Past Simple</text:p>
          </table:table-cell>
          <table:table-cell table:style-name="Table2.B2" office:value-type="string">
            <text:p text:style-name="P388">Meals <text:span text:style-name="T5">were cooked</text:span> for the party — Для праздника приготовили еду</text:p>
          </table:table-cell>
        </table:table-row>
        <table:table-row table:style-name="TableLine94506367591536">
          <table:table-cell table:style-name="Table2.A2" office:value-type="string">
            <text:p text:style-name="P387">Past Continuous</text:p>
          </table:table-cell>
          <table:table-cell table:style-name="Table2.B2" office:value-type="string">
            <text:p text:style-name="P388">Meals <text:span text:style-name="T5">were being cooked</text:span> yesterday — Еду готовили вчера</text:p>
          </table:table-cell>
        </table:table-row>
        <table:table-row table:style-name="TableLine94506367593456">
          <table:table-cell table:style-name="Table2.A2" office:value-type="string">
            <text:p text:style-name="P387">Past Perfect</text:p>
          </table:table-cell>
          <table:table-cell table:style-name="Table2.B2" office:value-type="string">
            <text:p text:style-name="P388">Meals <text:span text:style-name="T5">had been cooked</text:span> before the party - Еду приготоивили до праздника</text:p>
          </table:table-cell>
        </table:table-row>
        <table:table-row table:style-name="TableLine94506367595376">
          <table:table-cell table:style-name="Table2.A2" office:value-type="string">
            <text:p text:style-name="P387">Furure Simple</text:p>
          </table:table-cell>
          <table:table-cell table:style-name="Table2.B2" office:value-type="string">
            <text:p text:style-name="P388">Meals <text:span text:style-name="T5">will be cooked</text:span> tomorrow — Еду будут готовить завтра</text:p>
          </table:table-cell>
        </table:table-row>
        <table:table-row table:style-name="TableLine94506367597712">
          <table:table-cell table:style-name="Table2.A2" office:value-type="string">
            <text:p text:style-name="P387">Furure Perfect</text:p>
          </table:table-cell>
          <table:table-cell table:style-name="Table2.B2" office:value-type="string">
            <text:p text:style-name="P388">Meals <text:span text:style-name="T5">will have been cooked</text:span> in time — Еду приготовят вовремя</text:p>
          </table:table-cell>
        </table:table-row>
      </table:table>
      <text:p text:style-name="P343"/>
      <text:p text:style-name="P345">Вместо will могут использоваться модальные глаголы.</text:p>
      <text:p text:style-name="P201"/>
      <text:p text:style-name="P63">Meals can be cooked tomorrow — Еду могут приготовить завтра.</text:p>
      <text:p text:style-name="P63">Meals can have been cooked in time — Еду смогут приготовить вовремя.</text:p>
      <text:p text:style-name="P201"/>
      <text:p text:style-name="P206"><text:span text:style-name="T10">Особые </text:span><text:span text:style-name="T11">обороты</text:span><text:span text:style-name="T10"> пассивного залога</text:span></text:p>
      <text:p text:style-name="P327"/>
      <text:p text:style-name="P333"><text:span text:style-name="T266">1) </text:span>It is said that... — Говорят, что…</text:p>
      <text:p text:style-name="P333"/>
      <text:p text:style-name="P202"><text:span text:style-name="T75">Вместо said могут быть и другие слова: announce, belive, expect, know </text:span><text:span text:style-name="T77">и пр</text:span><text:span text:style-name="T75">.</text:span></text:p>
      <text:p text:style-name="P203"><text:span text:style-name="T76">Когда</text:span><text:span text:style-name="T75"> формальное подлежащее it </text:span><text:span text:style-name="T76">нельзя/неудобно использовать</text:span><text:span text:style-name="T75">, </text:span><text:span text:style-name="T76">то</text:span><text:span text:style-name="T75"> вместо него указывают объект по поводу которого выражают суждение, а после глагола </text:span><text:span text:style-name="T76">ставят</text:span><text:span text:style-name="T75"> инфинитив.</text:span></text:p>
      <text:p text:style-name="P333"/>
      <text:p text:style-name="P103">It<text:span text:style-name="T5"> was belived</text:span> that Mark was a reliable man — Считалось, что Марк надежный человек.</text:p>
      <text:p text:style-name="P104">Mark <text:span text:style-name="T5">was belive</text:span> to be a reliable man — Марк считался надежным человеком.</text:p>
      <text:p text:style-name="P333"/>
      <text:p text:style-name="P335"><text:span text:style-name="T266">2) </text:span>You are not supposed to… <text:span text:style-name="T265">—</text:span> Вам не разрешается/рекомендуется…</text:p>
      <text:p text:style-name="P337"/>
      <text:p text:style-name="P205"><text:span text:style-name="T79">Вместо you может </text:span><text:span text:style-name="T78">указываться</text:span><text:span text:style-name="T79"> любой человек </text:span><text:span text:style-name="T78">или группа людей</text:span><text:span text:style-name="T79">.</text:span></text:p>
      <text:p text:style-name="P105">You’re not supposed to be here. — Вам нельзя здесь находиться.</text:p>
      <text:p text:style-name="P336"/>
      <text:p text:style-name="P339">3) I was surprised by... — Я был удивлен чем-то…</text:p>
      <text:p text:style-name="P338"/>
      <text:p text:style-name="P204"><text:span text:style-name="T77">После конструкции </text:span><text:span text:style-name="T78">может</text:span><text:span text:style-name="T77"> указыват</text:span><text:span text:style-name="T78">ь</text:span><text:span text:style-name="T77">ся </text:span><text:span text:style-name="T78">длинное</text:span><text:span text:style-name="T77"> придаточное предложение.</text:span></text:p>
      <text:p text:style-name="P106">I was surprised by what happened. — Я был удивлен тем, что произошло.</text:p>
      <text:p text:style-name="P334"/>
      <text:p text:style-name="P204"><text:span text:style-name="T77">4) I (don`t) like being... — Я (не) люблю, когда на меня </text:span><text:span text:style-name="T78">кто-то воздействует...</text:span></text:p>
      <text:p text:style-name="P338"/>
      <text:p text:style-name="P64">I like being treated fairly. — Я люблю, когда со мной справедливо обращаются.</text:p>
      <text:p text:style-name="P64">He doesn’t like being ignored. — Он не любит, когда его игнорируют.</text:p>
      <text:p text:style-name="P346"><text:soft-page-break/>5) Have somothing done... — Что-то сделано…</text:p>
      <text:p text:style-name="P346"/>
      <text:p text:style-name="P207"><text:span text:style-name="T267">Показывает результат действия, которое выполнено, но не автором. Например когда кто-то кого-то обслуживает. Грамматическая форма: have + услуга + глагол в 3</text:span><text:span text:style-name="T268">й</text:span><text:span text:style-name="T267"> форме.</text:span></text:p>
      <text:p text:style-name="P207"/>
      <text:p text:style-name="P43">I have my work done — Моя работа сделала.</text:p>
      <text:p text:style-name="P43">We had a pizza delivered — Нам доставили пиццу.</text:p>
      <text:p text:style-name="P43"><text:span text:style-name="T269">They</text:span> are going to have a pizza delivered — <text:span text:style-name="T269">Им</text:span> доставят пиццу.</text:p>
      <text:p text:style-name="P207"/>
      <text:p text:style-name="P347">Данная связка может быть также с модольным глаголом can. </text:p>
      <text:p text:style-name="P347">После can, have будет в форме инфинитива.</text:p>
      <text:p text:style-name="P347"/>
      <text:p text:style-name="P72">A hairdresser’s is a place where you can have your hair cut — </text:p>
      <text:p text:style-name="P72">Парикмахерская это место, где можно постричь волосы.</text:p>
      <text:p text:style-name="P163"/>
      <text:p text:style-name="P163"/>
      <text:p text:style-name="P118">Модальные глаголы</text:p>
      <text:p text:style-name="P350"/>
      <text:p text:style-name="P209"><text:span text:style-name="T273">Это те же вспомогательные глаголы, но помимо времени, они также несут в себе смысловые оттенки. Переводятся, </text:span><text:span text:style-name="T294">в основном</text:span><text:span text:style-name="T273">, как смысловые глаголы, но иногда могут переводиться наречием или частицей. Не меняют своей формы. После них всег</text:span><text:span text:style-name="T276">да</text:span><text:span text:style-name="T273"> идет инфинитив.</text:span></text:p>
      <text:p text:style-name="P209"/>
      <text:p text:style-name="P136"><text:span text:style-name="T288">2 типа з</text:span>начени<text:span text:style-name="T288">й</text:span> <text:span text:style-name="T293">у </text:span>модальных глаголов</text:p>
      <text:p text:style-name="P210"/>
      <text:p text:style-name="P211"><text:span text:style-name="T282">Некоторые м</text:span><text:span text:style-name="T278">одальны</text:span><text:span text:style-name="T291">е</text:span><text:span text:style-name="T278"> глагол</text:span><text:span text:style-name="T291">ы</text:span><text:span text:style-name="T289"> могут</text:span><text:span text:style-name="T278"> име</text:span><text:span text:style-name="T289">ть </text:span><text:span text:style-name="T291">как </text:span><text:span text:style-name="T279">основное, </text:span><text:span text:style-name="T291">так</text:span><text:span text:style-name="T278"> и вероятно</text:span><text:span text:style-name="T281">стно</text:span><text:span text:style-name="T278">е </text:span><text:span text:style-name="T289">значение</text:span><text:span text:style-name="T278">. </text:span></text:p>
      <text:p text:style-name="P214"><text:span text:style-name="T279">Основное</text:span><text:span text:style-name="T278"> значение описывает </text:span><text:span text:style-name="T282">ситуацию/</text:span><text:span text:style-name="T287">факт</text:span><text:span text:style-name="T278">, а вероятно</text:span><text:span text:style-name="T281">стно</text:span><text:span text:style-name="T278">е — передает предположени</text:span><text:span text:style-name="T280">е</text:span><text:span text:style-name="T278">.</text:span></text:p>
      <text:p text:style-name="P214"><text:span text:style-name="T215">Вероятностное значение называтся </text:span><text:span text:style-name="T216">также </text:span><text:span text:style-name="T215">сослогательным наклонением.</text:span><text:span text:style-name="T278"> <text:s/></text:span></text:p>
      <text:p text:style-name="P352"/>
      <text:p text:style-name="P352">Основные значения:</text:p>
      <text:list xml:id="list464284501" text:style-name="L11">
        <text:list-item>
          <text:p text:style-name="P418">can — <text:span text:style-name="T283">могу, </text:span><text:span text:style-name="T284">смогу, </text:span><text:span text:style-name="T283">умею</text:span>;</text:p>
        </text:list-item>
        <text:list-item>
          <text:p text:style-name="P419">could — <text:span text:style-name="T283">мог, умел</text:span>;</text:p>
        </text:list-item>
        <text:list-item>
          <text:p text:style-name="P402"><text:span text:style-name="T282">must — </text:span><text:span text:style-name="T283">должен</text:span><text:span text:style-name="T282">;</text:span></text:p>
        </text:list-item>
      </text:list>
      <text:p text:style-name="P69"/>
      <text:p text:style-name="P69">She could dance when she was young — Она умела танцевать, когда была молодой.</text:p>
      <text:p text:style-name="P69">We must work a lot – Мы должны много работать.</text:p>
      <text:p text:style-name="P352"/>
      <text:p text:style-name="P352">Вероятностные значения:</text:p>
      <text:list xml:id="list2031917098" text:style-name="L12">
        <text:list-item>
          <text:p text:style-name="P420">could — <text:span text:style-name="T283">мог бы, </text:span><text:span text:style-name="T285">возможно </text:span><text:span text:style-name="T290">(50%)</text:span>;</text:p>
        </text:list-item>
        <text:list-item>
          <text:p text:style-name="P403"><text:span text:style-name="T282">might — </text:span><text:span text:style-name="T299">может</text:span><text:span text:style-name="T300">, </text:span><text:span text:style-name="T302">мог бы,</text:span><text:span text:style-name="T283"> </text:span><text:span text:style-name="T285">возможно</text:span><text:span text:style-name="T283"> </text:span><text:span text:style-name="T290">(50%)</text:span><text:span text:style-name="T282">;</text:span></text:p>
        </text:list-item>
        <text:list-item>
          <text:p text:style-name="P421">must — <text:span text:style-name="T283">должно быть, наверное </text:span><text:span text:style-name="T290">(100%)</text:span>;</text:p>
        </text:list-item>
        <text:list-item>
          <text:p text:style-name="P420">should — <text:span text:style-name="T283">следовало бы</text:span>;</text:p>
        </text:list-item>
        <text:list-item>
          <text:p text:style-name="P420">would — <text:span text:style-name="T283">бы (в </text:span><text:span text:style-name="T306">нереальной ситуации</text:span><text:span text:style-name="T283">)</text:span>;</text:p>
        </text:list-item>
      </text:list>
      <text:p text:style-name="P351"/>
      <text:p text:style-name="P45">We could use the situation <text:span text:style-name="T296">now</text:span> — Мы могли бы использовать эту ситуацию <text:span text:style-name="T296">сейчас</text:span><text:span text:style-name="T281">.</text:span></text:p>
      <text:p text:style-name="P71">It could have been me who forgot to lock the door — <text:span text:style-name="T285">В</text:span>озможно <text:span text:style-name="T285">э</text:span>то я забыл закрыть дверь. </text:p>
      <text:p text:style-name="P70">It must be hard to work as a doctor — Должно быть, трудно работать доктором.</text:p>
      <text:p text:style-name="P67">I would have called you if I had known — Я бы позвонил, если бы знал.</text:p>
      <text:p text:style-name="P67"/>
      <text:p text:style-name="P171">Модальный глагол, в вероятностном значении, можно употреблять не только в настоящем, </text:p>
      <text:p text:style-name="P172">но и в прошлом, даже если он там не используется. Если он употребляется в настоящем, </text:p>
      <text:p text:style-name="P172">то после него будет голый инфинитив, а если в прошлом — то перфектный инфинитив.</text:p>
      <text:p text:style-name="P165"/>
      <text:p text:style-name="P213"><text:soft-page-break/><text:span text:style-name="T217">Перфектный инфинитив</text:span><text:span text:style-name="T219"> состоит из 2х слов: have + глагол в 3й форме. </text:span><text:span text:style-name="T220">Но</text:span><text:span text:style-name="T211"> have </text:span><text:span text:style-name="T220">здесь не </text:span><text:span text:style-name="T211">меня</text:span><text:span text:style-name="T220">е</text:span><text:span text:style-name="T211">тся в зависимости от подлежащего. (даже для he/she/it</text:span><text:span text:style-name="T217"> </text:span><text:span text:style-name="T211">останется have)</text:span></text:p>
      <text:p text:style-name="P164"/>
      <text:p text:style-name="P166">It must <text:span text:style-name="T5">have been</text:span> love — Наверное, это была любов. </text:p>
      <text:p text:style-name="P217"><text:span text:style-name="T222">(</text:span><text:span text:style-name="T221">когда must передает вероятностное значение, то может </text:span><text:span text:style-name="T223">употребляться</text:span><text:span text:style-name="T221"> в прошлом</text:span><text:span text:style-name="T222">)</text:span></text:p>
      <text:p text:style-name="P68"/>
      <text:p text:style-name="P212"><text:span text:style-name="T213">Среди американцев широко употребляется перфектный инфинитив «have gotten</text:span><text:span text:style-name="T214">»</text:span><text:span text:style-name="T213">. Его</text:span><text:span text:style-name="T212"> используют, когда хотят выразить предположение о том, что могло бы случится с че</text:span><text:span text:style-name="T213">ловеком.</text:span></text:p>
      <text:p text:style-name="P170"/>
      <text:p text:style-name="P66">What were you doing? You could have gotten yourself killed! — </text:p>
      <text:p text:style-name="P66">Что же ты делал? Ты чуть не умер!</text:p>
      <text:p text:style-name="P169"/>
      <text:p text:style-name="P213"><text:span text:style-name="T227">Примеры использования голого инфинитива</text:span><text:span text:style-name="T217"> </text:span><text:span text:style-name="T227">(к</text:span><text:span text:style-name="T217">то-то стучит в дверь</text:span><text:span text:style-name="T227">)</text:span><text:span text:style-name="T217">:</text:span></text:p>
      <text:p text:style-name="P167"/>
      <text:p text:style-name="P76">It must be John. He promised to come — Это, наверное, Джон. Он обещал прийти.</text:p>
      <text:p text:style-name="P213"><text:span text:style-name="T31">(</text:span><text:span text:style-name="T32">почти уверены</text:span><text:span text:style-name="T31">, что так и есть)</text:span></text:p>
      <text:p text:style-name="P76"/>
      <text:p text:style-name="P78">I might/may/could be a postman — Это, возможно, почтальон.</text:p>
      <text:p text:style-name="P78">(есть вероятность, но не 100%)</text:p>
      <text:p text:style-name="P168"/>
      <text:p text:style-name="P222"><text:span text:style-name="T227">Примеры использования перфектного инфинитива</text:span><text:span text:style-name="T218"> </text:span><text:span text:style-name="T227">(к</text:span><text:span text:style-name="T218">то-то съел мой бутерброд</text:span><text:span text:style-name="T227">):</text:span></text:p>
      <text:p text:style-name="P167"/>
      <text:p text:style-name="P76">It must have been Tom. He always eats my food — Это, должно быть, был Том. </text:p>
      <text:p text:style-name="P76">Он всегда съедает мою еду. (<text:span text:style-name="T292">почти уверены, что так и есть</text:span>) </text:p>
      <text:p text:style-name="P76"/>
      <text:p text:style-name="P77">It might/may/could have been Jane. I saw her in the kitchen — Это, возможно, была Джейн. </text:p>
      <text:p text:style-name="P77">Я видела ее на кухне <text:span text:style-name="T292">(есть вероятность, но не 100%)</text:span></text:p>
      <text:p text:style-name="P257"/>
      <text:p text:style-name="P227"><text:span text:style-name="T150">4 ф</text:span><text:span text:style-name="T151">ормы инфинитива, </text:span><text:span text:style-name="T150">после модальных глаголов</text:span></text:p>
      <text:p text:style-name="P317"/>
      <text:p text:style-name="P227"><text:span text:style-name="T137">1) </text:span><text:span text:style-name="T136">Bare</text:span><text:span text:style-name="T124"> </text:span><text:span text:style-name="T136">Invinitive</text:span><text:span text:style-name="T124"> — начальная форма глагола без to.</text:span></text:p>
      <text:p text:style-name="P227"><text:span text:style-name="T137">2) </text:span><text:span text:style-name="T124">Continuous </text:span><text:span text:style-name="T136">Invinitive</text:span><text:span text:style-name="T124"> — be + </text:span><text:span text:style-name="T136">глагол с -ing.</text:span></text:p>
      <text:p text:style-name="P227"><text:span text:style-name="T137">3) </text:span><text:span text:style-name="T136">Perfect Invinitive — have + глаголв в 3й форме.</text:span></text:p>
      <text:p text:style-name="P227"><text:span text:style-name="T137">4) </text:span><text:span text:style-name="T136">Perfect Continuous Invinitive — have + been + глагол с -ing.</text:span></text:p>
      <text:p text:style-name="P290"/>
      <text:p text:style-name="P265">He might <text:span text:style-name="T5">work</text:span> at the hospital — Возможно, он работает в больнице.</text:p>
      <text:p text:style-name="P265">He might <text:span text:style-name="T5">be working</text:span> now — Возможно, он сейчас работает.</text:p>
      <text:p text:style-name="P265">He might <text:span text:style-name="T5">have worked</text:span> yesterday — Наверное, он вчера работал.</text:p>
      <text:p text:style-name="P265"/>
      <text:p text:style-name="P265">He might <text:span text:style-name="T5">have been working</text:span> for a long time before he went to sleep — </text:p>
      <text:p text:style-name="P260">Он, наверное, долго работал перед тем, как лечь спать.</text:p>
      <text:p text:style-name="P257"/>
      <text:p text:style-name="P256">Особенности модальных глаголов <text:span text:style-name="T309">и конструкций</text:span></text:p>
      <text:p text:style-name="P288"/>
      <text:p text:style-name="P215"><text:span text:style-name="T173">Глагол might в </text:span><text:span text:style-name="T174">основном</text:span><text:span text:style-name="T173"> переводится наречием, а не глаголом. </text:span></text:p>
      <text:p text:style-name="P215"><text:span text:style-name="T174">В вероятностном значении, </text:span><text:span text:style-name="T175">для ситуации в прошлом,</text:span><text:span text:style-name="T174"> дублирует глагол could.</text:span></text:p>
      <text:p text:style-name="P323"/>
      <text:p text:style-name="P216"><text:span text:style-name="T156">Sonya might go to Japan next week / Sonya </text:span><text:span text:style-name="T158">could</text:span><text:span text:style-name="T156"> go to Japan next week – </text:span></text:p>
      <text:p text:style-name="P216"><text:span text:style-name="T156">Соня, </text:span><text:span text:style-name="T158">возможно</text:span><text:span text:style-name="T156">, поедет в Японию на следующей неделе.</text:span></text:p>
      <text:p text:style-name="P291"/>
      <text:p text:style-name="P291"><text:span text:style-name="T307">Глагол shall встречается только </text:span><text:span text:style-name="T298">у</text:span><text:span text:style-name="T307"> британ</text:span><text:span text:style-name="T298">цев</text:span><text:span text:style-name="T307">. Американцы заменяют его на should.</text:span></text:p>
      <text:p text:style-name="P264">Shall I close the door? / Should I close the door? — Мне закрыть дверь?</text:p>
      <text:p text:style-name="P218"><text:soft-page-break/><text:span text:style-name="T122">Т</text:span><text:span text:style-name="T119">акже, в британском английском, can`t и needn`t могут передавать </text:span><text:span text:style-name="T121">особый</text:span><text:span text:style-name="T119"> смысл. </text:span></text:p>
      <text:p text:style-name="P218"><text:span text:style-name="T119">Can`t может означать </text:span><text:span text:style-name="T120">«</text:span><text:span text:style-name="T121">этого не может быть</text:span><text:span text:style-name="T120">», «</text:span><text:span text:style-name="T123">не верю, что это правда</text:span><text:span text:style-name="T120">»</text:span><text:span text:style-name="T119">, </text:span></text:p>
      <text:p text:style-name="P218"><text:span text:style-name="T119">а needn`t </text:span><text:span text:style-name="T157">—</text:span><text:span text:style-name="T119"> «нет необходимости», «</text:span><text:span text:style-name="T125">не следовало делать </text:span><text:span text:style-name="T126">это</text:span><text:span text:style-name="T127">го</text:span><text:span text:style-name="T119">».</text:span></text:p>
      <text:p text:style-name="P289"/>
      <text:p text:style-name="P262"><text:span text:style-name="T286">She can’t have got my emai</text:span><text:span text:style-name="T295">l — Она наверняка не получила мое письмо.</text:span></text:p>
      <text:p text:style-name="P262"/>
      <text:p text:style-name="P266">You needn’t worry, we’ll work this out — Не нужно беспокоиться, мы уладим ситуацию.</text:p>
      <text:p text:style-name="P271">(здесь need ведет себя как модальный глагол, поэтому он с частицей not)</text:p>
      <text:p text:style-name="P175"/>
      <text:p text:style-name="P183">Глагол will иногда используют, когда хотят подчеркнуть привычки человека в <text:span text:style-name="T92">настоящем</text:span>.</text:p>
      <text:p text:style-name="P107">She will never listen to me — Она никогда меня не слушает.</text:p>
      <text:p text:style-name="P176"/>
      <text:p text:style-name="P219"><text:span text:style-name="T226">S</text:span><text:span text:style-name="T224">hould </text:span><text:span text:style-name="T226">+ </text:span><text:span text:style-name="T224">голый инфинитив связан с настоящим и будущим, а </text:span><text:span text:style-name="T226">should +</text:span><text:span text:style-name="T224"> перфектный </text:span><text:span text:style-name="T226">инфинитив </text:span><text:span text:style-name="T224">— с прошлым, в значении когда «чего-то не ожидали и сожалеют об этом» </text:span></text:p>
      <text:p text:style-name="P219"><text:span text:style-name="T224">или когда критикуют </text:span><text:span text:style-name="T225">чьи-то действия.</text:span></text:p>
      <text:p text:style-name="P177"/>
      <text:p text:style-name="P80">I don’t think you should work at weekends — Не думаю, что тебе нужно работать по выходн.</text:p>
      <text:p text:style-name="P80">You should see the doctor — Тебе стоит пойти к доктору.</text:p>
      <text:p text:style-name="P46"/>
      <text:p text:style-name="P46"><text:span text:style-name="T305">I should have listened to you — Нужно было тебя послушать (</text:span><text:span text:style-name="T306">ж</text:span><text:span text:style-name="T305">аль, что я тебя не послушал).</text:span></text:p>
      <text:p text:style-name="P46"/>
      <text:p text:style-name="P47"><text:span text:style-name="T306">I knew y</text:span><text:span text:style-name="T304">ou shouldn’t have trusted him — </text:span><text:span text:style-name="T306">Я знал, что т</text:span><text:span text:style-name="T304">ебе не </text:span><text:span text:style-name="T306">следовало</text:span><text:span text:style-name="T304"> ему доверять </text:span></text:p>
      <text:p text:style-name="P47"><text:span text:style-name="T304">(</text:span><text:span text:style-name="T306">з</text:span><text:span text:style-name="T304">ря ты ему поверил).</text:span></text:p>
      <text:p text:style-name="P174"/>
      <text:p text:style-name="P220"><text:span text:style-name="T128">Глагол dare означает «осмелиться», «иметь наглость», «рискнуть». </text:span><text:span text:style-name="T129">Как и need, это полумодальный глагол. Поэтому он может использоваться как со вспомогательным глаголом do (и иметь окончания), так и с частицей not.</text:span></text:p>
      <text:p text:style-name="P267"/>
      <text:p text:style-name="P267">I <text:span text:style-name="T5">dare </text:span><text:span text:style-name="T12">not</text:span> ask if you forgive me — Я <text:span text:style-name="T5">не смею</text:span> спрашивать, простишь ли ты меня <text:span text:style-name="T308">(модальный)</text:span>.</text:p>
      <text:p text:style-name="P268">How dare you speak to me like that?! <text:span text:style-name="T304">—</text:span> Как ты смеешь так говорить со мной?!</text:p>
      <text:p text:style-name="P267"/>
      <text:p text:style-name="P221"><text:span text:style-name="T159">Though he is rude I </text:span><text:span text:style-name="T167">don`t </text:span><text:span text:style-name="T168">dare</text:span><text:span text:style-name="T159"> say </text:span><text:span text:style-name="T160">that </text:span><text:span text:style-name="T159">he is a </text:span><text:span text:style-name="T160">bad</text:span><text:span text:style-name="T159"> man. — Хотя он грубоват, </text:span><text:span text:style-name="T160">я </text:span><text:span text:style-name="T167">не </text:span><text:span text:style-name="T168">осмелюсь</text:span><text:span text:style-name="T159"> сказать, что он плохой человек </text:span><text:span text:style-name="T160">(обычный глагол)</text:span><text:span text:style-name="T159">.</text:span></text:p>
      <text:p text:style-name="P269"/>
      <text:p text:style-name="P253"><text:span text:style-name="T275">К</text:span><text:span text:style-name="T274">онструкция be able to </text:span><text:span text:style-name="T301">может </text:span><text:span text:style-name="T277">переда</text:span><text:span text:style-name="T301">вать</text:span><text:span text:style-name="T277"> </text:span><text:span text:style-name="T301">доп.</text:span><text:span text:style-name="T275"> </text:span><text:span text:style-name="T274">значение «имею возможность».</text:span></text:p>
      <text:p text:style-name="P259">I was able to travel last year. — В прошлом году у меня была возможность путешествовать.</text:p>
      <text:p text:style-name="P259"/>
      <text:p text:style-name="P173">Часто, в разговорной речи, вместо have to употребляется have got to. <text:span text:style-name="T303">Эта конструкця</text:span> </text:p>
      <text:p text:style-name="P173">означает тоже самое, но употребляется только в утвержденях.</text:p>
      <text:p text:style-name="P173"/>
      <text:p text:style-name="P270">I’ve got to work a lot / I have to work a lot — Мне приходится много работать.</text:p>
      <text:p text:style-name="P269"/>
      <text:p text:style-name="P316">Модальная конструкция had better</text:p>
      <text:p text:style-name="P292"/>
      <text:p text:style-name="P225"><text:span text:style-name="T130">Переводится как «бы лучше», например «я бы лучше», «он бы лучше» и т. д. О</text:span><text:span text:style-name="T133">значает рекомендацию либо употребляется в ситуациях, когда нужно немедленно принять решение. </text:span></text:p>
      <text:p text:style-name="P293"/>
      <text:p text:style-name="P224"><text:span text:style-name="T132">Слово</text:span><text:span text:style-name="T130"> had сокращается до `d. Поэтому </text:span><text:span text:style-name="T131">его </text:span><text:span text:style-name="T130">легко перепутать </text:span><text:span text:style-name="T132">c </text:span><text:span text:style-name="T130">would, т. к. и переводится </text:span></text:p>
      <text:p text:style-name="P223"><text:span text:style-name="T131">он</text:span><text:span text:style-name="T132">о</text:span><text:span text:style-name="T131"> </text:span><text:span text:style-name="T130">одинаково, частицей «бы». </text:span><text:span text:style-name="T133">После had better идет голый инфинитив.</text:span></text:p>
      <text:p text:style-name="P296"/>
      <text:p text:style-name="P355"><text:span text:style-name="T133">О</text:span><text:span text:style-name="T118">трицательная форма выглядит так: had better not. Частица not идет после better, а не had.</text:span></text:p>
      <text:p text:style-name="P297">Вопросы в основном встречаются в отрицательной форме.</text:p>
      <text:p text:style-name="P48"><text:soft-page-break/><text:span text:style-name="T176">You had better have your car washed — Ты бы лучше помыл свою машину. </text:span><text:span text:style-name="T181">(рекомендация)</text:span></text:p>
      <text:p text:style-name="P49"><text:span text:style-name="T176">We</text:span><text:span text:style-name="T178">’d better</text:span><text:span text:style-name="T176"> call the police — Нам </text:span><text:span text:style-name="T178">бы лучше</text:span><text:span text:style-name="T176"> позвонить в полицию. (немедленно)</text:span></text:p>
      <text:p text:style-name="P272"/>
      <text:p text:style-name="P273">You had better not go there — Ты бы лучше не ходил туда.</text:p>
      <text:p text:style-name="P273">Hadn’t you better go to bed? — Не лучше ли тебе пойти прилечь?</text:p>
      <text:p text:style-name="P297"/>
      <text:p text:style-name="P226"><text:span text:style-name="T133">Х</text:span><text:span text:style-name="T134">отя had и находится в прошедшей форме, сам</text:span><text:span text:style-name="T135">а</text:span><text:span text:style-name="T134"> </text:span><text:span text:style-name="T135">конструкция</text:span><text:span text:style-name="T134"> употребляется в настоящем </text:span></text:p>
      <text:p text:style-name="P298">и будущем. В прошедшем можно использовать should с перфектным инфинитивом.</text:p>
      <text:p text:style-name="P298"/>
      <text:p text:style-name="P82"><text:span text:style-name="T116">You </text:span><text:span text:style-name="T177">should have stayed</text:span><text:span text:style-name="T116"> at home —</text:span><text:span text:style-name="T177"> </text:span><text:span text:style-name="T179">Б</text:span><text:span text:style-name="T177">ыло бы </text:span><text:span text:style-name="T179">л</text:span><text:span text:style-name="T177">учше</text:span><text:span text:style-name="T116"> остаться дома.</text:span></text:p>
      <text:p text:style-name="P298"/>
      <text:p text:style-name="P298">Иногда had вообще выкидывают, и употребляют только better.</text:p>
      <text:p text:style-name="P81"><text:span text:style-name="T116">Where’s she? She </text:span><text:span text:style-name="T177">better</text:span><text:span text:style-name="T116"> be here. — Где она? </text:span><text:span text:style-name="T177">Лучше бы</text:span><text:span text:style-name="T116"> ей оказаться здесь.</text:span></text:p>
      <text:p text:style-name="P274"/>
      <text:p text:style-name="P294">В отличие от should, рекомендация с had better намекает на негативные последствия, </text:p>
      <text:p text:style-name="P294">если ее не выполнить. <text:span text:style-name="T310">А</text:span> should означает добрый совет.</text:p>
      <text:p text:style-name="P294"/>
      <text:p text:style-name="P294"/>
      <text:p text:style-name="P324">Инфинитив и герундий</text:p>
      <text:p text:style-name="P295"/>
      <text:p text:style-name="P301">Инфинитив и герундий могут переводиться:</text:p>
      <text:list xml:id="list446627890" text:style-name="L13">
        <text:list-item>
          <text:p text:style-name="P422">начальной формой глагола <text:span text:style-name="T315">(</text:span>делать<text:span text:style-name="T315">)</text:span>;</text:p>
        </text:list-item>
        <text:list-item>
          <text:p text:style-name="P422">причастием <text:span text:style-name="T315">(</text:span>делая<text:span text:style-name="T315">)</text:span>;</text:p>
        </text:list-item>
        <text:list-item>
          <text:p text:style-name="P422">придаточным предложением <text:span text:style-name="T315">(</text:span>чтобы делать<text:span text:style-name="T315">)</text:span>;</text:p>
        </text:list-item>
        <text:list-item>
          <text:p text:style-name="P422">герундий может также переводиться существительным <text:span text:style-name="T315">(</text:span>действие<text:span text:style-name="T315">);</text:span></text:p>
        </text:list-item>
      </text:list>
      <text:p text:style-name="P300"/>
      <text:p text:style-name="P50"><text:span text:style-name="T182">They</text:span><text:span text:style-name="T183"> plan </text:span><text:span text:style-name="T180">to sell</text:span><text:span text:style-name="T183"> their house — </text:span><text:span text:style-name="T182">Они</text:span><text:span text:style-name="T183"> планируют </text:span><text:span text:style-name="T180">продать</text:span><text:span text:style-name="T183"> свой дом.</text:span></text:p>
      <text:p text:style-name="P277"/>
      <text:p text:style-name="P275">He applied for a new job <text:span text:style-name="T5">to get</text:span> more salary — </text:p>
      <text:p text:style-name="P275">Он решил устроиться на новую работу, <text:span text:style-name="T5">чтобы получать</text:span> больше денег.</text:p>
      <text:p text:style-name="P275"/>
      <text:p text:style-name="P275">I saw a lot of kids <text:span text:style-name="T5">playing</text:span> in the street — Я увидел много детишек, <text:span text:style-name="T5">играющих</text:span> на улице.</text:p>
      <text:p text:style-name="P299"/>
      <text:p text:style-name="P318">Глаголы с прямым дополнением</text:p>
      <text:p text:style-name="P302"/>
      <text:p text:style-name="P304">Это глаголы, после которых следует дополнение, а после идет инфинитив <text:span text:style-name="T313">с to</text:span>. <text:span text:style-name="T314">Если инфинитив в отрицательной форме, то перед to ставят not, без вспомогательных глаголов.</text:span></text:p>
      <text:p text:style-name="P303"/>
      <text:list xml:id="list424500121" text:style-name="L14">
        <text:list-item>
          <text:p text:style-name="P423">ask — спрашивать;</text:p>
        </text:list-item>
        <text:list-item>
          <text:p text:style-name="P423">encourage — воодушевлять;</text:p>
        </text:list-item>
        <text:list-item>
          <text:p text:style-name="P423">expect — ожидать;</text:p>
        </text:list-item>
        <text:list-item>
          <text:p text:style-name="P423">invite — приглашать;</text:p>
        </text:list-item>
        <text:list-item>
          <text:p text:style-name="P423">order — заказывать, приказывать;</text:p>
        </text:list-item>
        <text:list-item>
          <text:p text:style-name="P423">persuade — убеждать;</text:p>
        </text:list-item>
        <text:list-item>
          <text:p text:style-name="P423">remind — напоминать;</text:p>
        </text:list-item>
        <text:list-item>
          <text:p text:style-name="P423">teach — обучать;</text:p>
        </text:list-item>
        <text:list-item>
          <text:p text:style-name="P423">tell — говорить;</text:p>
        </text:list-item>
        <text:list-item>
          <text:p text:style-name="P423">warn — предупреждать;</text:p>
          <text:p text:style-name="P424"/>
        </text:list-item>
      </text:list>
      <text:p text:style-name="P276">I asked <text:span text:style-name="T312">Mike</text:span><text:span text:style-name="T5"> to call</text:span> me — Я попросил <text:span text:style-name="T312">Майка</text:span> <text:span text:style-name="T5">позвонить</text:span>.</text:p>
      <text:p text:style-name="P276">The guard warned <text:span text:style-name="T312">us</text:span> <text:span text:style-name="T5">not to cross</text:span> the line — Охранник предупредил <text:span text:style-name="T312">нас</text:span> <text:span text:style-name="T5">не пересекать</text:span> черту.</text:p>
      <text:p text:style-name="P304"/>
      <text:p text:style-name="P137"><text:soft-page-break/>Инфинитив в разных ситуациях</text:p>
      <text:p text:style-name="P228"/>
      <text:p text:style-name="P228">Если инфинитив идет после прилагательного, то <text:span text:style-name="T317">прилагательное</text:span> будет наречием (как?)</text:p>
      <text:p text:style-name="P14">He was <text:span text:style-name="T312">hard</text:span> <text:span text:style-name="T5">to deal</text:span> with — C ним было <text:span text:style-name="T312">трудно</text:span> <text:span text:style-name="T5">иметь дело</text:span>. <text:span text:style-name="T316">(предлог в конце)</text:span></text:p>
      <text:p text:style-name="P14"/>
      <text:p text:style-name="P178">Если ифинитив объясняет причину действия или идет после неопределенного местоимения, то он, обычно, переводится придаточным предложением.</text:p>
      <text:p text:style-name="P178"/>
      <text:p text:style-name="P83">He’s running home <text:span text:style-name="T5">to get</text:span> his wallet — Он сейчас бежит домой, <text:span text:style-name="T5">чтобы взять</text:span> бумажник.</text:p>
      <text:p text:style-name="P83">He had nobody <text:span text:style-name="T5">to talk</text:span> to — У него не было никого, <text:span text:style-name="T5">чтобы поговорить</text:span> (talk to — <text:span text:style-name="T318">это </text:span>связка).</text:p>
      <text:p text:style-name="P178"/>
      <text:p text:style-name="P179">Если же причину нужно указать в виде отдельного предложения (с подлежащим и сказуемым), то используется союз so that. Он означает «чтобы»</text:p>
      <text:p text:style-name="P14"/>
      <text:p text:style-name="P84">Her parents took a loan <text:span text:style-name="T5">so that</text:span> <text:span text:style-name="T312">she could go to college</text:span> — </text:p>
      <text:p text:style-name="P84">Ее родители взяли деньги в долг, <text:span text:style-name="T5">чтобы</text:span> <text:span text:style-name="T312">она могла пойти учиться в колледж</text:span>.</text:p>
      <text:p text:style-name="P14"/>
      <text:p text:style-name="P366"><text:span text:style-name="T258">Ситуации, когда использу</text:span><text:span text:style-name="T260">ю</text:span><text:span text:style-name="T258">т </text:span><text:span text:style-name="T259">герунди</text:span><text:span text:style-name="T258">й</text:span></text:p>
      <text:p text:style-name="P162"/>
      <text:p text:style-name="P365"><text:span text:style-name="T228">Герундий </text:span><text:span text:style-name="T229">похож на</text:span><text:span text:style-name="T228"> причастие в русском языке (форма глагола с признаками прилагательного, </text:span><text:span text:style-name="T229">где ощущение глагола очень сильное</text:span><text:span text:style-name="T228">). Чаще всего он ставится после предлогов.</text:span></text:p>
      <text:p text:style-name="P304"/>
      <text:p text:style-name="P229"><text:span text:style-name="T138">Популярны</text:span><text:span text:style-name="T139">е</text:span><text:span text:style-name="T138"> связки глагол + предлог:</text:span></text:p>
      <text:list xml:id="list4019715810" text:style-name="L15">
        <text:list-item>
          <text:p text:style-name="P425">succeed in — преуспел в;</text:p>
        </text:list-item>
        <text:list-item>
          <text:p text:style-name="P425">insist on — настаивать на;</text:p>
        </text:list-item>
        <text:list-item>
          <text:p text:style-name="P425">think of — размышлять о;</text:p>
        </text:list-item>
        <text:list-item>
          <text:p text:style-name="P425">dream of — мечтать о;</text:p>
        </text:list-item>
        <text:list-item>
          <text:p text:style-name="P425">feel like — быть в настроении для;</text:p>
        </text:list-item>
        <text:list-item>
          <text:p text:style-name="P425">look forward to — <text:span text:style-name="T319">жать с нетерпением</text:span>;</text:p>
        </text:list-item>
      </text:list>
      <text:p text:style-name="P305"/>
      <text:p text:style-name="P14">I feel like flying, I’m so excited! — Я чувствую, как будто я летаю, я так взволнована!</text:p>
      <text:p text:style-name="P14"/>
      <text:p text:style-name="P85">I’m <text:span text:style-name="T5">looking forward to</text:span> hearing from you — <text:span text:style-name="T5">Жду с нетерпением</text:span> информации от вас.</text:p>
      <text:p text:style-name="P85">(здесь to — это предлог, а не частица; поэтому стоит герундий).</text:p>
      <text:p text:style-name="P305"/>
      <text:p text:style-name="P306">Популярные связки глагол + дополнение + предлог:</text:p>
      <text:list xml:id="list4112894654" text:style-name="L16">
        <text:list-item>
          <text:p text:style-name="P426">congratulate ... on — поздравить (кого-то) с;</text:p>
        </text:list-item>
        <text:list-item>
          <text:p text:style-name="P426">accuse ... of — обвинить (кого-то) в;</text:p>
        </text:list-item>
        <text:list-item>
          <text:p text:style-name="P426">suspect ... of — подозревать (кого-то) в;</text:p>
        </text:list-item>
        <text:list-item>
          <text:p text:style-name="P426">prevent ... from — предостеречь (кого-то) от;</text:p>
        </text:list-item>
        <text:list-item>
          <text:p text:style-name="P426">stop ... from — помешать (кому-то) в;</text:p>
        </text:list-item>
        <text:list-item>
          <text:p text:style-name="P426">forgive ... for — простить (кого-то) за;</text:p>
        </text:list-item>
      </text:list>
      <text:p text:style-name="P306"/>
      <text:p text:style-name="P278">I congratulate you on winning the competition — Я поздравляю тебя с победой в соревновании.</text:p>
      <text:p text:style-name="P278">He prevented me from taking a loan — Он предостерег меня от того, чтобы взять ссуду.</text:p>
      <text:p text:style-name="P278"/>
      <text:p text:style-name="P307">Популярные связки прилагательное + предлог:</text:p>
      <text:list xml:id="list1208366073" text:style-name="L17">
        <text:list-item>
          <text:p text:style-name="P427">afraid of — бояться (чего-то);</text:p>
        </text:list-item>
        <text:list-item>
          <text:p text:style-name="P427">fed up with — быть сытым по горло (из-за чего-то);</text:p>
        </text:list-item>
        <text:list-item>
          <text:p text:style-name="P427">good at — хорошо (что-то) делать;</text:p>
        </text:list-item>
        <text:list-item>
          <text:p text:style-name="P427">interested in — интересоваться (чем-то);</text:p>
        </text:list-item>
      </text:list>
      <text:p text:style-name="P307"/>
      <text:p text:style-name="P279"><text:soft-page-break/>I’m fed up with his sneaking around all the time <text:span text:style-name="T208">—</text:span> Меня достало, что он тут </text:p>
      <text:p text:style-name="P279">постоянно крутится.</text:p>
      <text:p text:style-name="P279"/>
      <text:p text:style-name="P279">I’m interested in reading sci-fi — Мне интересно читать фантастику.</text:p>
      <text:p text:style-name="P279"/>
      <text:p text:style-name="P308">Устойчивые выр-я, в которых используется герундий:</text:p>
      <text:list xml:id="list2377149645" text:style-name="L18">
        <text:list-item>
          <text:p text:style-name="P428">It`s no use/good — бесполезно, нет смысла;</text:p>
        </text:list-item>
        <text:list-item>
          <text:p text:style-name="P428">It`s not worth — этого того не стоит;</text:p>
        </text:list-item>
        <text:list-item>
          <text:p text:style-name="P428">There`s no point in — незачем это делать;</text:p>
        </text:list-item>
        <text:list-item>
          <text:p text:style-name="P428">Have difficulty — иметь трудности;</text:p>
        </text:list-item>
        <text:list-item>
          <text:p text:style-name="P428">be busy — заниматься делом;</text:p>
        </text:list-item>
        <text:list-item>
          <text:p text:style-name="P428">a waste of money/time — это деньги на ветер / время впустую;</text:p>
        </text:list-item>
      </text:list>
      <text:p text:style-name="P308"/>
      <text:p text:style-name="P280">I earn a lot of money, so it’s not worth changing the job — Я зарабатываю много денег, </text:p>
      <text:p text:style-name="P280">так что не стоит менять работу.</text:p>
      <text:p text:style-name="P280"/>
      <text:p text:style-name="P280">Do you have difficulty remembering your childhood? — Тебе трудно вспомнить свое детство?</text:p>
      <text:p text:style-name="P280">It’s a waste of time watching TV — Это пустая трата времени, смотреть телевизор.</text:p>
      <text:p text:style-name="P280">She is very busy launching her new project — Она слишком занята запуском нового проекта.</text:p>
      <text:p text:style-name="P308"/>
      <text:p text:style-name="P230"><text:span text:style-name="T154">Герундий с о</text:span><text:span text:style-name="T152">борот</text:span><text:span text:style-name="T154">ом</text:span><text:span text:style-name="T152"> </text:span><text:span text:style-name="T153">be/get</text:span><text:span text:style-name="T152"> used to</text:span></text:p>
      <text:p text:style-name="P309"/>
      <text:p text:style-name="P231"><text:span text:style-name="T116">Оборот </text:span><text:span text:style-name="T156">be used to</text:span><text:span text:style-name="T116"> означает «я привык», а </text:span><text:span text:style-name="T156">get used to</text:span><text:span text:style-name="T116"> </text:span><text:span text:style-name="T161">—</text:span><text:span text:style-name="T116"> «я привыкаю». </text:span><text:span text:style-name="T140">Как и в пассивном залоге, be показывает состояние, а get — процесс. </text:span><text:span text:style-name="T142">Чтобы подчеркнуть, что процесс формируется, </text:span><text:span text:style-name="T141">get </text:span><text:span text:style-name="T142">ставят</text:span><text:span text:style-name="T141"> в </text:span><text:span text:style-name="T143">форму</text:span><text:span text:style-name="T141"> Continuous.</text:span></text:p>
      <text:p text:style-name="P310"/>
      <text:p text:style-name="P281">I`m used to working hard — Я привык много работать.</text:p>
      <text:p text:style-name="P281"/>
      <text:p text:style-name="P282">I`m getting used to working hard — Я привыкаю много работать.</text:p>
      <text:p text:style-name="P231"><text:span text:style-name="T162">(</text:span><text:span text:style-name="T163">get в</text:span><text:span text:style-name="T162"> форме Continu</text:span><text:span text:style-name="T163">o</text:span><text:span text:style-name="T162">us </text:span><text:span text:style-name="T163">идет с</text:span><text:span text:style-name="T162"> be </text:span><text:span text:style-name="T163">и окончанием</text:span><text:span text:style-name="T162"> -ing)</text:span></text:p>
      <text:p text:style-name="P321"/>
      <text:p text:style-name="P232"><text:span text:style-name="T155">Этот оборот не нужно путать с модальной конструкцией </text:span><text:span text:style-name="T169">used to</text:span><text:span text:style-name="T155">.</text:span></text:p>
      <text:p text:style-name="P322"/>
      <text:p text:style-name="P108"><text:span text:style-name="T116">I </text:span><text:span text:style-name="T184">am used to</text:span><text:span text:style-name="T116"> </text:span><text:span text:style-name="T177">drinking</text:span><text:span text:style-name="T116"> a lot of water — Я </text:span><text:span text:style-name="T184">привык</text:span><text:span text:style-name="T177"> пить</text:span><text:span text:style-name="T116"> много воды.</text:span></text:p>
      <text:p text:style-name="P232"><text:span text:style-name="T169">(после оборота всегда идет </text:span><text:span text:style-name="T171">герундий</text:span><text:span text:style-name="T169">)</text:span></text:p>
      <text:p text:style-name="P261"/>
      <text:p text:style-name="P108"><text:span text:style-name="T116">I </text:span><text:span text:style-name="T184">used to</text:span><text:span text:style-name="T116"> </text:span><text:span text:style-name="T177">drink</text:span><text:span text:style-name="T116"> a lot of coffee — </text:span><text:span text:style-name="T184">Раньше</text:span><text:span text:style-name="T116"> я </text:span><text:span text:style-name="T177">пил</text:span><text:span text:style-name="T116"> много кофе.</text:span></text:p>
      <text:p text:style-name="P232"><text:span text:style-name="T169">(после модальной конструкции идет инфинитив, и она </text:span><text:span text:style-name="T170">передает другой смысл</text:span><text:span text:style-name="T169">)</text:span></text:p>
      <text:p text:style-name="P322"/>
      <text:p text:style-name="P319">Причасный оборот с герундием <text:span text:style-name="T321">(ing-clause)</text:span></text:p>
      <text:p text:style-name="P310"/>
      <text:p text:style-name="P311">Это неполноценное предложение, которое в русском языке выделяется запятыми.</text:p>
      <text:p text:style-name="P233"><text:span text:style-name="T144">В английском запятая </text:span><text:span text:style-name="T145">ставится если причисный оборот в первой половине предложения.</text:span></text:p>
      <text:p text:style-name="P311"/>
      <text:p text:style-name="P233"><text:span text:style-name="T164">David hurt his leg </text:span><text:span text:style-name="T172">playing football</text:span><text:span text:style-name="T164"> — Дэвид повредил ногу, </text:span><text:span text:style-name="T172">играя в футбол</text:span><text:span text:style-name="T164">.</text:span></text:p>
      <text:p text:style-name="P283"/>
      <text:p text:style-name="P87"><text:span text:style-name="T116">The driver saw a boy </text:span><text:span text:style-name="T184">running across the road</text:span><text:span text:style-name="T116"> and stopped the car immediately — </text:span></text:p>
      <text:p text:style-name="P87"><text:span text:style-name="T116">Водитель увидел ребенка, </text:span><text:span text:style-name="T184">бегущего через дорогу</text:span><text:span text:style-name="T116">, и быстро остановил машину.</text:span></text:p>
      <text:p text:style-name="P311"/>
      <text:p text:style-name="P310">Причастный оборот можно использовать вместе с союзами while и when.</text:p>
      <text:p text:style-name="P86"><text:span text:style-name="T116">David hurt his leg </text:span><text:span text:style-name="T184">while playing football</text:span><text:span text:style-name="T116"> – Дэвид повредил ногу, </text:span><text:span text:style-name="T184">когда играл в футбол</text:span><text:span text:style-name="T116">.</text:span></text:p>
      <text:p text:style-name="P310"/>
      <text:p text:style-name="P320"><text:soft-page-break/>Глагол с -ing как прилагательное</text:p>
      <text:p text:style-name="P312"/>
      <text:p text:style-name="P235"><text:span text:style-name="T146">Если к глаголу добавить оконание -ing и ощущение </text:span><text:span text:style-name="T149">глагола </text:span><text:span text:style-name="T147">перестанет быть</text:span><text:span text:style-name="T146"> сильным, </text:span></text:p>
      <text:p text:style-name="P235"><text:span text:style-name="T146">то такое слово будет восприниматься как </text:span><text:span text:style-name="T147">прилагательное</text:span><text:span text:style-name="T146">.</text:span></text:p>
      <text:p text:style-name="P313"/>
      <text:p text:style-name="P313">shocking — шокирующий (есть ощещение, что это характеристика)</text:p>
      <text:p text:style-name="P234"><text:span text:style-name="T146">walking — идущий (здесь </text:span><text:span text:style-name="T148">сильное</text:span><text:span text:style-name="T146"> ощ</text:span><text:span text:style-name="T148">у</text:span><text:span text:style-name="T146">щение, что человек что-то делает)</text:span></text:p>
      <text:p text:style-name="P313"/>
      <text:p text:style-name="P234">Прилагательные с -ing употребляются по стандартным правилам — стоят перед существительными, либо после глаголов состояния (be, get, look, feel и пр.)</text:p>
      <text:p text:style-name="P313"/>
      <text:p text:style-name="P284">He told me an interesting story — Он рассказал мне интересную историю.</text:p>
      <text:p text:style-name="P284">This movie is boring — Этот фильм такой скучный.</text:p>
      <text:p text:style-name="P313"/>
      <text:p text:style-name="P313"/>
      <text:p text:style-name="P325">Сложные предложения</text:p>
      <text:p text:style-name="P314"/>
      <text:p text:style-name="P315">Типы сложны<text:span text:style-name="T323">х</text:span> предложений в английском языке:</text:p>
      <text:p text:style-name="P315"/>
      <text:list xml:id="list3010741909" text:style-name="L19">
        <text:list-item>
          <text:p text:style-name="P429">сложноподчиненные предложения (complex sentences):</text:p>
          <text:list>
            <text:list-item>
              <text:p text:style-name="P429">условные предложения (if-clauses);</text:p>
            </text:list-item>
            <text:list-item>
              <text:p text:style-name="P429">придаточные поясняющие предложения (relative clauses);</text:p>
            </text:list-item>
            <text:list-item>
              <text:p text:style-name="P429">косвенная речь (reported speech);</text:p>
              <text:p text:style-name="P429"/>
            </text:list-item>
          </text:list>
        </text:list-item>
        <text:list-item>
          <text:p text:style-name="P429">сложносочиненные предложения <text:span text:style-name="T322">(compound sentences)</text:span>;</text:p>
        </text:list-item>
      </text:list>
      <text:p text:style-name="P367"/>
      <text:p text:style-name="P368">Предложение, в котором одна часть является главной, а другая — зависимой, называется сложноподчиненным. А если обе части равноправны (ни одна часть не зависит по смыслу от другой), то такие предложения называются сложносочиненными.</text:p>
      <text:p text:style-name="P368"/>
      <text:p text:style-name="P138">Условные предложения</text:p>
      <text:p text:style-name="P368"/>
      <text:p text:style-name="P238"><text:span text:style-name="T324">Условн</text:span><text:span text:style-name="T327">ое</text:span><text:span text:style-name="T324"> предложени</text:span><text:span text:style-name="T327">е</text:span><text:span text:style-name="T324"> 0го типа описыва</text:span><text:span text:style-name="T327">е</text:span><text:span text:style-name="T324">т реальн</text:span><text:span text:style-name="T327">ую</text:span><text:span text:style-name="T324"> ситуаци</text:span><text:span text:style-name="T327">ю</text:span><text:span text:style-name="T324">. Обе части переводятся настоящим. В обеих частях глагол стоит в форме Present Simple.</text:span></text:p>
      <text:p text:style-name="P369"/>
      <text:p text:style-name="P88">If I <text:span text:style-name="T5">am</text:span> home, I always <text:span text:style-name="T5">watch</text:span> TV — Если я дома, я всегда смотрю ТВ.</text:p>
      <text:p text:style-name="P369"/>
      <text:p text:style-name="P370">Условное предложение 1го типа говорит о будущем. Обе части переводятся будущим. </text:p>
      <text:p text:style-name="P370">В условной части глагол <text:span text:style-name="T325">стоит </text:span>в Present Simple или Present Perfect.</text:p>
      <text:p text:style-name="P368"/>
      <text:p text:style-name="P91">If I <text:span text:style-name="T5">am</text:span> home tomorrow, I <text:span text:style-name="T5">will watch</text:span> TV — Если я буду завтра дома, я посмотрю ТВ.</text:p>
      <text:p text:style-name="P89"/>
      <text:p text:style-name="P180">Условное предложение 2го типа описывает нереальные ситуации в настоящем или будущем.</text:p>
      <text:p text:style-name="P236"><text:span text:style-name="T230">В условной части глагол </text:span><text:span text:style-name="T233">стоит </text:span><text:span text:style-name="T234">в</text:span><text:span text:style-name="T233"> </text:span><text:span text:style-name="T232">Past Simple</text:span><text:span text:style-name="T231">, а главн</text:span><text:span text:style-name="T233">ая часть содержит would + инфинитив.</text:span></text:p>
      <text:p text:style-name="P89"/>
      <text:p text:style-name="P91">If I <text:span text:style-name="T5">were</text:span> home, I <text:span text:style-name="T5">would watch</text:span> TV — Если бы я был дома, я бы посмотрел ТВ.</text:p>
      <text:p text:style-name="P90"/>
      <text:p text:style-name="P181">Условное предложение 3го типа <text:span text:style-name="T326">выражает сожаление о прошлом (то, чего уже не изменишь).</text:span></text:p>
      <text:p text:style-name="P237"><text:span text:style-name="T233">Переводится также, как и 2й тип. Но в условной части глагол </text:span><text:span text:style-name="T234">стоит </text:span><text:span text:style-name="T233">в Past Perfect, </text:span></text:p>
      <text:p text:style-name="P182">а в главная часть содержит would + перфектный инфинитив.</text:p>
      <text:p text:style-name="P92"/>
      <text:p text:style-name="P371"><text:span text:style-name="T34">I</text:span><text:span text:style-name="T23">f I </text:span><text:span text:style-name="T42">had</text:span><text:span text:style-name="T23"> </text:span><text:span text:style-name="T42">been</text:span><text:span text:style-name="T23"> home yesterday, I </text:span><text:span text:style-name="T42">would</text:span><text:span text:style-name="T23"> </text:span><text:span text:style-name="T42">have</text:span><text:span text:style-name="T23"> </text:span><text:span text:style-name="T42">watched</text:span><text:span text:style-name="T23"> TV — </text:span></text:p>
      <text:p text:style-name="P91"><text:soft-page-break/>Если бы я был дома вчера, я бы посмотрел телевизор (с сожалением)</text:p>
      <text:p text:style-name="P92"/>
      <text:p text:style-name="P239"><text:span text:style-name="T236">Условное предложение смешанного типа комбинирует в своих </text:span><text:span text:style-name="T239">частях</text:span><text:span text:style-name="T236"> </text:span><text:span text:style-name="T239">2й и 3й типы, </text:span></text:p>
      <text:p text:style-name="P239"><text:span text:style-name="T239">но по разному</text:span><text:span text:style-name="T236">. </text:span><text:span text:style-name="T239">В</text:span><text:span text:style-name="T237">сегда </text:span><text:span text:style-name="T238">описывает</text:span><text:span text:style-name="T237"> только нереальны</text:span><text:span text:style-name="T238">е</text:span><text:span text:style-name="T237"> ситуаци</text:span><text:span text:style-name="T238">и</text:span><text:span text:style-name="T237">.</text:span></text:p>
      <text:p text:style-name="P430"/>
      <text:p text:style-name="P51"><text:span text:style-name="T329">Herald </text:span><text:span text:style-name="T16">would have sent</text:span><text:span text:style-name="T329"> us a Christmas card if he </text:span><text:span text:style-name="T16">knew</text:span><text:span text:style-name="T329"> our address — Гарольд послал бы нам рождественскую открытку, если бы знал наш адрес </text:span><text:span text:style-name="T330">(if-часть 2й тип, главная — 3й тип)</text:span><text:span text:style-name="T329">.</text:span></text:p>
      <text:p text:style-name="P431"/>
      <text:p text:style-name="P52"><text:span text:style-name="T328">If I </text:span><text:span text:style-name="T17">had</text:span><text:span text:style-name="T330"> </text:span><text:span text:style-name="T17">studied</text:span><text:span text:style-name="T328"> better at school, I </text:span><text:span text:style-name="T17">wouldn`t work</text:span><text:span text:style-name="T328"> at McDonald’s now — Если бы я лучше учился </text:span></text:p>
      <text:p text:style-name="P52"><text:span text:style-name="T328">в школе, я бы сейчас не работал в Макдональдсе </text:span><text:span text:style-name="T330">(if-часть 3й тип, главная — 2й тип)</text:span><text:span text:style-name="T328">.</text:span></text:p>
      <text:p text:style-name="P431"/>
      <text:p text:style-name="P139"><text:span text:style-name="T235">С</text:span><text:span text:style-name="T208">лова unless и wish в условных предложениях</text:span></text:p>
      <text:p text:style-name="P432"/>
      <text:p text:style-name="P372"><text:span text:style-name="T208">Unless означает «если не». Им часто заменяют </text:span><text:span text:style-name="T242">связку </text:span><text:span text:style-name="T208">if not </text:span><text:span text:style-name="T241">в условных предложениях</text:span><text:span text:style-name="T208">.</text:span></text:p>
      <text:p text:style-name="P431"/>
      <text:p text:style-name="P263"><text:span text:style-name="T328">You can go home </text:span><text:span text:style-name="T15">if</text:span><text:span text:style-name="T328"> you </text:span><text:span text:style-name="T80">do</text:span><text:span text:style-name="T15"> n</text:span><text:span text:style-name="T14">o</text:span><text:span text:style-name="T15">t </text:span><text:span text:style-name="T80">want</text:span><text:span text:style-name="T328"> to stay / You can go home </text:span><text:span text:style-name="T15">unless</text:span><text:span text:style-name="T328"> you want to stay — </text:span></text:p>
      <text:p text:style-name="P285">Ты можешь идти домой, <text:span text:style-name="T5">если не</text:span> хочешь оставаться.</text:p>
      <text:p text:style-name="P263"/>
      <text:p text:style-name="P263"><text:span text:style-name="T15">If</text:span><text:span text:style-name="T328"> I was </text:span><text:span text:style-name="T15">n</text:span><text:span text:style-name="T13">o</text:span><text:span text:style-name="T15">t</text:span><text:span text:style-name="T328"> so hungry, I wouldn’t eat that food / </text:span><text:span text:style-name="T15">Unless</text:span><text:span text:style-name="T328"> I was so hungry, I wouldn’t eat that food — </text:span><text:span text:style-name="T15">Если</text:span><text:span text:style-name="T328"> бы я </text:span><text:span text:style-name="T15">не</text:span><text:span text:style-name="T328"> была такой голодной, я бы не ела эту еду.</text:span></text:p>
      <text:p text:style-name="P431"/>
      <text:p text:style-name="P240"><text:span text:style-name="T235">W</text:span><text:span text:style-name="T240">ish в прямом переводе означает «желаю», но в условных предложения оно вражает сожаление и переводится как «жаль</text:span><text:span text:style-name="T243"> </text:span><text:span text:style-name="T240">не».</text:span></text:p>
      <text:p text:style-name="P431"/>
      <text:p text:style-name="P286"><text:span text:style-name="T328">I </text:span><text:span text:style-name="T15">wish</text:span><text:span text:style-name="T328"> I earned </text:span><text:span text:style-name="T333">$</text:span><text:span text:style-name="T328">10 00</text:span><text:span text:style-name="T335">0</text:span><text:span text:style-name="T328"> in a month — </text:span><text:span text:style-name="T15">Жаль</text:span><text:span text:style-name="T328">, что я </text:span><text:span text:style-name="T15">не</text:span><text:span text:style-name="T328"> зарабатываю </text:span><text:span text:style-name="T333">$</text:span><text:span text:style-name="T328">10 </text:span><text:span text:style-name="T335">0</text:span><text:span text:style-name="T328">00 в месяц.</text:span></text:p>
      <text:p text:style-name="P241"><text:span text:style-name="T165">(досл. «Я бы желал разабатывать $10 0</text:span><text:span text:style-name="T166">0</text:span><text:span text:style-name="T165">0 в месяц»)</text:span></text:p>
      <text:p text:style-name="P286"/>
      <text:p text:style-name="P286"><text:span text:style-name="T328">I </text:span><text:span text:style-name="T80">wish</text:span><text:span text:style-name="T328"> I had </text:span><text:span text:style-name="T80">n</text:span><text:span text:style-name="T81">o</text:span><text:span text:style-name="T80">t</text:span><text:span text:style-name="T328"> eaten so much sushi yesterday — Жаль, что я съела вчера столько суши.</text:span></text:p>
      <text:p text:style-name="P287"><text:span text:style-name="T328">(</text:span>частица not, после had, инвертирует отрицание <text:span text:style-name="T338">в</text:span> wish)</text:p>
      <text:p text:style-name="P431"/>
      <text:p text:style-name="P373"><text:span text:style-name="T334">Когда</text:span><text:span text:style-name="T332"> хочется</text:span><text:span text:style-name="T331">, чтобы случилось </text:span><text:span text:style-name="T337">желаемое</text:span><text:span text:style-name="T331">, </text:span><text:span text:style-name="T332">можно использ.</text:span><text:span text:style-name="T331"> if only </text:span><text:span text:style-name="T332">+ глагол в Past Simple</text:span><text:span text:style-name="T331">.</text:span></text:p>
      <text:p text:style-name="P374">Также if only может заменять I wish (по смыслу почти одинаково).</text:p>
      <text:p text:style-name="P373"/>
      <text:p text:style-name="P94">If only we <text:span text:style-name="T331">could find</text:span> a taxi! — Эх, если бы мы могли найти такси! <text:span text:style-name="T332">(could вместо would)</text:span></text:p>
      <text:p text:style-name="P93">If only I earned <text:span text:style-name="T335">$</text:span>10 00<text:span text:style-name="T335">0</text:span> in a month — <text:span text:style-name="T335">Если бы я зарабатывал 10 000 в месяц.</text:span></text:p>
      <text:p text:style-name="P93"/>
      <text:p text:style-name="P433">Сожаления о настоящем: I wish + Past Simple (грамматика 2го типа).</text:p>
      <text:p text:style-name="P450">I wish I could fly like a bird — Жаль, что я не летаю, как птица.</text:p>
      <text:p text:style-name="P433"/>
      <text:p text:style-name="P404"><text:span text:style-name="T244">Сожаления о прошлом: I wish + Past Perfect (грамматика 3го типа).</text:span></text:p>
      <text:p text:style-name="P451"><text:span text:style-name="T336">I wish I had talked to Mike yesterday — Жаль, что я не поговорила с Майком вчера.</text:span></text:p>
      <text:p text:style-name="P433"/>
      <text:p text:style-name="P404"><text:span text:style-name="T244">Сожаления о настоящем из-за другого человека: I wish + could + инфинитив.</text:span></text:p>
      <text:p text:style-name="P451"><text:span text:style-name="T336">I wish you could make me happy — </text:span><text:span text:style-name="T337">Ж</text:span><text:span text:style-name="T336">аль, что ты не можешь сделать меня счастливой.</text:span></text:p>
      <text:p text:style-name="P404"><text:span text:style-name="T244"/></text:p>
      <text:p text:style-name="P449"><text:span text:style-name="T208">Сожаления о прошлом из-за другого человека: I wish + мод. глагол + перфектный инфинитив.</text:span></text:p>
      <text:p text:style-name="P450">I wish we could have worked it out — Жаль, что мы не смогли это уладить.</text:p>
      <text:p text:style-name="P449"><text:span text:style-name="T208"/></text:p>
      <text:p text:style-name="P434">Когда хочется, чтобы кто-то выполнил желаемое в будущем: I wish + would + инфинитив.</text:p>
      <text:p text:style-name="P453">I wish you would stop smoking — Я бы хотела, чтобы ты перестал курить.</text:p>
      <text:p text:style-name="P453"/>
      <text:p text:style-name="P445"/>
      <text:p text:style-name="P461">Придаточные определительные предложения</text:p>
      <text:p text:style-name="P435"/>
      <text:p text:style-name="P436">Это небольшие, поясняющие предложения, которые сообщают дополнительную </text:p>
      <text:p text:style-name="P436">информацию о человеке или предмете.</text:p>
      <text:p text:style-name="P436"/>
      <text:p text:style-name="P405"><text:span text:style-name="T247">Если к союзам who, wich, that относится предлог, то он </text:span><text:span text:style-name="T248">остается</text:span><text:span text:style-name="T247"> в конце придаточного предложения, </text:span><text:span text:style-name="T249">даже если сам союз выпадет.</text:span></text:p>
      <text:p text:style-name="P437"/>
      <text:p text:style-name="P454">Do you know the woman (who/that) Tom is talking <text:span text:style-name="T5">to</text:span>? — Ты знаешь женщину, </text:p>
      <text:p text:style-name="P454"><text:span text:style-name="T5">с которой</text:span> говорит Том?</text:p>
      <text:p text:style-name="P454"/>
      <text:p text:style-name="P406"><text:span text:style-name="T245">Союзы whose, whom, where обычно не выпадают вовсе.</text:span></text:p>
      <text:p text:style-name="P455"/>
      <text:p text:style-name="P455">It was the village where I wanted to meet my old age — Это была деревня, где я хотел</text:p>
      <text:p text:style-name="P455">встретить свою старость. (несмотря на то, что в придаточном предложение есть и подлежащее, и сказуемое, союз where не убирают, т. к. он необходим по смыслу)</text:p>
      <text:p text:style-name="P455"/>
      <text:p text:style-name="P438">Союз whom — это формальный вариант слова who. В речи практичечески не используется.</text:p>
      <text:p text:style-name="P438">Этот союз появляется только в том случае, если перед <text:span text:style-name="T339">ним </text:span>будет стоять предлог. </text:p>
      <text:p text:style-name="P438"/>
      <text:p text:style-name="P455">The boy <text:span text:style-name="T5">with whom</text:span> we usually play football broke his leg last week — </text:p>
      <text:p text:style-name="P455">Мальчик, с которым мы обычно играем в футбол, сломал ногу на прошлой неделе.</text:p>
      <text:p text:style-name="P406"><text:span text:style-name="T246"/></text:p>
      <text:p text:style-name="P460"><text:span text:style-name="T246">Е</text:span><text:span text:style-name="T208">сли предлог сместить в конец придаточного предложения, то whom превратиться </text:span></text:p>
      <text:p text:style-name="P460"><text:span text:style-name="T208">в who и его можно будет убрать.</text:span></text:p>
      <text:p text:style-name="P407"><text:span text:style-name="T246"/></text:p>
      <text:p text:style-name="P452"><text:span text:style-name="T339">The boy </text:span><text:span text:style-name="T96">(</text:span><text:span text:style-name="T94">who</text:span><text:span text:style-name="T96">) </text:span><text:span text:style-name="T97">we usually play football </text:span><text:span text:style-name="T95">with</text:span><text:span text:style-name="T339"> broke his leg last week — </text:span></text:p>
      <text:p text:style-name="P452"><text:span text:style-name="T339">Мальчик, </text:span><text:span text:style-name="T97">с которм мы обычно играем в футбол</text:span><text:span text:style-name="T339">, сломал ногу на прошлой неделе.</text:span></text:p>
      <text:p text:style-name="P438"/>
      <text:p text:style-name="P408"><text:span text:style-name="T261">Косвенна речь</text:span></text:p>
      <text:p text:style-name="P446"/>
      <text:p text:style-name="P447"><text:span text:style-name="T341">Грамматически, </text:span>Present <text:span text:style-name="T342">меняется </text:span>на Past, <text:span text:style-name="T341">н</text:span><text:span text:style-name="T340">о перевод остается в настоящем.</text:span></text:p>
      <text:p text:style-name="P448"/>
      <text:p text:style-name="P410"><text:span text:style-name="T60">(</text:span><text:span text:style-name="T53">I live in </text:span><text:span text:style-name="T52">Bali</text:span><text:span text:style-name="T60">)</text:span><text:span text:style-name="T59"> </text:span><text:span text:style-name="T58">H</text:span><text:span text:style-name="T54">e said that he </text:span><text:span text:style-name="T44">lived</text:span><text:span text:style-name="T54"> in </text:span><text:span text:style-name="T52">Bali</text:span><text:span text:style-name="T54"> — Он сказал, что </text:span><text:span text:style-name="T44">живет</text:span><text:span text:style-name="T54"> </text:span><text:span text:style-name="T55">на</text:span><text:span text:style-name="T54"> </text:span><text:span text:style-name="T52">Бали</text:span><text:span text:style-name="T54">.</text:span></text:p>
      <text:p text:style-name="P411"><text:span text:style-name="T60">(</text:span><text:span text:style-name="T52">I am </text:span><text:span text:style-name="T57">flying</text:span><text:span text:style-name="T52"> to Bali</text:span><text:span text:style-name="T60">)</text:span><text:span text:style-name="T59"> </text:span><text:span text:style-name="T58">H</text:span><text:span text:style-name="T52">e said that he </text:span><text:span text:style-name="T46">was </text:span><text:span text:style-name="T48">flying</text:span><text:span text:style-name="T52"> to Bali — Он сказал, что </text:span><text:span text:style-name="T48">летит</text:span><text:span text:style-name="T52"> на Бали.</text:span></text:p>
      <text:p text:style-name="P410"><text:span text:style-name="T60">(</text:span><text:span text:style-name="T53">I have been to </text:span><text:span text:style-name="T52">Bali</text:span><text:span text:style-name="T60">)</text:span><text:span text:style-name="T59"> </text:span><text:span text:style-name="T58">H</text:span><text:span text:style-name="T56">e said that he </text:span><text:span text:style-name="T45">had been</text:span><text:span text:style-name="T56"> to </text:span><text:span text:style-name="T52">Bali</text:span><text:span text:style-name="T56"> — Он сказал, что </text:span><text:span text:style-name="T45">бывал</text:span><text:span text:style-name="T56"> на </text:span><text:span text:style-name="T52">Бали</text:span><text:span text:style-name="T56">.</text:span></text:p>
      <text:p text:style-name="P447"/>
      <text:p text:style-name="P448">Past Simple и Past Continuous меняются на Past Perfect и Past Perfect Continuous.</text:p>
      <text:p text:style-name="P448">Past Perfect не меняется.</text:p>
      <text:p text:style-name="P439"/>
      <text:p text:style-name="P409"><text:span text:style-name="T41">(</text:span><text:span text:style-name="T35">I lived in </text:span><text:span text:style-name="T36">Bali</text:span><text:span text:style-name="T41">)</text:span><text:span text:style-name="T40"> </text:span><text:span text:style-name="T39">H</text:span><text:span text:style-name="T37">e said that he </text:span><text:span text:style-name="T45">had lived</text:span><text:span text:style-name="T37"> in </text:span><text:span text:style-name="T36">Bali</text:span><text:span text:style-name="T37"> — Он сказала, что </text:span><text:span text:style-name="T45">жил</text:span><text:span text:style-name="T37"> на </text:span><text:span text:style-name="T36">Bali</text:span><text:span text:style-name="T37">.</text:span></text:p>
      <text:p text:style-name="P412"><text:span text:style-name="T41">(</text:span><text:span text:style-name="T36">I was </text:span><text:span text:style-name="T38">flying</text:span><text:span text:style-name="T36"> to Bali</text:span><text:span text:style-name="T41">)</text:span><text:span text:style-name="T40"> </text:span><text:span text:style-name="T39">H</text:span><text:span text:style-name="T36">e said that he </text:span><text:span text:style-name="T46">had been </text:span><text:span text:style-name="T49">flying</text:span><text:span text:style-name="T36"> to Bali </text:span><text:span text:style-name="T37">—</text:span><text:span text:style-name="T36"> Она сказал, что </text:span><text:span text:style-name="T49">летел</text:span><text:span text:style-name="T36"> на Бали.</text:span></text:p>
      <text:p text:style-name="P440"/>
      <text:p text:style-name="P410"><text:span text:style-name="T250">Future</text:span><text:span text:style-name="T251"> меня</text:span><text:span text:style-name="T250">е</text:span><text:span text:style-name="T251">тся на Future-in-the-</text:span><text:span text:style-name="T253">P</text:span><text:span text:style-name="T251">ast. </text:span><text:span text:style-name="T250">(</text:span><text:span text:style-name="T252">вместо </text:span><text:span text:style-name="T250">will </text:span><text:span text:style-name="T252">будет</text:span><text:span text:style-name="T250"> would </text:span><text:span text:style-name="T252">и пр.</text:span><text:span text:style-name="T250">)</text:span></text:p>
      <text:p text:style-name="P410"><text:span text:style-name="T41">(</text:span><text:span text:style-name="T35">I will </text:span><text:span text:style-name="T38">fly</text:span><text:span text:style-name="T35"> to </text:span><text:span text:style-name="T36">Bali</text:span><text:span text:style-name="T41">)</text:span><text:span text:style-name="T40"> </text:span><text:span text:style-name="T39">H</text:span><text:span text:style-name="T35">e said that he </text:span><text:span text:style-name="T47">would </text:span><text:span text:style-name="T49">fly</text:span><text:span text:style-name="T35"> to </text:span><text:span text:style-name="T36">Bali</text:span><text:span text:style-name="T35"> — Он сказала, что </text:span><text:span text:style-name="T49">полетит</text:span><text:span text:style-name="T35"> на </text:span><text:span text:style-name="T36">Бали</text:span><text:span text:style-name="T35">.</text:span></text:p>
      <text:p text:style-name="P442"><text:span text:style-name="T252"/></text:p>
      <text:p text:style-name="P414"><text:span text:style-name="T254">В </text:span><text:span text:style-name="T256">специальных </text:span><text:span text:style-name="T254">вопросах, предложение перестраивается в утвердительную форму. </text:span></text:p>
      <text:p text:style-name="P414"><text:span text:style-name="T254">Вопросительное слов</text:span><text:span text:style-name="T255">о</text:span><text:span text:style-name="T254"> сохраняется и ставится на место that.</text:span></text:p>
      <text:p text:style-name="P459"/>
      <text:p text:style-name="P459"><text:span text:style-name="T343">(</text:span>Who did you call?<text:span text:style-name="T343">)</text:span> <text:span text:style-name="T343">H</text:span>e asked me who I <text:span text:style-name="T5">had called</text:span> — <text:span text:style-name="T343">Он спросила, кому я </text:span><text:span text:style-name="T18">звонил</text:span><text:span text:style-name="T343">.</text:span></text:p>
      <text:p text:style-name="P413"><text:span text:style-name="T41">(</text:span><text:span text:style-name="T40">Why are you waiting here?</text:span><text:span text:style-name="T41">)</text:span><text:span text:style-name="T40"> </text:span><text:span text:style-name="T41">H</text:span><text:span text:style-name="T40">e asked why I </text:span><text:span text:style-name="T50">was waiting</text:span><text:span text:style-name="T40"> there — </text:span><text:span text:style-name="T41">Он спросил, почему я там </text:span><text:span text:style-name="T51">жду</text:span><text:span text:style-name="T41">.</text:span></text:p>
      <text:p text:style-name="P459"/>
      <text:p text:style-name="P443"><text:soft-page-break/>В общих вопросах схема та же, но вместо вопросительного слова (чтобы заполнить пустую ячейка) ставиться if или whether, которое означает «ли».</text:p>
      <text:p text:style-name="P441"/>
      <text:p text:style-name="P456"><text:span text:style-name="T344">(</text:span>Do you like apples?<text:span text:style-name="T344">) </text:span>He asked <text:span text:style-name="T5">if</text:span> we <text:span text:style-name="T5">liked</text:span> apples — <text:span text:style-name="T344">Она спросил, </text:span><text:span text:style-name="T19">любим</text:span><text:span text:style-name="T344"> </text:span><text:span text:style-name="T19">ли</text:span><text:span text:style-name="T344"> мы яблоки.</text:span></text:p>
      <text:p text:style-name="P456"/>
      <text:p text:style-name="P458"><text:span text:style-name="T344">(</text:span>Have you seen Tom today?<text:span text:style-name="T344">) </text:span>Martha asked <text:span text:style-name="T5">if</text:span> I <text:span text:style-name="T5">had seen</text:span> Tom that day — </text:p>
      <text:p text:style-name="P458"><text:span text:style-name="T344">Марта спросила, </text:span><text:span text:style-name="T19">видел</text:span><text:span text:style-name="T344"> </text:span><text:span text:style-name="T19">ли</text:span><text:span text:style-name="T344"> я Тома в тот день.</text:span></text:p>
      <text:p text:style-name="P457"/>
      <text:p text:style-name="P444">Придаточные предложения с that-clause..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25T18:30:02.327333025</meta:creation-date>
    <meta:generator>LibreOffice/6.4.7.2$Linux_X86_64 LibreOffice_project/40$Build-2</meta:generator>
    <dc:date>2025-03-04T18:27:15.498911895</dc:date>
    <meta:editing-duration>P1DT1H4M19S</meta:editing-duration>
    <meta:editing-cycles>412</meta:editing-cycles>
    <meta:document-statistic meta:table-count="2" meta:image-count="0" meta:object-count="0" meta:page-count="19" meta:paragraph-count="608" meta:word-count="6190" meta:character-count="38070" meta:non-whitespace-character-count="32191"/>
  </office:meta>
</office:document-meta>
</file>